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paragraph-rsid="00045a8a" style:font-size-asian="9pt" style:font-size-complex="9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9pt" style:font-size-asian="9pt" style:font-size-complex="9pt"/>
    </style:style>
    <style:style style:name="P8" style:family="paragraph" style:parent-style-name="Standard">
      <style:paragraph-properties fo:break-before="page"/>
      <style:text-properties fo:font-size="9pt" style:font-size-asian="9pt" style:font-size-complex="9pt"/>
    </style:style>
    <style:style style:name="P9" style:family="paragraph" style:parent-style-name="Standard">
      <style:paragraph-properties fo:break-before="page"/>
      <style:text-properties fo:font-size="9pt" officeooo:paragraph-rsid="00045a8a" style:font-size-asian="9pt" style:font-size-complex="9pt"/>
    </style:style>
    <style:style style:name="T1" style:family="text">
      <style:text-properties fo:color="#3f7f5f" style:font-name="Consolas" fo:font-size="10pt" style:font-size-asian="10pt"/>
    </style:style>
    <style:style style:name="T2" style:family="text">
      <style:text-properties fo:color="#3f7f5f" style:font-name="Consolas" fo:font-size="10pt" fo:font-weight="bold" style:font-size-asian="10pt" style:font-weight-asian="bold"/>
    </style:style>
    <style:style style:name="T3" style:family="text">
      <style:text-properties fo:color="#3f7f5f" style:font-name="Consolas"/>
    </style:style>
    <style:style style:name="T4" style:family="text">
      <style:text-properties fo:color="#3f7f5f" style:font-name="Consolas" fo:font-weight="bold" style:font-weight-asian="bold"/>
    </style:style>
    <style:style style:name="T5" style:family="text">
      <style:text-properties fo:color="#7f0055" style:font-name="Consolas" fo:font-size="10pt" fo:font-weight="bold" style:font-size-asian="10pt" style:font-weight-asian="bold"/>
    </style:style>
    <style:style style:name="T6" style:family="text">
      <style:text-properties fo:color="#7f0055" style:font-name="Consolas" fo:font-weight="bold" style:font-weight-asian="bold"/>
    </style:style>
    <style:style style:name="T7" style:family="text">
      <style:text-properties fo:color="#000000" style:font-name="Consolas" fo:font-size="10pt" style:font-size-asian="10pt"/>
    </style:style>
    <style:style style:name="T8" style:family="text">
      <style:text-properties fo:color="#000000" style:font-name="Consolas" fo:font-size="10pt" style:font-size-asian="10pt" fo:background-color="#a5f9ab"/>
    </style:style>
    <style:style style:name="T9" style:family="text">
      <style:text-properties fo:color="#000000" style:font-name="Consolas" fo:font-size="10pt" style:font-size-asian="10pt" fo:background-color="#fc7272"/>
    </style:style>
    <style:style style:name="T10" style:family="text">
      <style:text-properties fo:color="#000000" style:font-name="Consolas" fo:font-size="10pt" fo:font-weight="bold" style:font-size-asian="10pt" style:font-weight-asian="bold"/>
    </style:style>
    <style:style style:name="T11" style:family="text">
      <style:text-properties fo:color="#000000" style:font-name="Consolas"/>
    </style:style>
    <style:style style:name="T12" style:family="text">
      <style:text-properties fo:color="#000000" style:font-name="Consolas" fo:background-color="#a5f9ab"/>
    </style:style>
    <style:style style:name="T13" style:family="text">
      <style:text-properties fo:color="#000000" style:font-name="Consolas" fo:font-weight="bold" style:font-weight-asian="bold"/>
    </style:style>
    <style:style style:name="T14" style:family="text">
      <style:text-properties fo:color="#000000" style:font-name="Consolas" fo:background-color="#fc7272"/>
    </style:style>
    <style:style style:name="T15" style:family="text">
      <style:text-properties fo:color="#000080" style:font-name="Consolas" fo:font-size="10pt" fo:font-weight="bold" style:font-size-asian="10pt" style:font-weight-asian="bold"/>
    </style:style>
    <style:style style:name="T16" style:family="text">
      <style:text-properties fo:color="#000080" style:font-name="Consolas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-- A client of a Kid2Kid store.</text:span></text:p>
      <text:p text:style-name="P6"><text:span text:style-name="T3">-- A client may as well be a supplier of products.</text:span></text:p>
      <text:p text:style-name="P6"><text:span text:style-name="T6">class</text:span><text:span text:style-name="T11"> Clien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6">values</text:span></text:p>
      <text:p text:style-name="P6"><text:span text:style-name="T6">instance variables</text:span></text:p>
      <text:p text:style-name="P6"><text:span text:style-name="T11"><text:tab/></text:span><text:span text:style-name="T6">static</text:span><text:span text:style-name="T11"> idCounter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id: </text:span><text:span text:style-name="T6">nat1</text:span><text:span text:style-name="T11">;</text:span></text:p>
      <text:p text:style-name="P6"><text:span text:style-name="T11"><text:tab/>name: NotEmptyString;</text:span></text:p>
      <text:p text:style-name="P6"><text:span text:style-name="T11"><text:tab/>boughtProducts: </text:span><text:span text:style-name="T6">set</text:span><text:span text:style-name="T11"> </text:span><text:span text:style-name="T6">of</text:span><text:span text:style-name="T11"> Product := </text:span><text:span text:style-name="T12">{</text:span><text:span text:style-name="T11">};</text:span></text:p>
      <text:p text:style-name="P6"><text:span text:style-name="T11"><text:tab/>soldProducts: </text:span><text:span text:style-name="T6">set</text:span><text:span text:style-name="T11"> </text:span><text:span text:style-name="T6">of</text:span><text:span text:style-name="T11"> Product := </text:span><text:span text:style-name="T12">{</text:span><text:span text:style-name="T11">};</text:span></text:p>
      <text:p text:style-name="P6"><text:span text:style-name="T11"><text:tab/>boughtGiftCards: </text:span><text:span text:style-name="T6">set</text:span><text:span text:style-name="T11"> </text:span><text:span text:style-name="T6">of</text:span><text:span text:style-name="T11"> GiftCard := </text:span><text:span text:style-name="T12">{</text:span><text:span text:style-name="T11">};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Client: NotEmptyString ==&gt; Client</text:span></text:p>
      <text:p text:style-name="P6"><text:span text:style-name="T11"><text:tab/>Client(nameSeq) ==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name</text:span><text:span text:style-name="T11">:=</text:span><text:span text:style-name="T12">nameSeq</text:span><text:span text:style-name="T11">;</text:span></text:p>
      <text:p text:style-name="P6"><text:span text:style-name="T11"><text:tab/><text:tab/><text:tab/></text:span><text:span text:style-name="T12">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text:tab/></text:span><text:span text:style-name="T12">id</text:span><text:span text:style-name="T11"> := </text:span><text:span text:style-name="T12">idCounter</text:span><text:span text:style-name="T11">; </text:span></text:p>
      <text:p text:style-name="P6"><text:span text:style-name="T11"><text:tab/><text:tab/><text:tab/></text:span><text:span text:style-name="T12">return</text:span><text:span text:style-name="T11"> </text:span><text:span text:style-name="T12">self</text:span><text:span text:style-name="T11">)</text:span></text:p>
      <text:p text:style-name="P6"><text:span text:style-name="T11"><text:tab/><text:tab/><text:tab/> </text:span><text:span text:style-name="T6">pre</text:span><text:span text:style-name="T11"> </text:span><text:span text:style-name="T12">len</text:span><text:span text:style-name="T11"> </text:span><text:span text:style-name="T12">nameSeq</text:span><text:span text:style-name="T11"> </text:span><text:span text:style-name="T12">&gt;</text:span><text:span text:style-name="T11"> </text:span><text:span text:style-name="T12">0</text:span></text:p>
      <text:p text:style-name="P6"><text:span text:style-name="T11"><text:tab/><text:tab/><text:tab/> </text:span><text:span text:style-name="T6">post</text:span><text:span text:style-name="T11"> </text:span><text:span text:style-name="T12">len</text:span><text:span text:style-name="T11"> </text:span><text:span text:style-name="T12">name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/text:p>
      <text:p text:style-name="P6"><text:span text:style-name="T11"><text:tab/><text:tab/><text:tab/> </text:span><text:span text:style-name="T12">id</text:span><text:span text:style-name="T11"> </text:span><text:span text:style-name="T12">=</text:span><text:span text:style-name="T11"> </text:span><text:span text:style-name="T12">idCounter</text:span><text:span text:style-name="T11">~ </text:span><text:span text:style-name="T12">+</text:span><text:span text:style-name="T11"> </text:span><text:span text:style-name="T12">1</text:span><text:span text:style-name="T11"> </text:span><text:span text:style-name="T12">and</text:span></text:p>
      <text:p text:style-name="P6"><text:span text:style-name="T11"><text:tab/><text:tab/><text:tab/> </text:span><text:span text:style-name="T12">boughtProduct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/text:p>
      <text:p text:style-name="P6"><text:span text:style-name="T11"><text:tab/><text:tab/><text:tab/> </text:span><text:span text:style-name="T12">soldProduct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/text:p>
      <text:p text:style-name="P6"><text:span text:style-name="T11"><text:tab/><text:tab/><text:tab/> </text:span><text:span text:style-name="T12">boughtGiftCard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/text:p>
      <text:p text:style-name="P6"><text:span text:style-name="T11"><text:tab/><text:tab/><text:tab/> 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Update name of the client</text:span></text:p>
      <text:p text:style-name="P6"><text:span text:style-name="T11"><text:tab/></text:span><text:span text:style-name="T6">public</text:span><text:span text:style-name="T11"> setName: NotEmptyString ==&gt; ()</text:span></text:p>
      <text:p text:style-name="P6"><text:span text:style-name="T11"><text:tab/><text:tab/>setName(newName) ==</text:span></text:p>
      <text:p text:style-name="P6"><text:span text:style-name="T11"><text:tab/><text:tab/><text:tab/></text:span><text:span text:style-name="T12">name</text:span><text:span text:style-name="T11"> := </text:span><text:span text:style-name="T12">newName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name</text:span><text:span text:style-name="T11"> </text:span><text:span text:style-name="T12">=</text:span><text:span text:style-name="T11"> </text:span><text:span text:style-name="T12">newName</text:span><text:span text:style-name="T11">;</text:span></text:p>
      <text:p text:style-name="P6"><text:span text:style-name="T11"><text:tab/><text:tab/><text:tab/></text:span></text:p>
      <text:p text:style-name="P6"><text:span text:style-name="T11"><text:tab/></text:span><text:span text:style-name="T3">-- Get name of the client<text:tab/><text:tab/></text:span></text:p>
      <text:p text:style-name="P6"><text:span text:style-name="T11"><text:tab/></text:span><text:span text:style-name="T6">public</text:span><text:span text:style-name="T11"> getName: () ==&gt; NotEmptyString</text:span></text:p>
      <text:p text:style-name="P6"><text:span text:style-name="T11"><text:tab/><text:tab/>getName() ==</text:span></text:p>
      <text:p text:style-name="P6"><text:span text:style-name="T11"><text:tab/><text:tab/><text:tab/></text:span><text:span text:style-name="T12">return</text:span><text:span text:style-name="T11"> </text:span><text:span text:style-name="T12">name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name</text:span><text:span text:style-name="T11">;</text:span></text:p>
      <text:p text:style-name="P6"><text:span text:style-name="T11"><text:tab/><text:tab/><text:tab/></text:span></text:p>
      <text:p text:style-name="P6"><text:span text:style-name="T11"><text:tab/></text:span><text:span text:style-name="T3">-- Get id of the clien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Id: () ==&gt; </text:span><text:span text:style-name="T6">nat1</text:span></text:p>
      <text:p text:style-name="P6"><text:span text:style-name="T11"><text:tab/><text:tab/>getId() == </text:span></text:p>
      <text:p text:style-name="P6"><text:span text:style-name="T11"><text:tab/><text:tab/><text:tab/></text:span><text:span text:style-name="T12">return</text:span><text:span text:style-name="T11"> </text:span><text:span text:style-name="T12">id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id</text:span><text:span text:style-name="T11">;</text:span></text:p>
      <text:p text:style-name="P5"/>
      <text:p text:style-name="P6"><text:span text:style-name="T11"><text:tab/></text:span><text:span text:style-name="T3">-- Register that the client bought a product.</text:span></text:p>
      <text:p text:style-name="P6"><text:span text:style-name="T11"><text:tab/></text:span><text:span text:style-name="T6">public</text:span><text:span text:style-name="T11"> buyProduct: Product ==&gt; ()</text:span></text:p>
      <text:p text:style-name="P6"><text:span text:style-name="T11"><text:tab/><text:tab/>buyProduct(product) ==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boughtProducts</text:span><text:span text:style-name="T11"> := </text:span><text:span text:style-name="T12">boughtProducts</text:span><text:span text:style-name="T11"> </text:span><text:span text:style-name="T12">union</text:span><text:span text:style-name="T11"> </text:span><text:span text:style-name="T12">{product</text:span><text:span text:style-name="T11">};</text:span></text:p>
      <text:p text:style-name="P6"><text:span text:style-name="T11"><text:tab/><text:tab/><text:tab/>)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/text:p>
      <text:p text:style-name="P6"><text:span text:style-name="T11"><text:tab/><text:tab/><text:tab/><text:tab/></text:span><text:span text:style-name="T12">card</text:span><text:span text:style-name="T11"> </text:span><text:span text:style-name="T12">boughtProducts</text:span><text:span text:style-name="T11"> </text:span><text:span text:style-name="T12">=</text:span><text:span text:style-name="T11"> </text:span><text:span text:style-name="T12">card</text:span><text:span text:style-name="T11"> </text:span><text:span text:style-name="T12">boughtProducts</text:span><text:span text:style-name="T11">~ </text:span><text:span text:style-name="T12">+</text:span><text:span text:style-name="T11"> </text:span><text:span text:style-name="T12">1</text:span><text:span text:style-name="T11"> </text:span><text:span text:style-name="T3">-- Has one more product bought than previously.</text:span></text:p>
      <text:p text:style-name="P6"><text:span text:style-name="T11"><text:tab/><text:tab/><text:tab/><text:tab/></text:span><text:span text:style-name="T12">and</text:span><text:span text:style-name="T11"> </text:span><text:span text:style-name="T12">product</text:span><text:span text:style-name="T11"> </text:span><text:span text:style-name="T12">in</text:span><text:span text:style-name="T6"> set</text:span><text:span text:style-name="T11"> </text:span><text:span text:style-name="T12">boughtProducts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Register that the client sold a product</text:span></text:p>
      <text:p text:style-name="P6"><text:span text:style-name="T11"><text:tab/></text:span><text:span text:style-name="T6">public</text:span><text:span text:style-name="T11"> sellProduct: Product ==&gt; ()</text:span></text:p>
      <text:p text:style-name="P6"><text:span text:style-name="T11"><text:tab/>sellProduct(product) ==</text:span></text:p>
      <text:p text:style-name="P6"><text:span text:style-name="T11"><text:tab/><text:tab/></text:span><text:span text:style-name="T12">soldProducts</text:span><text:span text:style-name="T11"> := </text:span><text:span text:style-name="T12">soldProducts</text:span><text:span text:style-name="T11"> </text:span><text:span text:style-name="T12">union</text:span><text:span text:style-name="T11"> </text:span><text:span text:style-name="T12">{product</text:span><text:span text:style-name="T11">}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/text:p>
      <text:p text:style-name="P6"><text:soft-page-break/><text:span text:style-name="T11"><text:tab/><text:tab/><text:tab/><text:tab/></text:span><text:span text:style-name="T12">card</text:span><text:span text:style-name="T11"> </text:span><text:span text:style-name="T12">soldProducts</text:span><text:span text:style-name="T11"> </text:span><text:span text:style-name="T12">=</text:span><text:span text:style-name="T11"> </text:span><text:span text:style-name="T12">card</text:span><text:span text:style-name="T11"> </text:span><text:span text:style-name="T12">soldProducts</text:span><text:span text:style-name="T11">~ </text:span><text:span text:style-name="T12">+</text:span><text:span text:style-name="T11"> </text:span><text:span text:style-name="T12">1</text:span><text:span text:style-name="T11"> <text:s/></text:span><text:span text:style-name="T3">-- Has one more product sold than previously.</text:span></text:p>
      <text:p text:style-name="P6"><text:span text:style-name="T11"><text:tab/><text:tab/><text:tab/><text:tab/></text:span><text:span text:style-name="T12">and</text:span><text:span text:style-name="T11"> </text:span><text:span text:style-name="T12">product</text:span><text:span text:style-name="T11"> </text:span><text:span text:style-name="T12">in</text:span><text:span text:style-name="T6"> set</text:span><text:span text:style-name="T11"> </text:span><text:span text:style-name="T12">soldProducts</text:span><text:span text:style-name="T11">;</text:span></text:p>
      <text:p text:style-name="P6"><text:span text:style-name="T11"><text:tab/><text:tab/><text:tab/><text:tab/></text:span></text:p>
      <text:p text:style-name="P6"><text:span text:style-name="T11"><text:tab/></text:span><text:span text:style-name="T3">-- Register that the client bought a gift card</text:span></text:p>
      <text:p text:style-name="P6"><text:span text:style-name="T11"><text:tab/></text:span><text:span text:style-name="T6">public</text:span><text:span text:style-name="T11"> buyGiftCard: GiftCard ==&gt; ()</text:span></text:p>
      <text:p text:style-name="P6"><text:span text:style-name="T11"><text:tab/><text:tab/>buyGiftCard(giftCard) ==</text:span></text:p>
      <text:p text:style-name="P6"><text:span text:style-name="T11"><text:tab/><text:tab/><text:tab/></text:span><text:span text:style-name="T12">boughtGiftCards</text:span><text:span text:style-name="T11"> := </text:span><text:span text:style-name="T12">boughtGiftCards</text:span><text:span text:style-name="T11"> </text:span><text:span text:style-name="T12">union</text:span><text:span text:style-name="T11"> </text:span><text:span text:style-name="T12">{giftCard</text:span><text:span text:style-name="T11">}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card</text:span><text:span text:style-name="T11"> </text:span><text:span text:style-name="T12">boughtGiftCards</text:span><text:span text:style-name="T11"> </text:span><text:span text:style-name="T12">=</text:span><text:span text:style-name="T11"> </text:span><text:span text:style-name="T12">card</text:span><text:span text:style-name="T11"> </text:span><text:span text:style-name="T12">boughtGiftCards</text:span><text:span text:style-name="T11">~ </text:span><text:span text:style-name="T12">+</text:span><text:span text:style-name="T11"> </text:span><text:span text:style-name="T12">1</text:span><text:span text:style-name="T11"> </text:span><text:span text:style-name="T12">and</text:span></text:p>
      <text:p text:style-name="P6"><text:span text:style-name="T11"><text:tab/><text:tab/><text:tab/></text:span><text:span text:style-name="T12">giftCard</text:span><text:span text:style-name="T11"> </text:span><text:span text:style-name="T12">in</text:span><text:span text:style-name="T6"> set</text:span><text:span text:style-name="T11"> </text:span><text:span text:style-name="T12">boughtGiftCard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set of products sold by the client<text:tab/>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ProductsSold: () ==&gt; </text:span><text:span text:style-name="T6">set</text:span><text:span text:style-name="T11"> </text:span><text:span text:style-name="T6">of</text:span><text:span text:style-name="T11"> Product</text:span></text:p>
      <text:p text:style-name="P6"><text:span text:style-name="T11"><text:tab/><text:tab/>getProductsSold() ==</text:span></text:p>
      <text:p text:style-name="P6"><text:span text:style-name="T11"><text:tab/><text:tab/><text:tab/></text:span><text:span text:style-name="T12">return</text:span><text:span text:style-name="T11"> </text:span><text:span text:style-name="T12">soldProducts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oldProduct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set of products bought by the clien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ProductsBought: () ==&gt; </text:span><text:span text:style-name="T6">set</text:span><text:span text:style-name="T11"> </text:span><text:span text:style-name="T6">of</text:span><text:span text:style-name="T11"> Product</text:span></text:p>
      <text:p text:style-name="P6"><text:span text:style-name="T11"><text:tab/><text:tab/>getProductsBought() ==</text:span></text:p>
      <text:p text:style-name="P6"><text:span text:style-name="T11"><text:tab/><text:tab/><text:tab/></text:span><text:span text:style-name="T12">return</text:span><text:span text:style-name="T11"> </text:span><text:span text:style-name="T12">boughtProducts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boughtProduct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set of gift cards bought by the client<text:tab/><text:tab/>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GiftCardsBought: () ==&gt; </text:span><text:span text:style-name="T6">set</text:span><text:span text:style-name="T11"> </text:span><text:span text:style-name="T6">of</text:span><text:span text:style-name="T11"> GiftCard</text:span></text:p>
      <text:p text:style-name="P6"><text:span text:style-name="T11"><text:tab/><text:tab/>getGiftCardsBought() ==</text:span></text:p>
      <text:p text:style-name="P6"><text:span text:style-name="T11"><text:tab/><text:tab/><text:tab/></text:span><text:span text:style-name="T12">return</text:span><text:span text:style-name="T11"> </text:span><text:span text:style-name="T12">boughtGiftCards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boughtGiftCards</text:span><text:span text:style-name="T11">;</text:span></text:p>
      <text:p text:style-name="P2"><text:span text:style-name="T6">end</text:span><text:span text:style-name="T11"> Client</text:span></text:p>
      <text:p text:style-name="P9"><text:span text:style-name="T3">-- Cloths sold in Kid2Kid stores</text:span></text:p>
      <text:p text:style-name="P6"><text:span text:style-name="T6">class</text:span><text:span text:style-name="T11"> Clothing </text:span><text:span text:style-name="T6">is subclass of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ClothingCat = </text:span><text:span text:style-name="T16">&lt;Jeans&gt;</text:span><text:span text:style-name="T11"> | </text:span><text:span text:style-name="T16">&lt;Dresses&gt;</text:span><text:span text:style-name="T11"> | </text:span><text:span text:style-name="T16">&lt;Pajamas&gt;</text:span><text:span text:style-name="T11">;</text:span></text:p>
      <text:p text:style-name="P6"><text:span text:style-name="T6">instance variables</text:span></text:p>
      <text:p text:style-name="P6"><text:span text:style-name="T11"><text:tab/>maxAge: </text:span><text:span text:style-name="T6">nat</text:span><text:span text:style-name="T11">;</text:span></text:p>
      <text:p text:style-name="P6"><text:span text:style-name="T11"><text:tab/>minAge: </text:span><text:span text:style-name="T6">nat</text:span><text:span text:style-name="T11">;</text:span></text:p>
      <text:p text:style-name="P6"><text:span text:style-name="T11"><text:tab/>subCategory: ClothingCat;</text:span></text:p>
      <text:p text:style-name="P6"><text:span text:style-name="T11"><text:tab/></text:span><text:span text:style-name="T6">inv</text:span><text:span text:style-name="T11"> </text:span><text:span text:style-name="T12">minAge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minAge</text:span><text:span text:style-name="T11"> </text:span><text:span text:style-name="T12">&lt;</text:span><text:span text:style-name="T11"> </text:span><text:span text:style-name="T12">13</text:span><text:span text:style-name="T11">; </text:span><text:span text:style-name="T3">-- Kid2Kid only has cloths for children less than 13 years old.</text:span></text:p>
      <text:p text:style-name="P6"><text:span text:style-name="T11"><text:tab/></text:span><text:span text:style-name="T6">inv</text:span><text:span text:style-name="T11"> </text:span><text:span text:style-name="T12">maxAge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maxAge</text:span><text:span text:style-name="T11"> </text:span><text:span text:style-name="T12">&lt;</text:span><text:span text:style-name="T11"> </text:span><text:span text:style-name="T12">13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maxAge</text:span><text:span text:style-name="T11"> </text:span><text:span text:style-name="T12">&gt;=</text:span><text:span text:style-name="T11"> </text:span><text:span text:style-name="T12">minAge</text:span><text:span text:style-name="T11">;</text:span></text:p>
      <text:p text:style-name="P6"><text:span text:style-name="T6">operations</text:span></text:p>
      <text:p text:style-name="P6"><text:span text:style-name="T6">public</text:span><text:span text:style-name="T11"> Clothing: ProductState * [CustomString] * </text:span><text:span text:style-name="T6">nat</text:span><text:span text:style-name="T11"> * </text:span><text:span text:style-name="T6">nat</text:span><text:span text:style-name="T11"> * ClothingCat ==&gt; Clothing</text:span></text:p>
      <text:p text:style-name="P6"><text:span text:style-name="T11"><text:tab/>Clothing(productState, desc, minAgeInput, maxAgeInput, subCategoryInpu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text:span text:style-name="T12">id</text:span><text:span text:style-name="T11"> := </text:span><text:span text:style-name="T12">idCounter</text:span><text:span text:style-name="T11">;</text:span></text:p>
      <text:p text:style-name="P6"><text:span text:style-name="T11"><text:tab/><text:tab/></text:span><text:span text:style-name="T12">state</text:span><text:span text:style-name="T11"> := </text:span><text:span text:style-name="T12">productState</text:span><text:span text:style-name="T11">;</text:span></text:p>
      <text:p text:style-name="P6"><text:span text:style-name="T11"><text:tab/><text:tab/></text:span><text:span text:style-name="T12">description</text:span><text:span text:style-name="T11"> := </text:span><text:span text:style-name="T12">desc</text:span><text:span text:style-name="T11">;</text:span></text:p>
      <text:p text:style-name="P6"><text:span text:style-name="T11"><text:tab/><text:tab/></text:span><text:span text:style-name="T12">minAge</text:span><text:span text:style-name="T11"> := </text:span><text:span text:style-name="T12">minAgeInput</text:span><text:span text:style-name="T11">;</text:span></text:p>
      <text:p text:style-name="P6"><text:span text:style-name="T11"><text:tab/><text:tab/></text:span><text:span text:style-name="T12">maxAge</text:span><text:span text:style-name="T11"> := </text:span><text:span text:style-name="T12">maxAgeInput</text:span><text:span text:style-name="T11">;</text:span></text:p>
      <text:p text:style-name="P6"><text:span text:style-name="T11"><text:tab/><text:tab/></text:span><text:span text:style-name="T12">subCategory</text:span><text:span text:style-name="T11"> := </text:span><text:span text:style-name="T12">subCategoryInput</text:span><text:span text:style-name="T11">;</text:span></text:p>
      <text:p text:style-name="P6"><text:span text:style-name="T11"><text:tab/><text:tab/></text:span><text:span text:style-name="T12">setPrices</text:span><text:span text:style-name="T11">()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/text:p>
      <text:p text:style-name="P6"><text:span text:style-name="T11"><text:tab/><text:tab/><text:tab/></text:span><text:span text:style-name="T12">minAge</text:span><text:span text:style-name="T11"> </text:span><text:span text:style-name="T12">=</text:span><text:span text:style-name="T11"> </text:span><text:span text:style-name="T12">minAgeInput</text:span><text:span text:style-name="T11"> </text:span><text:span text:style-name="T12">and</text:span></text:p>
      <text:p text:style-name="P6"><text:span text:style-name="T11"><text:tab/><text:tab/><text:tab/></text:span><text:span text:style-name="T12">maxAge</text:span><text:span text:style-name="T11"> </text:span><text:span text:style-name="T12">=</text:span><text:span text:style-name="T11"> </text:span><text:span text:style-name="T12">maxAgeInput</text:span><text:span text:style-name="T11"> </text:span><text:span text:style-name="T12">and</text:span></text:p>
      <text:p text:style-name="P6"><text:span text:style-name="T11"><text:tab/><text:tab/><text:tab/></text:span><text:span text:style-name="T12">subCategory</text:span><text:span text:style-name="T11"> </text:span><text:span text:style-name="T12">=</text:span><text:span text:style-name="T11"> </text:span><text:span text:style-name="T12">subCategoryInput</text:span><text:span text:style-name="T11"> </text:span><text:span text:style-name="T12">and</text:span></text:p>
      <text:p text:style-name="P6"><text:span text:style-name="T11"><text:tab/><text:tab/><text:tab/></text:span><text:span text:style-name="T12">state</text:span><text:span text:style-name="T11"> </text:span><text:span text:style-name="T12">=</text:span><text:span text:style-name="T11"> </text:span><text:span text:style-name="T12">productState</text:span><text:span text:style-name="T11"> </text:span><text:span text:style-name="T12">and</text:span></text:p>
      <text:p text:style-name="P6"><text:span text:style-name="T11"><text:tab/><text:tab/><text:tab/>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2"><text:span text:style-name="T6">end</text:span><text:span text:style-name="T11"> Clothing</text:span></text:p>
      <text:p text:style-name="P1"><text:span text:style-name="T11"/></text:p>
      <text:p text:style-name="P6"><text:span text:style-name="T11"/></text:p>
      <text:p text:style-name="P7"><text:span text:style-name="T3">-- A simple date class with only day, year and month</text:span></text:p>
      <text:p text:style-name="P6"><text:span text:style-name="T6">class</text:span><text:span text:style-name="T11"> Date</text:span></text:p>
      <text:p text:style-name="P6"><text:span text:style-name="T6">instance variables</text:span></text:p>
      <text:p text:style-name="P6"><text:span text:style-name="T11"><text:tab/>year : </text:span><text:span text:style-name="T6">nat1</text:span><text:span text:style-name="T11">;</text:span></text:p>
      <text:p text:style-name="P6"><text:span text:style-name="T11"><text:tab/>month: </text:span><text:span text:style-name="T6">nat1</text:span><text:span text:style-name="T11">;</text:span></text:p>
      <text:p text:style-name="P6"><text:span text:style-name="T11"><text:tab/>day : </text:span><text:span text:style-name="T6">nat1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day</text:span><text:span text:style-name="T11"> </text:span><text:span text:style-name="T12">&lt;=</text:span><text:span text:style-name="T11"> </text:span><text:span text:style-name="T12">31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year</text:span><text:span text:style-name="T11"> </text:span><text:span text:style-name="T12">&gt;=</text:span><text:span text:style-name="T11"> </text:span><text:span text:style-name="T12">2000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month</text:span><text:span text:style-name="T11"> </text:span><text:span text:style-name="T12">&lt;=</text:span><text:span text:style-name="T11"> </text:span><text:span text:style-name="T12">12</text:span><text:span text:style-name="T11">;</text:span></text:p>
      <text:p text:style-name="P5"/>
      <text:p text:style-name="P6"><text:span text:style-name="T6">operations</text:span></text:p>
      <text:p text:style-name="P6"><text:span text:style-name="T11"><text:tab/></text:span><text:span text:style-name="T6">public</text:span><text:span text:style-name="T11"> Date: </text:span><text:span text:style-name="T6">nat1</text:span><text:span text:style-name="T11"> * </text:span><text:span text:style-name="T6">nat1</text:span><text:span text:style-name="T11"> * </text:span><text:span text:style-name="T6">nat1</text:span><text:span text:style-name="T11"> ==&gt; Date </text:span></text:p>
      <text:p text:style-name="P6"><text:span text:style-name="T11"><text:tab/>Date(d,m,y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day</text:span><text:span text:style-name="T11"> := </text:span><text:span text:style-name="T12">d</text:span><text:span text:style-name="T11">;</text:span></text:p>
      <text:p text:style-name="P6"><text:span text:style-name="T11"><text:tab/><text:tab/></text:span><text:span text:style-name="T12">month</text:span><text:span text:style-name="T11"> := </text:span><text:span text:style-name="T12">m</text:span><text:span text:style-name="T11">;</text:span></text:p>
      <text:p text:style-name="P6"><text:span text:style-name="T11"><text:tab/><text:tab/></text:span><text:span text:style-name="T12">year</text:span><text:span text:style-name="T11"> := </text:span><text:span text:style-name="T12">y</text:span><text:span text:style-name="T11">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d</text:span><text:span text:style-name="T11"> </text:span><text:span text:style-name="T12">&lt;=</text:span><text:span text:style-name="T11"> </text:span><text:span text:style-name="T12">31</text:span><text:span text:style-name="T11"> </text:span><text:span text:style-name="T12">and</text:span><text:span text:style-name="T11"> </text:span><text:span text:style-name="T12">y</text:span><text:span text:style-name="T11"> </text:span><text:span text:style-name="T12">&gt;=</text:span><text:span text:style-name="T11"> </text:span><text:span text:style-name="T12">2000</text:span><text:span text:style-name="T11"> </text:span><text:span text:style-name="T12">and</text:span><text:span text:style-name="T11"> </text:span><text:span text:style-name="T12">m</text:span><text:span text:style-name="T11"> </text:span><text:span text:style-name="T12">&lt;=</text:span><text:span text:style-name="T11"> </text:span><text:span text:style-name="T12">12</text:span></text:p>
      <text:p text:style-name="P6"><text:span text:style-name="T11"><text:tab/><text:tab/></text:span><text:span text:style-name="T6">post</text:span><text:span text:style-name="T11"> </text:span><text:span text:style-name="T12">day=d</text:span><text:span text:style-name="T11"> </text:span><text:span text:style-name="T12">and</text:span><text:span text:style-name="T11"> </text:span><text:span text:style-name="T12">month=m</text:span><text:span text:style-name="T11"> </text:span><text:span text:style-name="T12">and</text:span><text:span text:style-name="T11"> </text:span><text:span text:style-name="T12">year</text:span><text:span text:style-name="T11"> </text:span><text:span text:style-name="T12">=</text:span><text:span text:style-name="T11"> </text:span><text:span text:style-name="T12">y</text:span><text:span text:style-name="T11"> </text:span><text:span text:style-name="T12">and</text:span><text:span text:style-name="T11"> </text:span><text:span text:style-name="T12">RESULT=self</text:span><text:span text:style-name="T11">;</text:span></text:p>
      <text:p text:style-name="P1"><text:span text:style-name="T6">end</text:span><text:span text:style-name="T11"> Date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6"><text:span text:style-name="T11"/></text:p>
      <text:p text:style-name="P7"><text:span text:style-name="T4">-- Footwear sold in Kid2Kid stores</text:span></text:p>
      <text:p text:style-name="P6"><text:span text:style-name="T6">class</text:span><text:span text:style-name="T11"> Footwear </text:span><text:span text:style-name="T6">is subclass of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FootwearCat = </text:span><text:span text:style-name="T16">&lt;Boots&gt;</text:span><text:span text:style-name="T11"> | </text:span><text:span text:style-name="T16">&lt;Party&gt;</text:span><text:span text:style-name="T11"> | </text:span><text:span text:style-name="T16">&lt;Sports&gt;</text:span><text:span text:style-name="T11">;</text:span></text:p>
      <text:p text:style-name="P6"><text:span text:style-name="T6">instance variables</text:span></text:p>
      <text:p text:style-name="P6"><text:span text:style-name="T11"><text:tab/>size: </text:span><text:span text:style-name="T6">nat</text:span><text:span text:style-name="T11">;</text:span></text:p>
      <text:p text:style-name="P6"><text:span text:style-name="T11"><text:tab/>subCategory: FootwearCat;</text:span></text:p>
      <text:p text:style-name="P6"><text:span text:style-name="T11"><text:tab/></text:span><text:span text:style-name="T6">inv</text:span><text:span text:style-name="T11"> </text:span><text:span text:style-name="T12">size</text:span><text:span text:style-name="T11"> </text:span><text:span text:style-name="T12">&gt;</text:span><text:span text:style-name="T11"> </text:span><text:span text:style-name="T12">15</text:span><text:span text:style-name="T11"> </text:span><text:span text:style-name="T12">and</text:span><text:span text:style-name="T11"> </text:span><text:span text:style-name="T12">size</text:span><text:span text:style-name="T11"> </text:span><text:span text:style-name="T12">&lt;</text:span><text:span text:style-name="T11"> </text:span><text:span text:style-name="T12">45</text:span><text:span text:style-name="T11">;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Footwear: ProductState * [CustomString] * </text:span><text:span text:style-name="T6">nat</text:span><text:span text:style-name="T11"> * FootwearCat ==&gt; Footwear</text:span></text:p>
      <text:p text:style-name="P6"><text:span text:style-name="T11"><text:tab/><text:tab/>Footwear(productState, desc, sizeInput, footwearCat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size</text:span><text:span text:style-name="T11"> := </text:span><text:span text:style-name="T12">sizeInput</text:span><text:span text:style-name="T11">;</text:span></text:p>
      <text:p text:style-name="P6"><text:span text:style-name="T11"><text:tab/><text:tab/><text:tab/></text:span><text:span text:style-name="T12">state</text:span><text:span text:style-name="T11"> := </text:span><text:span text:style-name="T12">productState</text:span><text:span text:style-name="T11">;</text:span></text:p>
      <text:p text:style-name="P6"><text:span text:style-name="T11"><text:tab/><text:tab/><text:tab/></text:span><text:span text:style-name="T12">description</text:span><text:span text:style-name="T11"> := </text:span><text:span text:style-name="T12">desc</text:span><text:span text:style-name="T11">;</text:span></text:p>
      <text:p text:style-name="P6"><text:span text:style-name="T11"><text:tab/><text:tab/><text:tab/></text:span><text:span text:style-name="T12">subCategory</text:span><text:span text:style-name="T11"> := </text:span><text:span text:style-name="T12">footwearCat</text:span><text:span text:style-name="T11">;</text:span></text:p>
      <text:p text:style-name="P6"><text:span text:style-name="T11"><text:tab/><text:tab/><text:tab/></text:span><text:span text:style-name="T12">setPrices</text:span><text:span text:style-name="T11">();</text:span></text:p>
      <text:p text:style-name="P6"><text:span text:style-name="T11"><text:tab/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size</text:span><text:span text:style-name="T11"> </text:span><text:span text:style-name="T12">=</text:span><text:span text:style-name="T11"> </text:span><text:span text:style-name="T12">sizeInput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subCategory</text:span><text:span text:style-name="T11"> </text:span><text:span text:style-name="T12">=</text:span><text:span text:style-name="T11"> </text:span><text:span text:style-name="T12">footwearCat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state</text:span><text:span text:style-name="T11"> </text:span><text:span text:style-name="T12">=</text:span><text:span text:style-name="T11"> </text:span><text:span text:style-name="T12">productState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RESULT=self</text:span><text:span text:style-name="T11">;</text:span></text:p>
      <text:p text:style-name="P6"><text:span text:style-name="T6">end</text:span><text:span text:style-name="T11"> Footwear</text:span></text:p>
      <text:p text:style-name="P7"><text:span text:style-name="T3">-- Furniture sold in Kid2Kid stores</text:span></text:p>
      <text:p text:style-name="P6"><text:span text:style-name="T6">class</text:span><text:span text:style-name="T11"> Furniture </text:span><text:span text:style-name="T6">is subclass of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FurnitureCat = </text:span><text:span text:style-name="T16">&lt;Cribs&gt;</text:span><text:span text:style-name="T11"> | </text:span><text:span text:style-name="T16">&lt;Beds&gt;</text:span><text:span text:style-name="T11"> | </text:span><text:span text:style-name="T16">&lt;ToyBoxes&gt;</text:span><text:span text:style-name="T11">;</text:span></text:p>
      <text:p text:style-name="P6"><text:span text:style-name="T6">instance variables</text:span></text:p>
      <text:p text:style-name="P6"><text:span text:style-name="T11"><text:tab/>subCategory: FurnitureCat;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Furniture: ProductState * [CustomString] * FurnitureCat ==&gt; Furniture</text:span></text:p>
      <text:p text:style-name="P6"><text:span text:style-name="T11"><text:tab/><text:tab/>Furniture(productState, desc, furnitureCat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text:tab/></text:span><text:span text:style-name="T12">id</text:span><text:span text:style-name="T11"> := </text:span><text:span text:style-name="T12">idCounter</text:span><text:span text:style-name="T11">;</text:span></text:p>
      <text:p text:style-name="P6"><text:span text:style-name="T11"><text:tab/><text:tab/><text:tab/></text:span><text:span text:style-name="T12">state</text:span><text:span text:style-name="T11"> := </text:span><text:span text:style-name="T12">productState</text:span><text:span text:style-name="T11">;</text:span></text:p>
      <text:p text:style-name="P6"><text:span text:style-name="T11"><text:tab/><text:tab/><text:tab/></text:span><text:span text:style-name="T12">description</text:span><text:span text:style-name="T11"> := </text:span><text:span text:style-name="T12">desc</text:span><text:span text:style-name="T11">;</text:span></text:p>
      <text:p text:style-name="P6"><text:span text:style-name="T11"><text:tab/><text:tab/><text:tab/></text:span><text:span text:style-name="T12">subCategory</text:span><text:span text:style-name="T11"> := </text:span><text:span text:style-name="T12">furnitureCat</text:span><text:span text:style-name="T11">;</text:span></text:p>
      <text:p text:style-name="P6"><text:span text:style-name="T11"><text:tab/><text:tab/><text:tab/></text:span><text:span text:style-name="T12">setPrices</text:span><text:span text:style-name="T11">();</text:span></text:p>
      <text:p text:style-name="P6"><text:span text:style-name="T11"><text:tab/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subCategory</text:span><text:span text:style-name="T11"> </text:span><text:span text:style-name="T12">=</text:span><text:span text:style-name="T11"> </text:span><text:span text:style-name="T12">furnitureCat</text:span><text:span text:style-name="T11"> </text:span><text:span text:style-name="T12">and</text:span><text:span text:style-name="T11"> </text:span><text:span text:style-name="T12">state</text:span><text:span text:style-name="T11"> </text:span><text:span text:style-name="T12">=</text:span><text:span text:style-name="T11"> </text:span><text:span text:style-name="T12">productState</text:span><text:span text:style-name="T11"> </text:span><text:span text:style-name="T12">and</text:span><text:span text:style-name="T11"> </text:span><text:span text:style-name="T12">RESULT=self</text:span><text:span text:style-name="T11">;</text:span></text:p>
      <text:p text:style-name="P6"><text:span text:style-name="T6">end</text:span><text:span text:style-name="T11"> Furniture</text:span></text:p>
      <text:p text:style-name="P7"><text:span text:style-name="T3">-- Gear sold in Kid2Kid stores</text:span></text:p>
      <text:p text:style-name="P6"><text:span text:style-name="T6">class</text:span><text:span text:style-name="T11"> Gear </text:span><text:span text:style-name="T6">is subclass of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GearCat = </text:span><text:span text:style-name="T16">&lt;Swings&gt;</text:span><text:span text:style-name="T11"> | </text:span><text:span text:style-name="T16">&lt;Bathtubs&gt;</text:span><text:span text:style-name="T11"> | </text:span><text:span text:style-name="T16">&lt;Trolleys&gt;</text:span><text:span text:style-name="T11">;</text:span></text:p>
      <text:p text:style-name="P6"><text:span text:style-name="T6">instance variables</text:span></text:p>
      <text:p text:style-name="P6"><text:span text:style-name="T11"><text:tab/>maxAge: [</text:span><text:span text:style-name="T6">nat</text:span><text:span text:style-name="T11">] := </text:span><text:span text:style-name="T12">nil</text:span><text:span text:style-name="T11">; </text:span><text:span text:style-name="T3">-- defaults to nil</text:span></text:p>
      <text:p text:style-name="P6"><text:span text:style-name="T11"><text:tab/>minAge: </text:span><text:span text:style-name="T6">nat</text:span><text:span text:style-name="T11">;</text:span></text:p>
      <text:p text:style-name="P6"><text:span text:style-name="T11"><text:tab/>subCategory: GearCat;</text:span></text:p>
      <text:p text:style-name="P6"><text:span text:style-name="T11"><text:tab/></text:span><text:span text:style-name="T6">inv</text:span><text:span text:style-name="T11"> </text:span><text:span text:style-name="T12">minAge</text:span><text:span text:style-name="T11"> </text:span><text:span text:style-name="T12">&lt;</text:span><text:span text:style-name="T11"> </text:span><text:span text:style-name="T12">13</text:span><text:span text:style-name="T11"> </text:span><text:span text:style-name="T12">and</text:span><text:span text:style-name="T11"> </text:span><text:span text:style-name="T12">minAge</text:span><text:span text:style-name="T11"> </text:span><text:span text:style-name="T12">&gt;</text:span><text:span text:style-name="T11"> </text:span><text:span text:style-name="T12">0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Gear: ProductState * [CustomString] * </text:span><text:span text:style-name="T6">nat</text:span><text:span text:style-name="T11"> * [</text:span><text:span text:style-name="T6">nat</text:span><text:span text:style-name="T11">] * GearCat ==&gt; Gear</text:span></text:p>
      <text:p text:style-name="P6"><text:span text:style-name="T11"><text:tab/>Gear(productState, desc, minAgeInput, maxAgeInput, subCategoryInpu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text:span text:style-name="T12">id</text:span><text:span text:style-name="T11"> := </text:span><text:span text:style-name="T12">idCounter</text:span><text:span text:style-name="T11">;</text:span></text:p>
      <text:p text:style-name="P6"><text:span text:style-name="T11"><text:tab/><text:tab/></text:span><text:span text:style-name="T12">state</text:span><text:span text:style-name="T11"> := </text:span><text:span text:style-name="T12">productState</text:span><text:span text:style-name="T11">;</text:span></text:p>
      <text:p text:style-name="P6"><text:span text:style-name="T11"><text:tab/><text:tab/></text:span><text:span text:style-name="T12">description</text:span><text:span text:style-name="T11"> := </text:span><text:span text:style-name="T12">desc</text:span><text:span text:style-name="T11">;</text:span></text:p>
      <text:p text:style-name="P6"><text:span text:style-name="T11"><text:tab/><text:tab/></text:span><text:span text:style-name="T12">minAge</text:span><text:span text:style-name="T11"> := </text:span><text:span text:style-name="T12">minAgeInput</text:span><text:span text:style-name="T11">;</text:span></text:p>
      <text:p text:style-name="P6"><text:span text:style-name="T11"><text:tab/><text:tab/></text:span><text:span text:style-name="T12">maxAge</text:span><text:span text:style-name="T11"> := </text:span><text:span text:style-name="T12">maxAgeInput</text:span><text:span text:style-name="T11">;</text:span></text:p>
      <text:p text:style-name="P6"><text:span text:style-name="T11"><text:tab/><text:tab/></text:span><text:span text:style-name="T12">subCategory</text:span><text:span text:style-name="T11"> := </text:span><text:span text:style-name="T12">subCategoryInput</text:span><text:span text:style-name="T11">;</text:span></text:p>
      <text:p text:style-name="P6"><text:span text:style-name="T11"><text:tab/><text:tab/></text:span><text:span text:style-name="T12">setPrices</text:span><text:span text:style-name="T11">()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minAgeInput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minAgeInput</text:span><text:span text:style-name="T11"> </text:span><text:span text:style-name="T12">&lt;</text:span><text:span text:style-name="T11"> </text:span><text:span text:style-name="T12">13</text:span></text:p>
      <text:p text:style-name="P6"><text:span text:style-name="T11"><text:tab/><text:tab/></text:span><text:span text:style-name="T6">post</text:span><text:span text:style-name="T11"> </text:span><text:span text:style-name="T12">minAge</text:span><text:span text:style-name="T11"> </text:span><text:span text:style-name="T12">=</text:span><text:span text:style-name="T11"> </text:span><text:span text:style-name="T12">minAgeInput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subCategory</text:span><text:span text:style-name="T11"> </text:span><text:span text:style-name="T12">=</text:span><text:span text:style-name="T11"> </text:span><text:span text:style-name="T12">subCategoryInput</text:span><text:span text:style-name="T11"> </text:span><text:span text:style-name="T12">and</text:span></text:p>
      <text:p text:style-name="P6"><text:span text:style-name="T11"><text:tab/><text:tab/><text:tab/>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6">end</text:span><text:span text:style-name="T11"> Gear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6"><text:span text:style-name="T3"/></text:p>
      <text:p text:style-name="P7"><text:span text:style-name="T3">/*</text:span></text:p>
      <text:p text:style-name="P6"><text:span text:style-name="T3">* GiftCards can be used to buy products in a store, but they can onle be used once.</text:span></text:p>
      <text:p text:style-name="P6"><text:span text:style-name="T3">* GiftCards can be bought in one store and used in any other.</text:span></text:p>
      <text:p text:style-name="P6"><text:span text:style-name="T3">*/</text:span></text:p>
      <text:p text:style-name="P6"><text:span text:style-name="T6">class</text:span><text:span text:style-name="T11"> GiftCard</text:span></text:p>
      <text:p text:style-name="P6"><text:span text:style-name="T6">types</text:span></text:p>
      <text:p text:style-name="P6"><text:span text:style-name="T6">values</text:span></text:p>
      <text:p text:style-name="P6"><text:span text:style-name="T11"><text:tab/></text:span><text:span text:style-name="T6">private</text:span><text:span text:style-name="T11"> </text:span><text:span text:style-name="T6">static</text:span><text:span text:style-name="T11"> GiftValues : </text:span><text:span text:style-name="T6">set</text:span><text:span text:style-name="T11"> </text:span><text:span text:style-name="T6">of</text:span><text:span text:style-name="T11"> </text:span><text:span text:style-name="T6">nat1</text:span><text:span text:style-name="T11"> = </text:span><text:span text:style-name="T12">{10</text:span><text:span text:style-name="T11">, </text:span><text:span text:style-name="T12">20</text:span><text:span text:style-name="T11">, </text:span><text:span text:style-name="T12">40</text:span><text:span text:style-name="T11">}; </text:span><text:span text:style-name="T3">-- Set of possible GiftCard values</text:span></text:p>
      <text:p text:style-name="P6"><text:span text:style-name="T6">instance variables</text:span></text:p>
      <text:p text:style-name="P6"><text:span text:style-name="T11"><text:tab/></text:span><text:span text:style-name="T6">static</text:span><text:span text:style-name="T11"> idCounter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id: </text:span><text:span text:style-name="T6">nat1</text:span><text:span text:style-name="T11">;</text:span></text:p>
      <text:p text:style-name="P6"><text:span text:style-name="T11"><text:tab/>value: </text:span><text:span text:style-name="T6">nat1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value</text:span><text:span text:style-name="T11"> </text:span><text:span text:style-name="T12">in</text:span><text:span text:style-name="T6"> set</text:span><text:span text:style-name="T11"> </text:span><text:span text:style-name="T12">GiftValues</text:span><text:span text:style-name="T11">;</text:span></text:p>
      <text:p text:style-name="P6"><text:span text:style-name="T11"><text:tab/>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GiftCard: </text:span><text:span text:style-name="T6">nat1</text:span><text:span text:style-name="T11"> ==&gt; GiftCard</text:span></text:p>
      <text:p text:style-name="P6"><text:span text:style-name="T11"><text:tab/>GiftCard(v) ==</text:span></text:p>
      <text:p text:style-name="P6"><text:span text:style-name="T11"><text:tab/><text:tab/></text:span><text:span text:style-name="T12">(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 </text:span><text:span text:style-name="T12">id</text:span><text:span text:style-name="T11"> := </text:span><text:span text:style-name="T12">idCounter</text:span><text:span text:style-name="T11">; </text:span><text:span text:style-name="T12">value</text:span><text:span text:style-name="T11"> := </text:span><text:span text:style-name="T12">v</text:span><text:span text:style-name="T11">; </text:span><text:span text:style-name="T12">return</text:span><text:span text:style-name="T11"> </text:span><text:span text:style-name="T12">self</text:span><text:span text:style-name="T11">;)</text:span></text:p>
      <text:p text:style-name="P6"><text:span text:style-name="T11"><text:tab/><text:tab/></text:span><text:span text:style-name="T6">pre</text:span><text:span text:style-name="T11"> </text:span><text:span text:style-name="T12">v</text:span><text:span text:style-name="T11"> </text:span><text:span text:style-name="T12">in</text:span><text:span text:style-name="T6"> set</text:span><text:span text:style-name="T11"> </text:span><text:span text:style-name="T12">GiftValues</text:span></text:p>
      <text:p text:style-name="P6"><text:span text:style-name="T11"><text:tab/><text:tab/></text:span><text:span text:style-name="T6">post</text:span><text:span text:style-name="T11"> </text:span><text:span text:style-name="T12">id</text:span><text:span text:style-name="T11"> </text:span><text:span text:style-name="T12">=</text:span><text:span text:style-name="T11"> </text:span><text:span text:style-name="T12">idCounter</text:span><text:span text:style-name="T11">~</text:span><text:span text:style-name="T12">+1</text:span><text:span text:style-name="T11"> </text:span><text:span text:style-name="T12">and</text:span><text:span text:style-name="T11"> </text:span><text:span text:style-name="T12">value</text:span><text:span text:style-name="T11"> </text:span><text:span text:style-name="T12">=</text:span><text:span text:style-name="T11"> </text:span><text:span text:style-name="T12">v</text:span><text:span text:style-name="T11"> </text:span><text:span text:style-name="T12">and</text:span><text:span text:style-name="T11"> </text:span><text:span text:style-name="T12">RESULT=self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value of the GiftCard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Value: () ==&gt; </text:span><text:span text:style-name="T6">nat1</text:span><text:span text:style-name="T11"> </text:span></text:p>
      <text:p text:style-name="P6"><text:span text:style-name="T11"><text:tab/>getValue() ==</text:span></text:p>
      <text:p text:style-name="P6"><text:span text:style-name="T11"><text:tab/><text:tab/></text:span><text:span text:style-name="T12">return</text:span><text:span text:style-name="T11"> </text:span><text:span text:style-name="T12">valu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val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possible values of any GiftCard</text:span></text:p>
      <text:p text:style-name="P6"><text:span text:style-name="T11"><text:tab/></text:span><text:span text:style-name="T6">public</text:span><text:span text:style-name="T11"> </text:span><text:span text:style-name="T6">static</text:span><text:span text:style-name="T11"> </text:span><text:span text:style-name="T6">pure</text:span><text:span text:style-name="T11"> getPossibleValues: () ==&gt; </text:span><text:span text:style-name="T6">set</text:span><text:span text:style-name="T11"> </text:span><text:span text:style-name="T6">of</text:span><text:span text:style-name="T11"> </text:span><text:span text:style-name="T6">nat1</text:span><text:span text:style-name="T11"> </text:span></text:p>
      <text:p text:style-name="P6"><text:span text:style-name="T11"><text:tab/>getPossibleValues() == </text:span></text:p>
      <text:p text:style-name="P6"><text:span text:style-name="T11"><text:tab/><text:tab/></text:span><text:span text:style-name="T12">return</text:span><text:span text:style-name="T11"> </text:span><text:span text:style-name="T12">GiftValues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GiftValues</text:span><text:span text:style-name="T11">;</text:span></text:p>
      <text:p text:style-name="P1"><text:span text:style-name="T6">end</text:span><text:span text:style-name="T11"> GiftCard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6"><text:span text:style-name="T11"/></text:p>
      <text:p text:style-name="P7"><text:span text:style-name="T3">/* Main class where all interactions will pass through.</text:span></text:p>
      <text:p text:style-name="P6"><text:span text:style-name="T3">*/</text:span></text:p>
      <text:p text:style-name="P6"><text:span text:style-name="T6">class</text:span><text:span text:style-name="T11"> Kid2Kid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11"><text:tab/></text:span><text:span text:style-name="T6">public</text:span><text:span text:style-name="T11"> UserType = </text:span><text:span text:style-name="T16">&lt;Cashier&gt;</text:span><text:span text:style-name="T11"> | </text:span><text:span text:style-name="T16">&lt;Admin&gt;</text:span><text:span text:style-name="T11"> | </text:span><text:span text:style-name="T16">&lt;LoggedOut&gt;</text:span><text:span text:style-name="T11">;</text:span></text:p>
      <text:p text:style-name="P6"><text:span text:style-name="T11"><text:tab/></text:span></text:p>
      <text:p text:style-name="P6"><text:span text:style-name="T6">values</text:span></text:p>
      <text:p text:style-name="P5"/>
      <text:p text:style-name="P6"><text:span text:style-name="T6">instance variables</text:span></text:p>
      <text:p text:style-name="P6"><text:span text:style-name="T11"><text:tab/>clients: </text:span><text:span text:style-name="T6">set</text:span><text:span text:style-name="T11"> </text:span><text:span text:style-name="T6">of</text:span><text:span text:style-name="T11"> Client := </text:span><text:span text:style-name="T12">{</text:span><text:span text:style-name="T11">};</text:span></text:p>
      <text:p text:style-name="P6"><text:span text:style-name="T11"><text:tab/>stores: </text:span><text:span text:style-name="T6">set</text:span><text:span text:style-name="T11"> </text:span><text:span text:style-name="T6">of</text:span><text:span text:style-name="T11"> Store := </text:span><text:span text:style-name="T12">{</text:span><text:span text:style-name="T11">};</text:span></text:p>
      <text:p text:style-name="P6"><text:span text:style-name="T11"><text:tab/>activeGiftCards: </text:span><text:span text:style-name="T6">set</text:span><text:span text:style-name="T11"> </text:span><text:span text:style-name="T6">of</text:span><text:span text:style-name="T11"> GiftCard := </text:span><text:span text:style-name="T12">{</text:span><text:span text:style-name="T11">};</text:span></text:p>
      <text:p text:style-name="P6"><text:span text:style-name="T11"><text:tab/>transactions: </text:span><text:span text:style-name="T6">set</text:span><text:span text:style-name="T11"> </text:span><text:span text:style-name="T6">of</text:span><text:span text:style-name="T11"> Transaction := </text:span><text:span text:style-name="T12">{</text:span><text:span text:style-name="T11">};</text:span></text:p>
      <text:p text:style-name="P6"><text:span text:style-name="T11"><text:tab/></text:span></text:p>
      <text:p text:style-name="P6"><text:span text:style-name="T11"><text:tab/>loggedInType: UserType := </text:span><text:span text:style-name="T12">&lt;LoggedOut&gt;</text:span><text:span text:style-name="T11">;</text:span></text:p>
      <text:p text:style-name="P6"><text:span text:style-name="T11"><text:tab/>loggedInUsername: NotEmptyString;</text:span></text:p>
      <text:p text:style-name="P6"><text:span text:style-name="T11"><text:tab/>loggedInStore: NotEmptyString; </text:span><text:span text:style-name="T3">-- for logged in cashiers</text:span></text:p>
      <text:p text:style-name="P6"><text:span text:style-name="T11"><text:tab/></text:span></text:p>
      <text:p text:style-name="P6"><text:span text:style-name="T6">operations</text:span></text:p>
      <text:p text:style-name="P5"/>
      <text:p text:style-name="P6"><text:span text:style-name="T11"><text:tab/></text:span><text:span text:style-name="T6">public</text:span><text:span text:style-name="T11"> Kid2Kid: () ==&gt; Kid2Kid </text:span></text:p>
      <text:p text:style-name="P6"><text:span text:style-name="T11"><text:tab/>Kid2Kid() ==</text:span></text:p>
      <text:p text:style-name="P6"><text:span text:style-name="T11"><text:tab/><text:tab/></text:span><text:span text:style-name="T12">return</text:span><text:span text:style-name="T11"> </text:span><text:span text:style-name="T12">self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client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text:span text:style-name="T12">store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text:span text:style-name="T12">activeGiftCard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/text:p>
      <text:p text:style-name="P6"><text:span text:style-name="T11"><text:tab/><text:tab/></text:span><text:span text:style-name="T12">loggedInType</text:span><text:span text:style-name="T11"> </text:span><text:span text:style-name="T12">=</text:span><text:span text:style-name="T11"> </text:span><text:span text:style-name="T12">&lt;LoggedOut&gt;</text:span><text:span text:style-name="T11"> </text:span><text:span text:style-name="T12">and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5"/>
      <text:p text:style-name="P6"><text:span text:style-name="T11"><text:tab/></text:span><text:span text:style-name="T3">-- Login as admin</text:span></text:p>
      <text:p text:style-name="P6"><text:span text:style-name="T11"><text:tab/></text:span><text:span text:style-name="T6">public</text:span><text:span text:style-name="T11"> login: NotEmptyString ==&gt; UserType</text:span></text:p>
      <text:p text:style-name="P6"><text:span text:style-name="T11"><text:tab/>login(name) ==</text:span></text:p>
      <text:p text:style-name="P6"><text:span text:style-name="T11"><text:tab/></text:span><text:span text:style-name="T12">(</text:span></text:p>
      <text:p text:style-name="P6"><text:span text:style-name="T11"><text:tab/><text:tab/></text:span><text:span text:style-name="T12">if</text:span><text:span text:style-name="T11"> (</text:span><text:span text:style-name="T12">name</text:span><text:span text:style-name="T11"> </text:span><text:span text:style-name="T12">=</text:span><text:span text:style-name="T11"> </text:span><text:span text:style-name="T12">"Admin"</text:span><text:span text:style-name="T11">)</text:span></text:p>
      <text:p text:style-name="P6"><text:span text:style-name="T11"><text:tab/><text:tab/></text:span><text:span text:style-name="T6">then</text:span><text:span text:style-name="T11"> </text:span><text:span text:style-name="T12">(loggedInType</text:span><text:span text:style-name="T11"> := </text:span><text:span text:style-name="T12">&lt;Admin&gt;</text:span><text:span text:style-name="T11">; </text:span><text:span text:style-name="T12">loggedInUsername</text:span><text:span text:style-name="T11"> := </text:span><text:span text:style-name="T12">"Admin"</text:span><text:span text:style-name="T11">)</text:span></text:p>
      <text:p text:style-name="P6"><text:span text:style-name="T11"><text:tab/><text:tab/></text:span><text:span text:style-name="T6">else</text:span><text:span text:style-name="T11"> </text:span><text:span text:style-name="T12">(loggedInType</text:span><text:span text:style-name="T11"> := </text:span><text:span text:style-name="T12">&lt;LoggedOut&gt;</text:span><text:span text:style-name="T11">; </text:span><text:span text:style-name="T12">loggedInUsername</text:span><text:span text:style-name="T11"> := </text:span><text:span text:style-name="T12">" "</text:span><text:span text:style-name="T11">);</text:span></text:p>
      <text:p text:style-name="P6"><text:span text:style-name="T11"><text:tab/><text:tab/></text:span></text:p>
      <text:p text:style-name="P6"><text:span text:style-name="T11"><text:tab/><text:tab/></text:span><text:span text:style-name="T12">return</text:span><text:span text:style-name="T11"> </text:span><text:span text:style-name="T12">loggedInType</text:span></text:p>
      <text:p text:style-name="P6"><text:span text:style-name="T11"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loggedInTyp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Login as cashier</text:span></text:p>
      <text:p text:style-name="P6"><text:span text:style-name="T11"><text:tab/></text:span><text:span text:style-name="T6">public</text:span><text:span text:style-name="T11"> login: NotEmptyString * NotEmptyString ==&gt; UserType</text:span></text:p>
      <text:p text:style-name="P6"><text:span text:style-name="T11"><text:tab/>login(storeLocation, cashierName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if</text:span><text:span text:style-name="T11"> (</text:span><text:span text:style-name="T12">storeLocation</text:span><text:span text:style-name="T11"> </text:span><text:span text:style-name="T12">in</text:span><text:span text:style-name="T6"> set</text:span><text:span text:style-name="T11"> </text:span><text:span text:style-name="T12">getStoreLocationsInternal</text:span><text:span text:style-name="T11">() </text:span><text:span text:style-name="T12">and</text:span><text:span text:style-name="T11"> </text:span><text:span text:style-name="T12">cashierName</text:span><text:span text:style-name="T11"> </text:span><text:span text:style-name="T12">in</text:span><text:span text:style-name="T6"> set</text:span><text:span text:style-name="T11"> </text:span><text:span text:style-name="T12">getStore</text:span><text:span text:style-name="T11">(</text:span><text:span text:style-name="T12">storeLocation</text:span><text:span text:style-name="T11">).</text:span><text:span text:style-name="T12">getCashierNames</text:span><text:span text:style-name="T11">())</text:span></text:p>
      <text:p text:style-name="P6"><text:span text:style-name="T11"><text:tab/><text:tab/></text:span><text:span text:style-name="T6">then</text:span><text:span text:style-name="T11"> </text:span><text:span text:style-name="T12">(loggedInType</text:span><text:span text:style-name="T11"> := </text:span><text:span text:style-name="T12">&lt;Cashier&gt;</text:span><text:span text:style-name="T11">; </text:span><text:span text:style-name="T12">loggedInUsername</text:span><text:span text:style-name="T11"> := </text:span><text:span text:style-name="T12">cashierName</text:span><text:span text:style-name="T11">; </text:span><text:span text:style-name="T12">loggedInStore</text:span><text:span text:style-name="T11"> := </text:span><text:span text:style-name="T12">storeLocation</text:span><text:span text:style-name="T11">)</text:span></text:p>
      <text:p text:style-name="P6"><text:span text:style-name="T11"><text:tab/><text:tab/></text:span><text:span text:style-name="T6">else</text:span><text:span text:style-name="T11"> </text:span><text:span text:style-name="T12">(loggedInType</text:span><text:span text:style-name="T11"> := </text:span><text:span text:style-name="T12">&lt;LoggedOut&gt;</text:span><text:span text:style-name="T11">; </text:span><text:span text:style-name="T12">loggedInUsername</text:span><text:span text:style-name="T11"> := </text:span><text:span text:style-name="T12">" "</text:span><text:span text:style-name="T11">; </text:span><text:span text:style-name="T12">loggedInStore</text:span><text:span text:style-name="T11"> := </text:span><text:span text:style-name="T12">" "</text:span><text:span text:style-name="T11">);</text:span></text:p>
      <text:p text:style-name="P6"><text:span text:style-name="T11"><text:tab/><text:tab/></text:span></text:p>
      <text:p text:style-name="P6"><text:span text:style-name="T11"><text:tab/><text:tab/></text:span><text:span text:style-name="T12">return</text:span><text:span text:style-name="T11"> </text:span><text:span text:style-name="T12">loggedInType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loggedInTyp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a store using its name<text:tab/><text:tab/>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getStore: NotEmptyString ==&gt; Store</text:span></text:p>
      <text:p text:style-name="P6"><text:span text:style-name="T11"><text:tab/>getStore(name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store: Store;</text:span></text:p>
      <text:p text:style-name="P6"><text:span text:style-name="T11"><text:tab/><text:tab/></text:span><text:span text:style-name="T12">for</text:span><text:span text:style-name="T6"> all</text:span><text:span text:style-name="T11"> s </text:span><text:span text:style-name="T6">in set</text:span><text:span text:style-name="T11"> </text:span><text:span text:style-name="T12">stores</text:span><text:span text:style-name="T11"> </text:span><text:span text:style-name="T6">do</text:span></text:p>
      <text:p text:style-name="P6"><text:span text:style-name="T11"><text:tab/><text:tab/><text:tab/></text:span><text:span text:style-name="T12">if</text:span><text:span text:style-name="T11"> (</text:span><text:span text:style-name="T12">name</text:span><text:span text:style-name="T11"> </text:span><text:span text:style-name="T12">=</text:span><text:span text:style-name="T11"> </text:span><text:span text:style-name="T12">s</text:span><text:span text:style-name="T11">.</text:span><text:span text:style-name="T12">getLocation</text:span><text:span text:style-name="T11">()) </text:span><text:span text:style-name="T6">then</text:span><text:span text:style-name="T11"> </text:span><text:span text:style-name="T12">store</text:span><text:span text:style-name="T11"> := </text:span><text:span text:style-name="T12">s</text:span><text:span text:style-name="T11">;</text:span></text:p>
      <text:p text:style-name="P6"><text:span text:style-name="T11"><text:tab/><text:tab/></text:span><text:span text:style-name="T12">return</text:span><text:span text:style-name="T11"> </text:span><text:span text:style-name="T12">store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in</text:span><text:span text:style-name="T6"> set</text:span><text:span text:style-name="T11"> </text:span><text:span text:style-name="T12">stores</text:span><text:span text:style-name="T11"> </text:span><text:span text:style-name="T12">and</text:span><text:span text:style-name="T11"> </text:span><text:span text:style-name="T12">RESULT</text:span><text:span text:style-name="T11">.</text:span><text:span text:style-name="T12">getLocation</text:span><text:span text:style-name="T11">() </text:span><text:span text:style-name="T12">=</text:span><text:span text:style-name="T11"> </text:span><text:span text:style-name="T12">name</text:span><text:span text:style-name="T11">;</text:span></text:p>
      <text:p text:style-name="P6"><text:span text:style-name="T11"><text:tab/></text:span></text:p>
      <text:p text:style-name="P6"><text:soft-page-break/><text:span text:style-name="T11"><text:tab/></text:span><text:span text:style-name="T3">-- Get the cashier that is loggedin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LoggedInCashier: () ==&gt; StoreCashier</text:span></text:p>
      <text:p text:style-name="P6"><text:span text:style-name="T11"><text:tab/>getLoggedInCashier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cashier: StoreCashier;</text:span></text:p>
      <text:p text:style-name="P6"><text:span text:style-name="T11"><text:tab/><text:tab/></text:span><text:span text:style-name="T12">for</text:span><text:span text:style-name="T6"> all</text:span><text:span text:style-name="T11"> c </text:span><text:span text:style-name="T6">in set</text:span><text:span text:style-name="T11"> </text:span><text:span text:style-name="T12">getCashiersInternal</text:span><text:span text:style-name="T11">() </text:span><text:span text:style-name="T6">do</text:span></text:p>
      <text:p text:style-name="P6"><text:span text:style-name="T11"><text:tab/><text:tab/><text:tab/></text:span><text:span text:style-name="T12">if</text:span><text:span text:style-name="T11"> (</text:span><text:span text:style-name="T12">loggedInUsername</text:span><text:span text:style-name="T11"> </text:span><text:span text:style-name="T12">=</text:span><text:span text:style-name="T11"> </text:span><text:span text:style-name="T12">c</text:span><text:span text:style-name="T11">.</text:span><text:span text:style-name="T12">getName</text:span><text:span text:style-name="T11">() </text:span><text:span text:style-name="T12">and</text:span><text:span text:style-name="T11"> </text:span><text:span text:style-name="T12">loggedInStore</text:span><text:span text:style-name="T11"> </text:span><text:span text:style-name="T12">=</text:span><text:span text:style-name="T11"> </text:span><text:span text:style-name="T12">c</text:span><text:span text:style-name="T11">.</text:span><text:span text:style-name="T12">getStore</text:span><text:span text:style-name="T11">().</text:span><text:span text:style-name="T12">getLocation</text:span><text:span text:style-name="T11">())</text:span></text:p>
      <text:p text:style-name="P6"><text:span text:style-name="T11"><text:tab/><text:tab/><text:tab/></text:span><text:span text:style-name="T6">then</text:span><text:span text:style-name="T11"> </text:span><text:span text:style-name="T12">cashier</text:span><text:span text:style-name="T11"> := </text:span><text:span text:style-name="T12">c</text:span><text:span text:style-name="T11">;</text:span></text:p>
      <text:p text:style-name="P6"><text:span text:style-name="T11"><text:tab/><text:tab/></text:span><text:span text:style-name="T12">return</text:span><text:span text:style-name="T11"> </text:span><text:span text:style-name="T12">cashier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loggedInType</text:span><text:span text:style-name="T11"> </text:span><text:span text:style-name="T12">=</text:span><text:span text:style-name="T11"> </text:span><text:span text:style-name="T12">&lt;Cashier&gt;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 </text:span><text:span text:style-name="T12">and</text:span><text:span text:style-name="T11"> </text:span><text:span text:style-name="T12">RESULT</text:span><text:span text:style-name="T11">.</text:span><text:span text:style-name="T12">getName</text:span><text:span text:style-name="T11">() </text:span><text:span text:style-name="T12">=</text:span><text:span text:style-name="T11"> </text:span><text:span text:style-name="T12">loggedInUsername</text:span><text:span text:style-name="T11"> </text:span><text:span text:style-name="T12">and</text:span><text:span text:style-name="T11"> </text:span><text:span text:style-name="T12">RESULT</text:span><text:span text:style-name="T11">.</text:span><text:span text:style-name="T12">getStore</text:span><text:span text:style-name="T11">().</text:span><text:span text:style-name="T12">getLocation</text:span><text:span text:style-name="T11">() </text:span><text:span text:style-name="T12">=</text:span><text:span text:style-name="T11"> </text:span><text:span text:style-name="T12">loggedInStor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Remove a cashier from the system<text:tab/></text:span></text:p>
      <text:p text:style-name="P6"><text:span text:style-name="T11"><text:tab/></text:span><text:span text:style-name="T6">public</text:span><text:span text:style-name="T11"> removeCashier: StoreCashier ==&gt; ()</text:span></text:p>
      <text:p text:style-name="P6"><text:span text:style-name="T11"><text:tab/>removeCashier(c) ==</text:span></text:p>
      <text:p text:style-name="P6"><text:span text:style-name="T11"><text:tab/><text:tab/></text:span><text:span text:style-name="T12">c</text:span><text:span text:style-name="T11">.getStore().removeCashier(</text:span><text:span text:style-name="T12">c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 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</text:span><text:span text:style-name="T11">.</text:span><text:span text:style-name="T12">getStore</text:span><text:span text:style-name="T11">().</text:span><text:span text:style-name="T12">getCashier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</text:span><text:span text:style-name="T11"> </text:span><text:span text:style-name="T12">not</text:span><text:span text:style-name="T6"> in set</text:span><text:span text:style-name="T11"> </text:span><text:span text:style-name="T12">c</text:span><text:span text:style-name="T11">.</text:span><text:span text:style-name="T12">getStore</text:span><text:span text:style-name="T11">().</text:span><text:span text:style-name="T12">getCashiers</text:span><text:span text:style-name="T11">();</text:span></text:p>
      <text:p text:style-name="P6"><text:span text:style-name="T11"><text:tab/></text:span></text:p>
      <text:p text:style-name="P6"><text:span text:style-name="T11"><text:tab/></text:span><text:span text:style-name="T3">-- Get all the transactions created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Transactions: () ==&gt; </text:span><text:span text:style-name="T6">set</text:span><text:span text:style-name="T11"> </text:span><text:span text:style-name="T6">of</text:span><text:span text:style-name="T11"> Transaction</text:span></text:p>
      <text:p text:style-name="P6"><text:span text:style-name="T11"><text:tab/>getTransactions() ==</text:span></text:p>
      <text:p text:style-name="P6"><text:span text:style-name="T11"><text:tab/><text:tab/></text:span><text:span text:style-name="T12">return</text:span><text:span text:style-name="T11"> </text:span><text:span text:style-name="T12">transactions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transactions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all the transactions authrozied by the logged in cashier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TransactionsOfLoggedInCashier: () ==&gt; </text:span><text:span text:style-name="T6">set</text:span><text:span text:style-name="T11"> </text:span><text:span text:style-name="T6">of</text:span><text:span text:style-name="T11"> Transaction</text:span></text:p>
      <text:p text:style-name="P6"><text:span text:style-name="T11"><text:tab/>getTransactionsOfLoggedInCashier() ==</text:span></text:p>
      <text:p text:style-name="P6"><text:span text:style-name="T11"><text:tab/><text:tab/></text:span><text:span text:style-name="T12">return</text:span><text:span text:style-name="T11"> </text:span><text:span text:style-name="T12">getTransactionsOfCashierInternal</text:span><text:span text:style-name="T11">(</text:span><text:span text:style-name="T12">getLoggedInCashier</text:span><text:span text:style-name="T11">())</text:span></text:p>
      <text:p text:style-name="P6"><text:span text:style-name="T11"><text:tab/><text:tab/></text:span><text:span text:style-name="T6">pre</text:span><text:span text:style-name="T11"> </text:span><text:span text:style-name="T12">loggedInType</text:span><text:span text:style-name="T11"> </text:span><text:span text:style-name="T12">=</text:span><text:span text:style-name="T11"> </text:span><text:span text:style-name="T12">&lt;Cashier&gt;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getTransactionsOfCashierInternal</text:span><text:span text:style-name="T11">(</text:span><text:span text:style-name="T12">getLoggedInCashier</text:span><text:span text:style-name="T11">());</text:span></text:p>
      <text:p text:style-name="P6"><text:span text:style-name="T11"><text:tab/></text:span></text:p>
      <text:p text:style-name="P6"><text:span text:style-name="T11"><text:tab/></text:span><text:span text:style-name="T3">-- Get all the transactions of a given cashier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TransactionsOfCashier: StoreCashier ==&gt; </text:span><text:span text:style-name="T6">set</text:span><text:span text:style-name="T11"> </text:span><text:span text:style-name="T6">of</text:span><text:span text:style-name="T11"> Transaction</text:span></text:p>
      <text:p text:style-name="P6"><text:span text:style-name="T11"><text:tab/>getTransactionsOfCashier(cashier) ==</text:span></text:p>
      <text:p text:style-name="P6"><text:span text:style-name="T11"><text:tab/><text:tab/></text:span><text:span text:style-name="T12">return</text:span><text:span text:style-name="T11"> </text:span><text:span text:style-name="T12">getTransactionsOfCashierInternal</text:span><text:span text:style-name="T11">(</text:span><text:span text:style-name="T12">cashier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getTransactionsOfCashierInternal</text:span><text:span text:style-name="T11">(</text:span><text:span text:style-name="T12">cashier</text:span><text:span text:style-name="T11">);</text:span></text:p>
      <text:p text:style-name="P6"><text:span text:style-name="T11"><text:tab/><text:tab/></text:span></text:p>
      <text:p text:style-name="P6"><text:span text:style-name="T11"><text:tab/></text:span><text:span text:style-name="T3">-- Get transactions of a given cashier. Bypasses permissions.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getTransactionsOfCashierInternal: StoreCashier ==&gt; </text:span><text:span text:style-name="T6">set</text:span><text:span text:style-name="T11"> </text:span><text:span text:style-name="T6">of</text:span><text:span text:style-name="T11"> Transaction</text:span></text:p>
      <text:p text:style-name="P6"><text:span text:style-name="T11"><text:tab/>getTransactionsOfCashierInternal(cashier) ==</text:span></text:p>
      <text:p text:style-name="P6"><text:span text:style-name="T11"><text:tab/><text:tab/></text:span><text:span text:style-name="T12">return</text:span><text:span text:style-name="T11"> </text:span><text:span text:style-name="T12">{x</text:span><text:span text:style-name="T11"> | x </text:span><text:span text:style-name="T6">in set</text:span><text:span text:style-name="T11"> </text:span><text:span text:style-name="T12">transactions</text:span><text:span text:style-name="T11"> &amp; </text:span><text:span text:style-name="T12">x</text:span><text:span text:style-name="T11">.</text:span><text:span text:style-name="T12">getCashier</text:span><text:span text:style-name="T11">() </text:span><text:span text:style-name="T12">=</text:span><text:span text:style-name="T11"> </text:span><text:span text:style-name="T12">cashier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the set of active giftcards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ActiveGiftCards: () ==&gt; </text:span><text:span text:style-name="T6">set</text:span><text:span text:style-name="T11"> </text:span><text:span text:style-name="T6">of</text:span><text:span text:style-name="T11"> GiftCard</text:span></text:p>
      <text:p text:style-name="P6"><text:span text:style-name="T11"><text:tab/>getActiveGiftCards() ==</text:span></text:p>
      <text:p text:style-name="P6"><text:span text:style-name="T11"><text:tab/><text:tab/></text:span><text:span text:style-name="T12">return</text:span><text:span text:style-name="T11"> </text:span><text:span text:style-name="T12">activeGiftCards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activeGiftCard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names of all cashiers. Bypasses login permissions.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getCashierNamesInternal: () ==&gt; </text:span><text:span text:style-name="T6">set</text:span><text:span text:style-name="T11"> </text:span><text:span text:style-name="T6">of</text:span><text:span text:style-name="T11"> NotEmptyString</text:span></text:p>
      <text:p text:style-name="P6"><text:span text:style-name="T11"><text:tab/>getCashierNamesInternal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names: </text:span><text:span text:style-name="T6">set</text:span><text:span text:style-name="T11"> </text:span><text:span text:style-name="T6">of</text:span><text:span text:style-name="T11"> NotEmptyString := </text:span><text:span text:style-name="T12">{</text:span><text:span text:style-name="T11">};</text:span></text:p>
      <text:p text:style-name="P6"><text:span text:style-name="T11"><text:tab/><text:tab/></text:span><text:span text:style-name="T12">for</text:span><text:span text:style-name="T6"> all</text:span><text:span text:style-name="T11"> cashier </text:span><text:span text:style-name="T6">in set</text:span><text:span text:style-name="T11"> </text:span><text:span text:style-name="T12">getCashiersInternal</text:span><text:span text:style-name="T11">() </text:span><text:span text:style-name="T6">do</text:span><text:span text:style-name="T11"> </text:span><text:span text:style-name="T12">names</text:span><text:span text:style-name="T11"> := </text:span><text:span text:style-name="T12">names</text:span><text:span text:style-name="T11"> </text:span><text:span text:style-name="T12">union</text:span><text:span text:style-name="T11"> </text:span><text:span text:style-name="T12">{cashier</text:span><text:span text:style-name="T11">.</text:span><text:span text:style-name="T12">getName</text:span><text:span text:style-name="T11">()};</text:span></text:p>
      <text:p text:style-name="P6"><text:span text:style-name="T11"><text:tab/><text:tab/></text:span><text:span text:style-name="T12">return</text:span><text:span text:style-name="T11"> </text:span><text:span text:style-name="T12">names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oft-page-break/><text:span text:style-name="T11"><text:tab/></text:span><text:span text:style-name="T3">-- Get set of locations of all stores. Bypasses login permissions.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getStoreLocationsInternal: () ==&gt; </text:span><text:span text:style-name="T6">set</text:span><text:span text:style-name="T11"> </text:span><text:span text:style-name="T6">of</text:span><text:span text:style-name="T11"> NotEmptyString</text:span></text:p>
      <text:p text:style-name="P6"><text:span text:style-name="T11"><text:tab/>getStoreLocationsInternal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names: </text:span><text:span text:style-name="T6">set</text:span><text:span text:style-name="T11"> </text:span><text:span text:style-name="T6">of</text:span><text:span text:style-name="T11"> NotEmptyString := </text:span><text:span text:style-name="T12">{</text:span><text:span text:style-name="T11">};</text:span></text:p>
      <text:p text:style-name="P6"><text:span text:style-name="T11"><text:tab/><text:tab/></text:span><text:span text:style-name="T12">for</text:span><text:span text:style-name="T6"> all</text:span><text:span text:style-name="T11"> store </text:span><text:span text:style-name="T6">in set</text:span><text:span text:style-name="T11"> </text:span><text:span text:style-name="T12">stores</text:span><text:span text:style-name="T11"> </text:span><text:span text:style-name="T6">do</text:span><text:span text:style-name="T11"> </text:span><text:span text:style-name="T12">names</text:span><text:span text:style-name="T11"> := </text:span><text:span text:style-name="T12">names</text:span><text:span text:style-name="T11"> </text:span><text:span text:style-name="T12">union</text:span><text:span text:style-name="T11"> </text:span><text:span text:style-name="T12">{store</text:span><text:span text:style-name="T11">.</text:span><text:span text:style-name="T12">getLocation</text:span><text:span text:style-name="T11">()};</text:span></text:p>
      <text:p text:style-name="P6"><text:span text:style-name="T11"><text:tab/><text:tab/></text:span><text:span text:style-name="T12">return</text:span><text:span text:style-name="T11"> </text:span><text:span text:style-name="T12">names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5"/>
      <text:p text:style-name="P6"><text:span text:style-name="T11"><text:tab/></text:span><text:span text:style-name="T3">-- Get all cashiers. Bypasses login permissions.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getCashiersInternal: () ==&gt; </text:span><text:span text:style-name="T6">set</text:span><text:span text:style-name="T11"> </text:span><text:span text:style-name="T6">of</text:span><text:span text:style-name="T11"> StoreCashier</text:span></text:p>
      <text:p text:style-name="P6"><text:span text:style-name="T11"><text:tab/>getCashiersInternal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cashiers: </text:span><text:span text:style-name="T6">set</text:span><text:span text:style-name="T11"> </text:span><text:span text:style-name="T6">of</text:span><text:span text:style-name="T11"> StoreCashier := </text:span><text:span text:style-name="T12">{</text:span><text:span text:style-name="T11">};</text:span></text:p>
      <text:p text:style-name="P6"><text:span text:style-name="T11"><text:tab/><text:tab/></text:span><text:span text:style-name="T12">for</text:span><text:span text:style-name="T6"> all</text:span><text:span text:style-name="T11"> store </text:span><text:span text:style-name="T6">in set</text:span><text:span text:style-name="T11"> </text:span><text:span text:style-name="T12">stores</text:span><text:span text:style-name="T11"> </text:span><text:span text:style-name="T6">do</text:span><text:span text:style-name="T11"> </text:span><text:span text:style-name="T12">cashiers</text:span><text:span text:style-name="T11"> := </text:span><text:span text:style-name="T12">cashiers</text:span><text:span text:style-name="T11"> </text:span><text:span text:style-name="T12">union</text:span><text:span text:style-name="T11"> </text:span><text:span text:style-name="T12">store</text:span><text:span text:style-name="T11">.</text:span><text:span text:style-name="T12">getCashiers</text:span><text:span text:style-name="T11">();</text:span></text:p>
      <text:p text:style-name="P6"><text:span text:style-name="T11"><text:tab/><text:tab/></text:span><text:span text:style-name="T12">return</text:span><text:span text:style-name="T11"> </text:span><text:span text:style-name="T12">cashiers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all cashiers and check for admin permissions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ashiers: () ==&gt; </text:span><text:span text:style-name="T6">set</text:span><text:span text:style-name="T11"> </text:span><text:span text:style-name="T6">of</text:span><text:span text:style-name="T11"> StoreCashier</text:span></text:p>
      <text:p text:style-name="P6"><text:span text:style-name="T11"><text:tab/>getCashiers() ==</text:span></text:p>
      <text:p text:style-name="P6"><text:span text:style-name="T11"><text:tab/><text:tab/></text:span><text:span text:style-name="T12">return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names of all cashiers and check for admin permissions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ashierNames: () ==&gt; </text:span><text:span text:style-name="T6">set</text:span><text:span text:style-name="T11"> </text:span><text:span text:style-name="T6">of</text:span><text:span text:style-name="T11"> NotEmptyString</text:span></text:p>
      <text:p text:style-name="P6"><text:span text:style-name="T11"><text:tab/>getCashierNames() ==</text:span></text:p>
      <text:p text:style-name="P6"><text:span text:style-name="T11"><text:tab/><text:tab/></text:span><text:span text:style-name="T12">return</text:span><text:span text:style-name="T11"> </text:span><text:span text:style-name="T12">getCashierNamesInternal</text:span><text:span text:style-name="T11">()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Add a client to the system</text:span></text:p>
      <text:p text:style-name="P6"><text:span text:style-name="T11"><text:tab/></text:span><text:span text:style-name="T6">public</text:span><text:span text:style-name="T11"> addClient: Client ==&gt; ()</text:span></text:p>
      <text:p text:style-name="P6"><text:span text:style-name="T11"><text:tab/>addClient(c) ==</text:span></text:p>
      <text:p text:style-name="P6"><text:span text:style-name="T11"><text:tab/><text:tab/></text:span><text:span text:style-name="T12">clients</text:span><text:span text:style-name="T11"> := </text:span><text:span text:style-name="T12">clients</text:span><text:span text:style-name="T11"> </text:span><text:span text:style-name="T12">union</text:span><text:span text:style-name="T11"> </text:span><text:span text:style-name="T12">{c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; </text:span><text:span text:style-name="T3">-- New client is added to the system</text:span></text:p>
      <text:p text:style-name="P6"><text:span text:style-name="T11"><text:tab/></text:span></text:p>
      <text:p text:style-name="P6"><text:span text:style-name="T11"><text:tab/></text:span><text:span text:style-name="T3">-- Remove client from system.</text:span></text:p>
      <text:p text:style-name="P6"><text:span text:style-name="T11"><text:tab/></text:span><text:span text:style-name="T6">public</text:span><text:span text:style-name="T11"> removeClient: Client ==&gt; ()</text:span></text:p>
      <text:p text:style-name="P6"><text:span text:style-name="T11"><text:tab/>removeClient(c) ==</text:span></text:p>
      <text:p text:style-name="P6"><text:span text:style-name="T11"><text:tab/><text:tab/></text:span><text:span text:style-name="T12">clients</text:span><text:span text:style-name="T11"> := </text:span><text:span text:style-name="T12">clients</text:span><text:span text:style-name="T11"> </text:span><text:span text:style-name="T12">\</text:span><text:span text:style-name="T11"> </text:span><text:span text:style-name="T12">{c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 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3">-- Client is part of the system</text:span></text:p>
      <text:p text:style-name="P6"><text:span text:style-name="T11"><text:tab/><text:tab/></text:span><text:span text:style-name="T6">post</text:span><text:span text:style-name="T11"> </text:span><text:span text:style-name="T12">c</text:span><text:span text:style-name="T11"> </text:span><text:span text:style-name="T12">not</text:span><text:span text:style-name="T6"> in set</text:span><text:span text:style-name="T11"> </text:span><text:span text:style-name="T12">clients</text:span><text:span text:style-name="T11">; </text:span><text:span text:style-name="T3">-- Client isn't part of the system</text:span></text:p>
      <text:p text:style-name="P6"><text:span text:style-name="T11"><text:tab/><text:tab/></text:span></text:p>
      <text:p text:style-name="P6"><text:span text:style-name="T11"><text:tab/></text:span><text:span text:style-name="T3">-- Add a store to the system and check for admin permissions.</text:span></text:p>
      <text:p text:style-name="P6"><text:span text:style-name="T11"><text:tab/></text:span><text:span text:style-name="T6">public</text:span><text:span text:style-name="T11"> addStore: Store ==&gt; ()</text:span></text:p>
      <text:p text:style-name="P6"><text:span text:style-name="T11"><text:tab/>addStore(s) ==</text:span></text:p>
      <text:p text:style-name="P6"><text:span text:style-name="T11"><text:tab/><text:tab/></text:span><text:span text:style-name="T12">stores</text:span><text:span text:style-name="T11"> := </text:span><text:span text:style-name="T12">stores</text:span><text:span text:style-name="T11"> </text:span><text:span text:style-name="T12">union</text:span><text:span text:style-name="T11"> </text:span><text:span text:style-name="T12">{s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 </text:span><text:span text:style-name="T3">-- New store is added to the system</text:span></text:p>
      <text:p text:style-name="P6"><text:span text:style-name="T11"><text:tab/><text:tab/></text:span><text:span text:style-name="T6">post</text:span><text:span text:style-name="T11"> </text:span><text:span text:style-name="T12">s</text:span><text:span text:style-name="T11"> </text:span><text:span text:style-name="T12">in</text:span><text:span text:style-name="T6"> set</text:span><text:span text:style-name="T11"> </text:span><text:span text:style-name="T12">store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all the clients of the system and check for cashier permissions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lients: () ==&gt; </text:span><text:span text:style-name="T6">set</text:span><text:span text:style-name="T11"> </text:span><text:span text:style-name="T6">of</text:span><text:span text:style-name="T11"> Client </text:span></text:p>
      <text:p text:style-name="P6"><text:span text:style-name="T11"><text:tab/>getClients() ==</text:span></text:p>
      <text:p text:style-name="P6"><text:span text:style-name="T11"><text:tab/><text:tab/></text:span><text:span text:style-name="T12">return</text:span><text:span text:style-name="T11"> </text:span><text:span text:style-name="T12">clients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clients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all the stores of the system and check for admin permissions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Stores: () ==&gt; </text:span><text:span text:style-name="T6">set</text:span><text:span text:style-name="T11"> </text:span><text:span text:style-name="T6">of</text:span><text:span text:style-name="T11"> Store </text:span></text:p>
      <text:p text:style-name="P6"><text:span text:style-name="T11"><text:tab/>getStores() ==</text:span></text:p>
      <text:p text:style-name="P6"><text:span text:style-name="T11"><text:tab/><text:tab/></text:span><text:span text:style-name="T12">return</text:span><text:span text:style-name="T11"> </text:span><text:span text:style-name="T12">stores</text:span></text:p>
      <text:p text:style-name="P6"><text:span text:style-name="T11"><text:tab/><text:tab/></text:span><text:span text:style-name="T6">pre</text:span><text:span text:style-name="T11"> </text:span><text:span text:style-name="T12">hasAdminPerms</text:span><text:span text:style-name="T11">()</text:span></text:p>
      <text:p text:style-name="P6"><text:soft-page-break/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tores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all the products at a given store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ProductsAtStore: Store ==&gt; </text:span><text:span text:style-name="T6">set</text:span><text:span text:style-name="T11"> </text:span><text:span text:style-name="T6">of</text:span><text:span text:style-name="T11"> Product</text:span></text:p>
      <text:p text:style-name="P6"><text:span text:style-name="T11"><text:tab/>getProductsAtStore(store) ==</text:span></text:p>
      <text:p text:style-name="P6"><text:span text:style-name="T11"><text:tab/><text:tab/></text:span><text:span text:style-name="T12">return</text:span><text:span text:style-name="T11"> </text:span><text:span text:style-name="T12">store</text:span><text:span text:style-name="T11">.</text:span><text:span text:style-name="T12">getProductsAvailable</text:span><text:span text:style-name="T11">()</text:span></text:p>
      <text:p text:style-name="P6"><text:span text:style-name="T11"><text:tab/><text:tab/></text:span><text:span text:style-name="T6">pre</text:span><text:span text:style-name="T11"> </text:span><text:span text:style-name="T12">store</text:span><text:span text:style-name="T11"> </text:span><text:span text:style-name="T12">in</text:span><text:span text:style-name="T6"> set</text:span><text:span text:style-name="T11"> </text:span><text:span text:style-name="T12">stores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tore</text:span><text:span text:style-name="T11">.</text:span><text:span text:style-name="T12">getProductsAvailable</text:span><text:span text:style-name="T11">();</text:span></text:p>
      <text:p text:style-name="P6"><text:span text:style-name="T11"><text:tab/></text:span></text:p>
      <text:p text:style-name="P6"><text:span text:style-name="T11"><text:tab/></text:span><text:span text:style-name="T3">-- Buy product of a client at a store with a specific cashier.</text:span></text:p>
      <text:p text:style-name="P6"><text:span text:style-name="T11"><text:tab/></text:span><text:span text:style-name="T6">public</text:span><text:span text:style-name="T11"> buyProductInCash: Product* Client * StoreCashier * Date ==&gt; ()</text:span></text:p>
      <text:p text:style-name="P6"><text:span text:style-name="T11"><text:tab/>buyProductInCash(product, client, cashier, date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cashier</text:span><text:span text:style-name="T11">.buyProductInCash(</text:span><text:span text:style-name="T12">product</text:span><text:span text:style-name="T11">);</text:span></text:p>
      <text:p text:style-name="P6"><text:span text:style-name="T11"><text:tab/><text:tab/></text:span><text:span text:style-name="T12">client</text:span><text:span text:style-name="T11">.sellProduct(</text:span><text:span text:style-name="T12">product</text:span><text:span text:style-name="T11">);</text:span></text:p>
      <text:p text:style-name="P6"><text:span text:style-name="T11"><text:tab/><text:tab/></text:span><text:span text:style-name="T12">addPurchaseTransaction</text:span><text:span text:style-name="T11">(</text:span><text:span text:style-name="T12">date</text:span><text:span text:style-name="T11">, </text:span><text:span text:style-name="T12">client</text:span><text:span text:style-name="T11">, </text:span><text:span text:style-name="T12">{product</text:span><text:span text:style-name="T11">}, </text:span><text:span text:style-name="T12">cashier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lient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cashier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Buy product of a client at a store with a specific cashier and pay in credit notes</text:span></text:p>
      <text:p text:style-name="P6"><text:span text:style-name="T11"><text:tab/></text:span><text:span text:style-name="T6">public</text:span><text:span text:style-name="T11"> buyProductInCreditNotes: Product * Client * StoreCashier * Date ==&gt; ()</text:span></text:p>
      <text:p text:style-name="P6"><text:span text:style-name="T11"><text:tab/>buyProductInCreditNotes(product, client, cashier, date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cashier</text:span><text:span text:style-name="T11">.buyProductInCreditNotes(</text:span><text:span text:style-name="T12">product</text:span><text:span text:style-name="T11">, </text:span><text:span text:style-name="T12">client</text:span><text:span text:style-name="T11">);</text:span></text:p>
      <text:p text:style-name="P6"><text:span text:style-name="T11"><text:tab/><text:tab/></text:span><text:span text:style-name="T12">client</text:span><text:span text:style-name="T11">.sellProduct(</text:span><text:span text:style-name="T12">product</text:span><text:span text:style-name="T11">);</text:span></text:p>
      <text:p text:style-name="P6"><text:span text:style-name="T11"><text:tab/><text:tab/></text:span><text:span text:style-name="T12">addPurchaseTransaction</text:span><text:span text:style-name="T11">(</text:span><text:span text:style-name="T12">date</text:span><text:span text:style-name="T11">, </text:span><text:span text:style-name="T12">client</text:span><text:span text:style-name="T11">, </text:span><text:span text:style-name="T12">{product</text:span><text:span text:style-name="T11">}, </text:span><text:span text:style-name="T12">cashier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lient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cashier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ell product to a client at a store with a specific cashier.</text:span></text:p>
      <text:p text:style-name="P6"><text:span text:style-name="T11"><text:tab/></text:span><text:span text:style-name="T6">public</text:span><text:span text:style-name="T11"> sellProductInCash: Product * Client * StoreCashier * Date ==&gt; ()</text:span></text:p>
      <text:p text:style-name="P6"><text:span text:style-name="T11"><text:tab/>sellProductInCash(p,c,sc,d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c</text:span><text:span text:style-name="T11">.sellProduct(</text:span><text:span text:style-name="T12">p</text:span><text:span text:style-name="T11">);</text:span></text:p>
      <text:p text:style-name="P6"><text:span text:style-name="T11"><text:tab/><text:tab/></text:span><text:span text:style-name="T12">c</text:span><text:span text:style-name="T11">.buyProduct(</text:span><text:span text:style-name="T12">p</text:span><text:span text:style-name="T11">);</text:span></text:p>
      <text:p text:style-name="P6"><text:span text:style-name="T11"><text:tab/><text:tab/></text:span><text:span text:style-name="T12">addSaleProductTransaction</text:span><text:span text:style-name="T11">(</text:span><text:span text:style-name="T12">d</text:span><text:span text:style-name="T11">, </text:span><text:span text:style-name="T12">c</text:span><text:span text:style-name="T11">, </text:span><text:span text:style-name="T12">{p</text:span><text:span text:style-name="T11">}, </text:span><text:span text:style-name="T12">{</text:span><text:span text:style-name="T11">}, </text:span><text:span text:style-name="T12">sc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ell product to a client at a store and receive in credit notes.</text:span></text:p>
      <text:p text:style-name="P6"><text:span text:style-name="T11"><text:tab/></text:span><text:span text:style-name="T6">public</text:span><text:span text:style-name="T11"> sellProductInCreditNotes: Product * Client * StoreCashier * Date ==&gt; ()</text:span></text:p>
      <text:p text:style-name="P6"><text:span text:style-name="T11"><text:tab/>sellProductInCreditNotes(p, c, sc, d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c</text:span><text:span text:style-name="T11">.sellProductInCreditNotes(</text:span><text:span text:style-name="T12">p</text:span><text:span text:style-name="T11">, </text:span><text:span text:style-name="T12">c</text:span><text:span text:style-name="T11">);</text:span></text:p>
      <text:p text:style-name="P6"><text:span text:style-name="T11"><text:tab/><text:tab/></text:span><text:span text:style-name="T12">c</text:span><text:span text:style-name="T11">.buyProduct(</text:span><text:span text:style-name="T12">p</text:span><text:span text:style-name="T11">);</text:span></text:p>
      <text:p text:style-name="P6"><text:span text:style-name="T11"><text:tab/><text:tab/></text:span><text:span text:style-name="T12">addSaleProductTransaction</text:span><text:span text:style-name="T11">(</text:span><text:span text:style-name="T12">d</text:span><text:span text:style-name="T11">, </text:span><text:span text:style-name="T12">c</text:span><text:span text:style-name="T11">, </text:span><text:span text:style-name="T12">{p</text:span><text:span text:style-name="T11">}, </text:span><text:span text:style-name="T12">{</text:span><text:span text:style-name="T11">}, </text:span><text:span text:style-name="T12">sc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card</text:span><text:span text:style-name="T11"> </text:span><text:span text:style-name="T12">transactions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ell product to a client at a store and receive in gift cards.</text:span></text:p>
      <text:p text:style-name="P6"><text:span text:style-name="T11"><text:tab/></text:span><text:span text:style-name="T6">public</text:span><text:span text:style-name="T11"> sellProductInGiftCards: Product * Client * StoreCashier * </text:span><text:span text:style-name="T6">set</text:span><text:span text:style-name="T11"> </text:span><text:span text:style-name="T6">of</text:span><text:span text:style-name="T11"> GiftCard * Date ==&gt; ()</text:span></text:p>
      <text:p text:style-name="P6"><text:span text:style-name="T11"><text:tab/>sellProductInGiftCards(p, c, sc, gc, d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c</text:span><text:span text:style-name="T11">.sellProduct(</text:span><text:span text:style-name="T12">p</text:span><text:span text:style-name="T11">);</text:span></text:p>
      <text:p text:style-name="P6"><text:span text:style-name="T11"><text:tab/><text:tab/></text:span><text:span text:style-name="T12">c</text:span><text:span text:style-name="T11">.buyProduct(</text:span><text:span text:style-name="T12">p</text:span><text:span text:style-name="T11">);</text:span></text:p>
      <text:p text:style-name="P6"><text:span text:style-name="T11"><text:tab/><text:tab/></text:span><text:span text:style-name="T12">addSaleProductTransaction</text:span><text:span text:style-name="T11">(</text:span><text:span text:style-name="T12">d</text:span><text:span text:style-name="T11">, </text:span><text:span text:style-name="T12">c</text:span><text:span text:style-name="T11">, </text:span><text:span text:style-name="T12">{p</text:span><text:span text:style-name="T11">}, </text:span><text:span text:style-name="T12">gc</text:span><text:span text:style-name="T11">, </text:span><text:span text:style-name="T12">sc</text:span><text:span text:style-name="T11">);</text:span></text:p>
      <text:p text:style-name="P6"><text:span text:style-name="T11"><text:tab/><text:tab/></text:span><text:span text:style-name="T12">for</text:span><text:span text:style-name="T6"> all</text:span><text:span text:style-name="T11"> giftCard </text:span><text:span text:style-name="T6">in set</text:span><text:span text:style-name="T11"> </text:span><text:span text:style-name="T12">gc</text:span><text:span text:style-name="T11"> </text:span><text:span text:style-name="T6">do</text:span><text:span text:style-name="T11"> </text:span><text:span text:style-name="T12">useGiftCard</text:span><text:span text:style-name="T11">(</text:span><text:span text:style-name="T12">giftCard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ard</text:span><text:span text:style-name="T11"> </text:span><text:span text:style-name="T12">gc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gc</text:span><text:span text:style-name="T11"> </text:span><text:span text:style-name="T12">subset</text:span><text:span text:style-name="T11"> </text:span><text:span text:style-name="T12">activeGiftCards</text:span><text:span text:style-name="T11"> </text:span><text:span text:style-name="T12">and</text:span></text:p>
      <text:p text:style-name="P6"><text:span text:style-name="T11"><text:tab/><text:tab/><text:tab/></text:span><text:span text:style-name="T12">sumGiftCardValues</text:span><text:span text:style-name="T11">(</text:span><text:span text:style-name="T12">gc</text:span><text:span text:style-name="T11">) </text:span><text:span text:style-name="T12">&gt;=</text:span><text:span text:style-name="T11"> </text:span><text:span text:style-name="T12">p</text:span><text:span text:style-name="T11">.</text:span><text:span text:style-name="T12">getSellPrice</text:span><text:span text:style-name="T11">() </text:span><text:span text:style-name="T12">and</text:span><text:span text:style-name="T11"> </text:span></text:p>
      <text:p text:style-name="P6"><text:span text:style-name="T11"><text:tab/><text:tab/><text:tab/>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oft-page-break/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card</text:span><text:span text:style-name="T11"> </text:span><text:span text:style-name="T12">transactions</text:span><text:span text:style-name="T11">~ </text:span><text:span text:style-name="T12">+</text:span><text:span text:style-name="T11"> </text:span><text:span text:style-name="T12">1</text:span><text:span text:style-name="T11"> </text:span><text:span text:style-name="T12">and</text:span></text:p>
      <text:p text:style-name="P6"><text:span text:style-name="T11"><text:tab/><text:tab/><text:tab/></text:span><text:span text:style-name="T12">gc</text:span><text:span text:style-name="T11"> </text:span><text:span text:style-name="T12">inter</text:span><text:span text:style-name="T11"> </text:span><text:span text:style-name="T12">activeGiftCards</text:span><text:span text:style-name="T11"> </text:span><text:span text:style-name="T12">=</text:span><text:span text:style-name="T11"> </text:span><text:span text:style-name="T12">{</text:span><text:span text:style-name="T11">};</text:span></text:p>
      <text:p text:style-name="P6"><text:span text:style-name="T11"><text:tab/><text:tab/></text:span></text:p>
      <text:p text:style-name="P6"><text:span text:style-name="T11"><text:tab/></text:span><text:span text:style-name="T3">-- Sell a giftcard to a client at a store</text:span></text:p>
      <text:p text:style-name="P6"><text:span text:style-name="T11"><text:tab/></text:span><text:span text:style-name="T6">public</text:span><text:span text:style-name="T11"> sellGiftCard: Client * StoreCashier * Date * </text:span><text:span text:style-name="T6">nat1</text:span><text:span text:style-name="T11"> ==&gt; GiftCard</text:span></text:p>
      <text:p text:style-name="P6"><text:span text:style-name="T11"><text:tab/>sellGiftCard(c, sc, d, value) == 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gc: GiftCard := </text:span><text:span text:style-name="T12">sc</text:span><text:span text:style-name="T11">.</text:span><text:span text:style-name="T12">sellGiftCard</text:span><text:span text:style-name="T11">(</text:span><text:span text:style-name="T12">value</text:span><text:span text:style-name="T11">);</text:span></text:p>
      <text:p text:style-name="P6"><text:span text:style-name="T11"><text:tab/><text:tab/></text:span><text:span text:style-name="T12">c</text:span><text:span text:style-name="T11">.buyGiftCard(</text:span><text:span text:style-name="T12">gc</text:span><text:span text:style-name="T11">);</text:span></text:p>
      <text:p text:style-name="P6"><text:span text:style-name="T11"><text:tab/><text:tab/></text:span><text:span text:style-name="T12">addSaleGCTransaction</text:span><text:span text:style-name="T11">(</text:span><text:span text:style-name="T12">d</text:span><text:span text:style-name="T11">, </text:span><text:span text:style-name="T12">c</text:span><text:span text:style-name="T11">, </text:span><text:span text:style-name="T12">{gc</text:span><text:span text:style-name="T11">}, </text:span><text:span text:style-name="T12">sc</text:span><text:span text:style-name="T11">);</text:span></text:p>
      <text:p text:style-name="P6"><text:span text:style-name="T11"><text:tab/><text:tab/></text:span><text:span text:style-name="T12">activateGiftCard</text:span><text:span text:style-name="T11">(</text:span><text:span text:style-name="T12">gc</text:span><text:span text:style-name="T11">);</text:span></text:p>
      <text:p text:style-name="P6"><text:span text:style-name="T11"><text:tab/><text:tab/></text:span><text:span text:style-name="T12">return</text:span><text:span text:style-name="T11"> </text:span><text:span text:style-name="T12">gc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activeGiftCards</text:span><text:span text:style-name="T11"> </text:span><text:span text:style-name="T12">=</text:span><text:span text:style-name="T11"> </text:span><text:span text:style-name="T12">card</text:span><text:span text:style-name="T11"> </text:span><text:span text:style-name="T12">activeGiftCards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Activate a given giftcard</text:span></text:p>
      <text:p text:style-name="P6"><text:span text:style-name="T11"><text:tab/></text:span><text:span text:style-name="T6">private</text:span><text:span text:style-name="T11"> activateGiftCard: GiftCard ==&gt; ()</text:span></text:p>
      <text:p text:style-name="P6"><text:span text:style-name="T11"><text:tab/>activateGiftCard(giftCard) ==</text:span></text:p>
      <text:p text:style-name="P6"><text:span text:style-name="T11"><text:tab/><text:tab/></text:span><text:span text:style-name="T12">activeGiftCards</text:span><text:span text:style-name="T11"> := </text:span><text:span text:style-name="T12">activeGiftCards</text:span><text:span text:style-name="T11"> </text:span><text:span text:style-name="T12">union</text:span><text:span text:style-name="T11"> </text:span><text:span text:style-name="T12">{giftCard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activeGiftCards</text:span><text:span text:style-name="T11"> </text:span><text:span text:style-name="T12">=</text:span><text:span text:style-name="T11"> </text:span><text:span text:style-name="T12">activeGiftCards</text:span><text:span text:style-name="T11"> </text:span><text:span text:style-name="T12">union</text:span><text:span text:style-name="T11"> </text:span><text:span text:style-name="T12">{giftCard</text:span><text:span text:style-name="T11">};</text:span></text:p>
      <text:p text:style-name="P6"><text:span text:style-name="T11"><text:tab/><text:tab/></text:span></text:p>
      <text:p text:style-name="P6"><text:span text:style-name="T11"><text:tab/></text:span><text:span text:style-name="T3">-- Use a given giftcard, making it unusable<text:tab/></text:span></text:p>
      <text:p text:style-name="P6"><text:span text:style-name="T11"><text:tab/></text:span><text:span text:style-name="T6">private</text:span><text:span text:style-name="T11"> useGiftCard: GiftCard ==&gt; ()</text:span></text:p>
      <text:p text:style-name="P6"><text:span text:style-name="T11"><text:tab/>useGiftCard(giftCard) ==</text:span></text:p>
      <text:p text:style-name="P6"><text:span text:style-name="T11"><text:tab/><text:tab/></text:span><text:span text:style-name="T12">activeGiftCards</text:span><text:span text:style-name="T11"> := </text:span><text:span text:style-name="T12">activeGiftCards</text:span><text:span text:style-name="T11"> </text:span><text:span text:style-name="T12">\</text:span><text:span text:style-name="T11"> </text:span><text:span text:style-name="T12">{giftCard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giftCard</text:span><text:span text:style-name="T11"> </text:span><text:span text:style-name="T12">in</text:span><text:span text:style-name="T6"> set</text:span><text:span text:style-name="T11"> </text:span><text:span text:style-name="T12">activeGiftCards</text:span></text:p>
      <text:p text:style-name="P6"><text:span text:style-name="T11"><text:tab/><text:tab/></text:span><text:span text:style-name="T6">post</text:span><text:span text:style-name="T11"> </text:span><text:span text:style-name="T12">activeGiftCards</text:span><text:span text:style-name="T11"> </text:span><text:span text:style-name="T12">=</text:span><text:span text:style-name="T11"> </text:span><text:span text:style-name="T12">activeGiftCards</text:span><text:span text:style-name="T11">~ </text:span><text:span text:style-name="T12">\</text:span><text:span text:style-name="T11"> </text:span><text:span text:style-name="T12">{giftCard</text:span><text:span text:style-name="T11">};</text:span></text:p>
      <text:p text:style-name="P6"><text:span text:style-name="T11"><text:tab/></text:span></text:p>
      <text:p text:style-name="P6"><text:span text:style-name="T11"><text:tab/></text:span><text:span text:style-name="T3">-- Create and save the transaction that sells a set of products</text:span></text:p>
      <text:p text:style-name="P6"><text:span text:style-name="T11"><text:tab/></text:span><text:span text:style-name="T6">private</text:span><text:span text:style-name="T11"> addSaleProductTransaction: Date * Client * </text:span><text:span text:style-name="T6">set</text:span><text:span text:style-name="T11"> </text:span><text:span text:style-name="T6">of</text:span><text:span text:style-name="T11"> Product * </text:span><text:span text:style-name="T6">set</text:span><text:span text:style-name="T11"> </text:span><text:span text:style-name="T6">of</text:span><text:span text:style-name="T11"> GiftCard * StoreCashier ==&gt; ()</text:span></text:p>
      <text:p text:style-name="P6"><text:span text:style-name="T11"><text:tab/>addSaleProductTransaction(d,c,sp,gcs,sc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transaction: Transaction := </text:span><text:span text:style-name="T12">new</text:span><text:span text:style-name="T11"> </text:span><text:span text:style-name="T12">Sale</text:span><text:span text:style-name="T11">(</text:span><text:span text:style-name="T12">d</text:span><text:span text:style-name="T11">,</text:span><text:span text:style-name="T12">c</text:span><text:span text:style-name="T11">,</text:span><text:span text:style-name="T12">sp</text:span><text:span text:style-name="T11">,</text:span><text:span text:style-name="T12">gcs</text:span><text:span text:style-name="T11">,</text:span><text:span text:style-name="T12">sc</text:span><text:span text:style-name="T11">);</text:span></text:p>
      <text:p text:style-name="P6"><text:span text:style-name="T11"><text:tab/><text:tab/></text:span><text:span text:style-name="T12">transactions</text:span><text:span text:style-name="T11"> := </text:span><text:span text:style-name="T12">transactions</text:span><text:span text:style-name="T11"> </text:span><text:span text:style-name="T12">union</text:span><text:span text:style-name="T11"> </text:span><text:span text:style-name="T12">{transaction</text:span><text:span text:style-name="T11">}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ard</text:span><text:span text:style-name="T11"> </text:span><text:span text:style-name="T12">sp</text:span><text:span text:style-name="T11"> </text:span><text:span text:style-name="T12">&gt;=</text:span><text:span text:style-name="T11"> </text:span><text:span text:style-name="T12">1</text:span><text:span text:style-name="T11"> </text:span><text:span text:style-name="T12">and</text:span></text:p>
      <text:p text:style-name="P6"><text:span text:style-name="T11"><text:tab/><text:tab/>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card</text:span><text:span text:style-name="T11"> </text:span><text:span text:style-name="T12">transactions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Create and save the transaction that sells a set of giftcards</text:span></text:p>
      <text:p text:style-name="P6"><text:span text:style-name="T11"><text:tab/></text:span><text:span text:style-name="T6">private</text:span><text:span text:style-name="T11"> addSaleGCTransaction: Date * Client * </text:span><text:span text:style-name="T6">set</text:span><text:span text:style-name="T11"> </text:span><text:span text:style-name="T6">of</text:span><text:span text:style-name="T11"> GiftCard * StoreCashier ==&gt; ()</text:span></text:p>
      <text:p text:style-name="P6"><text:span text:style-name="T11"><text:tab/>addSaleGCTransaction(d,c,gcs,sc) ==<text:tab/></text:span></text:p>
      <text:p text:style-name="P6"><text:span text:style-name="T11"><text:tab/></text:span><text:span text:style-name="T12">(</text:span></text:p>
      <text:p text:style-name="P6"><text:span text:style-name="T11"><text:tab/><text:tab/></text:span><text:span text:style-name="T6">dcl</text:span><text:span text:style-name="T11"> transaction: Transaction := </text:span><text:span text:style-name="T12">new</text:span><text:span text:style-name="T11"> </text:span><text:span text:style-name="T12">Sale</text:span><text:span text:style-name="T11">(</text:span><text:span text:style-name="T12">d</text:span><text:span text:style-name="T11">,</text:span><text:span text:style-name="T12">c</text:span><text:span text:style-name="T11">,</text:span><text:span text:style-name="T12">gcs</text:span><text:span text:style-name="T11">,</text:span><text:span text:style-name="T12">sc</text:span><text:span text:style-name="T11">);</text:span></text:p>
      <text:p text:style-name="P6"><text:span text:style-name="T11"><text:tab/><text:tab/></text:span><text:span text:style-name="T12">transactions</text:span><text:span text:style-name="T11"> := </text:span><text:span text:style-name="T12">transactions</text:span><text:span text:style-name="T11"> </text:span><text:span text:style-name="T12">union</text:span><text:span text:style-name="T11"> </text:span><text:span text:style-name="T12">{transaction</text:span><text:span text:style-name="T11">}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ard</text:span><text:span text:style-name="T11"> </text:span><text:span text:style-name="T12">gcs</text:span><text:span text:style-name="T11"> </text:span><text:span text:style-name="T12">&gt;=</text:span><text:span text:style-name="T11"> </text:span><text:span text:style-name="T12">1</text:span><text:span text:style-name="T11"> </text:span><text:span text:style-name="T12">and</text:span></text:p>
      <text:p text:style-name="P6"><text:span text:style-name="T11"><text:tab/><text:tab/>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card</text:span><text:span text:style-name="T11"> </text:span><text:span text:style-name="T12">transactions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Create and save the transaction that purchases a set of products</text:span></text:p>
      <text:p text:style-name="P6"><text:span text:style-name="T11"><text:tab/></text:span><text:span text:style-name="T6">private</text:span><text:span text:style-name="T11"> addPurchaseTransaction: Date * Client * </text:span><text:span text:style-name="T6">set</text:span><text:span text:style-name="T11"> </text:span><text:span text:style-name="T6">of</text:span><text:span text:style-name="T11"> Product * StoreCashier ==&gt; () </text:span></text:p>
      <text:p text:style-name="P6"><text:span text:style-name="T11"><text:tab/>addPurchaseTransaction(d,c,sp,sc) ==<text:tab/></text:span></text:p>
      <text:p text:style-name="P6"><text:span text:style-name="T11"><text:tab/></text:span><text:span text:style-name="T12">(</text:span></text:p>
      <text:p text:style-name="P6"><text:span text:style-name="T11"><text:tab/><text:tab/></text:span><text:span text:style-name="T6">dcl</text:span><text:span text:style-name="T11"> transaction: Transaction := </text:span><text:span text:style-name="T12">new</text:span><text:span text:style-name="T11"> </text:span><text:span text:style-name="T12">Purchase</text:span><text:span text:style-name="T11">(</text:span><text:span text:style-name="T12">d</text:span><text:span text:style-name="T11">,</text:span><text:span text:style-name="T12">c</text:span><text:span text:style-name="T11">,</text:span><text:span text:style-name="T12">sp</text:span><text:span text:style-name="T11">,</text:span><text:span text:style-name="T12">sc</text:span><text:span text:style-name="T11">);</text:span></text:p>
      <text:p text:style-name="P6"><text:span text:style-name="T11"><text:tab/><text:tab/></text:span><text:span text:style-name="T12">transactions</text:span><text:span text:style-name="T11"> := </text:span><text:span text:style-name="T12">transactions</text:span><text:span text:style-name="T11"> </text:span><text:span text:style-name="T12">union</text:span><text:span text:style-name="T11"> </text:span><text:span text:style-name="T12">{transaction</text:span><text:span text:style-name="T11">}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CashierPerms</text:span><text:span text:style-name="T11">() </text:span><text:span text:style-name="T12">and</text:span><text:span text:style-name="T11"> </text:span><text:span text:style-name="T12">card</text:span><text:span text:style-name="T11"> </text:span><text:span text:style-name="T12">sp</text:span><text:span text:style-name="T11"> </text:span><text:span text:style-name="T12">&gt;=</text:span><text:span text:style-name="T11"> </text:span><text:span text:style-name="T12">1</text:span></text:p>
      <text:p text:style-name="P6"><text:span text:style-name="T11"><text:tab/><text:tab/></text:span><text:span text:style-name="T12">and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lients</text:span><text:span text:style-name="T11"> </text:span><text:span text:style-name="T12">and</text:span><text:span text:style-name="T11"> </text:span><text:span text:style-name="T12">sc</text:span><text:span text:style-name="T11"> </text:span><text:span text:style-name="T12">in</text:span><text:span text:style-name="T6"> set</text:span><text:span text:style-name="T11"> </text:span><text:span text:style-name="T12">getCashiersInternal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transactions</text:span><text:span text:style-name="T11"> </text:span><text:span text:style-name="T12">=</text:span><text:span text:style-name="T11"> </text:span><text:span text:style-name="T12">card</text:span><text:span text:style-name="T11"> </text:span><text:span text:style-name="T12">transactions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Check if the logged in user has cashier permissions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hasCashierPerms: () ==&gt; </text:span><text:span text:style-name="T6">bool</text:span></text:p>
      <text:p text:style-name="P6"><text:span text:style-name="T11"><text:tab/>hasCashierPerms() ==</text:span></text:p>
      <text:p text:style-name="P6"><text:span text:style-name="T11"><text:tab/><text:tab/></text:span><text:span text:style-name="T12">return</text:span><text:span text:style-name="T11"> </text:span><text:span text:style-name="T12">loggedInType</text:span><text:span text:style-name="T11"> </text:span><text:span text:style-name="T12">in</text:span><text:span text:style-name="T6"> set</text:span><text:span text:style-name="T11"> </text:span><text:span text:style-name="T12">{&lt;Admin&gt;</text:span><text:span text:style-name="T11">, </text:span><text:span text:style-name="T12">&lt;Cashier&gt;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oft-page-break/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loggedInType</text:span><text:span text:style-name="T11"> </text:span><text:span text:style-name="T12">in</text:span><text:span text:style-name="T6"> set</text:span><text:span text:style-name="T11"> </text:span><text:span text:style-name="T12">{&lt;Admin&gt;</text:span><text:span text:style-name="T11">, </text:span><text:span text:style-name="T12">&lt;Cashier&gt;</text:span><text:span text:style-name="T11">};</text:span></text:p>
      <text:p text:style-name="P6"><text:span text:style-name="T11"><text:tab/><text:tab/></text:span></text:p>
      <text:p text:style-name="P6"><text:span text:style-name="T11"><text:tab/></text:span><text:span text:style-name="T3">-- Check if the logged in user has admin permissions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hasAdminPerms: () ==&gt; </text:span><text:span text:style-name="T6">bool</text:span></text:p>
      <text:p text:style-name="P6"><text:span text:style-name="T11"><text:tab/>hasAdminPerms() ==</text:span></text:p>
      <text:p text:style-name="P6"><text:span text:style-name="T11"><text:tab/><text:tab/></text:span><text:span text:style-name="T12">return</text:span><text:span text:style-name="T11"> </text:span><text:span text:style-name="T12">loggedInType</text:span><text:span text:style-name="T11"> </text:span><text:span text:style-name="T12">=</text:span><text:span text:style-name="T11"> </text:span><text:span text:style-name="T12">&lt;Admin&gt;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(</text:span><text:span text:style-name="T12">loggedInType</text:span><text:span text:style-name="T11"> </text:span><text:span text:style-name="T12">=</text:span><text:span text:style-name="T11"> </text:span><text:span text:style-name="T12">&lt;Admin&gt;</text:span><text:span text:style-name="T11">);</text:span></text:p>
      <text:p text:style-name="P6"><text:span text:style-name="T11"><text:tab/></text:span></text:p>
      <text:p text:style-name="P6"><text:span text:style-name="T11"><text:tab/></text:span><text:span text:style-name="T3">-- Sum the values of a set of giftcards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sumGiftCardValues: (</text:span><text:span text:style-name="T6">set</text:span><text:span text:style-name="T11"> </text:span><text:span text:style-name="T6">of</text:span><text:span text:style-name="T11"> GiftCard) ==&gt; </text:span><text:span text:style-name="T6">nat1</text:span></text:p>
      <text:p text:style-name="P6"><text:span text:style-name="T11"><text:tab/>sumGiftCardValues(giftCards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res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<text:tab/></text:span><text:span text:style-name="T12">for</text:span><text:span text:style-name="T6"> all</text:span><text:span text:style-name="T11"> gc </text:span><text:span text:style-name="T6">in set</text:span><text:span text:style-name="T11"> </text:span><text:span text:style-name="T12">giftCards</text:span><text:span text:style-name="T11"> </text:span><text:span text:style-name="T6">do</text:span><text:span text:style-name="T11"> </text:span><text:span text:style-name="T12">res</text:span><text:span text:style-name="T11"> := </text:span><text:span text:style-name="T12">res</text:span><text:span text:style-name="T11"> </text:span><text:span text:style-name="T12">+</text:span><text:span text:style-name="T11"> </text:span><text:span text:style-name="T12">gc</text:span><text:span text:style-name="T11">.</text:span><text:span text:style-name="T12">getValue</text:span><text:span text:style-name="T11">();</text:span></text:p>
      <text:p text:style-name="P6"><text:span text:style-name="T11"><text:tab/><text:tab/></text:span><text:span text:style-name="T12">return</text:span><text:span text:style-name="T11"> </text:span><text:span text:style-name="T12">res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card</text:span><text:span text:style-name="T11"> </text:span><text:span text:style-name="T12">giftCards</text:span><text:span text:style-name="T11"> </text:span><text:span text:style-name="T12">&gt;</text:span><text:span text:style-name="T11"> </text:span><text:span text:style-name="T12">0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&gt;</text:span><text:span text:style-name="T11"> </text:span><text:span text:style-name="T12">0</text:span><text:span text:style-name="T11">;</text:span></text:p>
      <text:p text:style-name="P1"><text:span text:style-name="T6">end</text:span><text:span text:style-name="T11"> Kid2Kid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6"><text:span text:style-name="T11"/></text:p>
      <text:p text:style-name="P7"><text:span text:style-name="T3">-- Abstract class that represents any product sold in Kid2Kid stores, except for GiftCards.</text:span></text:p>
      <text:p text:style-name="P6"><text:span text:style-name="T6">class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Custom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11"><text:tab/></text:span><text:span text:style-name="T6">public</text:span><text:span text:style-name="T11"> ProductState = </text:span><text:span text:style-name="T16">&lt;New&gt;</text:span><text:span text:style-name="T11"> | </text:span><text:span text:style-name="T16">&lt;Low_Use&gt;</text:span><text:span text:style-name="T11"> | </text:span><text:span text:style-name="T16">&lt;High_Use&gt;</text:span><text:span text:style-name="T11">;</text:span></text:p>
      <text:p text:style-name="P6"><text:span text:style-name="T6">values</text:span></text:p>
      <text:p text:style-name="P6"><text:span text:style-name="T11"><text:tab/></text:span><text:span text:style-name="T6">public</text:span><text:span text:style-name="T11"> CREDIT_NOTE_MULTIPLIER: </text:span><text:span text:style-name="T6">real</text:span><text:span text:style-name="T11"> = </text:span><text:span text:style-name="T12">1.2</text:span><text:span text:style-name="T11">;</text:span></text:p>
      <text:p text:style-name="P6"><text:span text:style-name="T6">instance variables</text:span></text:p>
      <text:p text:style-name="P6"><text:span text:style-name="T11"><text:tab/></text:span><text:span text:style-name="T6">protected</text:span><text:span text:style-name="T11"> </text:span><text:span text:style-name="T6">static</text:span><text:span text:style-name="T11"> idCounter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</text:span><text:span text:style-name="T6">protected</text:span><text:span text:style-name="T11"> id: </text:span><text:span text:style-name="T6">nat</text:span><text:span text:style-name="T11">;</text:span></text:p>
      <text:p text:style-name="P6"><text:span text:style-name="T11"><text:tab/></text:span><text:span text:style-name="T6">protected</text:span><text:span text:style-name="T11"> buyPrice: </text:span><text:span text:style-name="T6">real</text:span><text:span text:style-name="T11"> := </text:span><text:span text:style-name="T12">0</text:span><text:span text:style-name="T11">;</text:span></text:p>
      <text:p text:style-name="P6"><text:span text:style-name="T11"><text:tab/></text:span><text:span text:style-name="T6">protected</text:span><text:span text:style-name="T11"> sellPrice: </text:span><text:span text:style-name="T6">real</text:span><text:span text:style-name="T11"> := </text:span><text:span text:style-name="T12">9999999</text:span><text:span text:style-name="T11">;</text:span></text:p>
      <text:p text:style-name="P6"><text:span text:style-name="T11"><text:tab/></text:span><text:span text:style-name="T6">protected</text:span><text:span text:style-name="T11"> state: ProductState;</text:span></text:p>
      <text:p text:style-name="P6"><text:span text:style-name="T11"><text:tab/></text:span><text:span text:style-name="T6">protected</text:span><text:span text:style-name="T11"> description: [CustomString] := </text:span><text:span text:style-name="T12">nil</text:span><text:span text:style-name="T11">;</text:span></text:p>
      <text:p text:style-name="P6"><text:span text:style-name="T11"><text:tab/></text:span><text:span text:style-name="T6">inv</text:span><text:span text:style-name="T11"> </text:span><text:span text:style-name="T12">sellPrice</text:span><text:span text:style-name="T11"> </text:span><text:span text:style-name="T12">&gt;=</text:span><text:span text:style-name="T11"> </text:span><text:span text:style-name="T12">buyPrice</text:span><text:span text:style-name="T11">;</text:span></text:p>
      <text:p text:style-name="P6"><text:span text:style-name="T6">operations</text:span></text:p>
      <text:p text:style-name="P5"/>
      <text:p text:style-name="P6"><text:span text:style-name="T11"><text:tab/></text:span><text:span text:style-name="T3">-- Get the sell price of the Produc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SellPrice: () ==&gt; </text:span><text:span text:style-name="T6">real</text:span></text:p>
      <text:p text:style-name="P6"><text:span text:style-name="T11"><text:tab/>getSellPrice() ==</text:span></text:p>
      <text:p text:style-name="P6"><text:span text:style-name="T11"><text:tab/><text:tab/></text:span><text:span text:style-name="T12">return</text:span><text:span text:style-name="T11"> </text:span><text:span text:style-name="T12">sellPric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ellPric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the buy price of the Produc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BuyPrice: () ==&gt; </text:span><text:span text:style-name="T6">real</text:span></text:p>
      <text:p text:style-name="P6"><text:span text:style-name="T11"><text:tab/>getBuyPrice() ==</text:span></text:p>
      <text:p text:style-name="P6"><text:span text:style-name="T11"><text:tab/><text:tab/></text:span><text:span text:style-name="T12">return</text:span><text:span text:style-name="T11"> </text:span><text:span text:style-name="T12">buyPric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buyPric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credit notes value of the Produc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reditNotesValue: () ==&gt; </text:span><text:span text:style-name="T6">real</text:span></text:p>
      <text:p text:style-name="P6"><text:span text:style-name="T11"><text:tab/>getCreditNotesValue() ==</text:span></text:p>
      <text:p text:style-name="P6"><text:span text:style-name="T11"><text:tab/><text:tab/></text:span><text:span text:style-name="T12">return</text:span><text:span text:style-name="T11"> </text:span><text:span text:style-name="T12">buyPrice</text:span><text:span text:style-name="T11"> </text:span><text:span text:style-name="T12">*</text:span><text:span text:style-name="T11"> </text:span><text:span text:style-name="T12">CREDIT_NOTE_MULTIPLIER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buyPrice</text:span><text:span text:style-name="T11"> </text:span><text:span text:style-name="T12">*</text:span><text:span text:style-name="T11"> </text:span><text:span text:style-name="T12">CREDIT_NOTE_MULTIPLIER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Update the description of the Product.</text:span></text:p>
      <text:p text:style-name="P6"><text:span text:style-name="T11"><text:tab/></text:span><text:span text:style-name="T6">public</text:span><text:span text:style-name="T11"> setDescription: CustomString ==&gt; ()</text:span></text:p>
      <text:p text:style-name="P6"><text:span text:style-name="T11"><text:tab/>setDescription(newDescription) == </text:span></text:p>
      <text:p text:style-name="P6"><text:span text:style-name="T11"><text:tab/><text:tab/></text:span><text:span text:style-name="T12">description</text:span><text:span text:style-name="T11"> := </text:span><text:span text:style-name="T12">newDescription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description</text:span><text:span text:style-name="T11"> </text:span><text:span text:style-name="T12">=</text:span><text:span text:style-name="T11"> </text:span><text:span text:style-name="T12">newDescription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Algorithm that sets the buy price of the Product</text:span></text:p>
      <text:p text:style-name="P6"><text:span text:style-name="T11"><text:tab/></text:span><text:span text:style-name="T6">protected</text:span><text:span text:style-name="T11"> setPrices: () ==&gt; ()</text:span></text:p>
      <text:p text:style-name="P6"><text:span text:style-name="T11"><text:tab/>setPrices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buyPrice</text:span><text:span text:style-name="T11"> := <text:s/></text:span><text:span text:style-name="T12">10</text:span><text:span text:style-name="T11"> </text:span><text:span text:style-name="T12">*</text:span><text:span text:style-name="T11"> </text:span><text:span text:style-name="T12">getStateValue</text:span><text:span text:style-name="T11">();</text:span></text:p>
      <text:p text:style-name="P6"><text:span text:style-name="T11"><text:tab/><text:tab/></text:span><text:span text:style-name="T12">sellPrice</text:span><text:span text:style-name="T11"> := </text:span><text:span text:style-name="T12">1.3</text:span><text:span text:style-name="T11"> </text:span><text:span text:style-name="T12">*</text:span><text:span text:style-name="T11"> </text:span><text:span text:style-name="T12">buyPrice</text:span></text:p>
      <text:p text:style-name="P6"><text:span text:style-name="T11"><text:tab/><text:tab/>)</text:span></text:p>
      <text:p text:style-name="P6"><text:span text:style-name="T11"><text:tab/></text:span><text:span text:style-name="T6">pre</text:span><text:span text:style-name="T11"> </text:span><text:span text:style-name="T12">state</text:span><text:span text:style-name="T11"> </text:span><text:span text:style-name="T12">&lt;&gt;</text:span><text:span text:style-name="T11"> </text:span><text:span text:style-name="T12">undefined</text:span></text:p>
      <text:p text:style-name="P6"><text:span text:style-name="T11"><text:tab/></text:span><text:span text:style-name="T6">post</text:span><text:span text:style-name="T11"> </text:span><text:span text:style-name="T12">buyPrice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sellPrice</text:span><text:span text:style-name="T11"> </text:span><text:span text:style-name="T12">&gt;</text:span><text:span text:style-name="T11"> </text:span><text:span text:style-name="T12">buyPric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Set sell price manually.</text:span></text:p>
      <text:p text:style-name="P6"><text:span text:style-name="T11"><text:tab/></text:span><text:span text:style-name="T6">public</text:span><text:span text:style-name="T11"> setSellPrice: </text:span><text:span text:style-name="T6">real</text:span><text:span text:style-name="T11"> ==&gt; ()</text:span></text:p>
      <text:p text:style-name="P6"><text:span text:style-name="T11"><text:tab/>setSellPrice(newPrice) ==</text:span></text:p>
      <text:p text:style-name="P6"><text:span text:style-name="T11"><text:tab/><text:tab/></text:span><text:span text:style-name="T12">sellPrice</text:span><text:span text:style-name="T11"> := </text:span><text:span text:style-name="T12">newPrice</text:span></text:p>
      <text:p text:style-name="P6"><text:span text:style-name="T11"><text:tab/></text:span><text:span text:style-name="T6">pre</text:span><text:span text:style-name="T11"> </text:span><text:span text:style-name="T12">buyPrice</text:span><text:span text:style-name="T11"> </text:span><text:span text:style-name="T12">&lt;&gt;</text:span><text:span text:style-name="T11"> </text:span><text:span text:style-name="T12">undefined</text:span><text:span text:style-name="T11"> </text:span><text:span text:style-name="T12">and</text:span><text:span text:style-name="T11"> </text:span><text:span text:style-name="T12">newPrice</text:span><text:span text:style-name="T11"> </text:span><text:span text:style-name="T12">&gt;</text:span><text:span text:style-name="T11"> </text:span><text:span text:style-name="T12">buyPrice</text:span></text:p>
      <text:p text:style-name="P6"><text:span text:style-name="T11"><text:tab/></text:span><text:span text:style-name="T6">post</text:span><text:span text:style-name="T11"> </text:span><text:span text:style-name="T12">sellPrice</text:span><text:span text:style-name="T11"> </text:span><text:span text:style-name="T12">&gt;</text:span><text:span text:style-name="T11"> </text:span><text:span text:style-name="T12">buyPrice</text:span><text:span text:style-name="T11"> </text:span><text:span text:style-name="T12">and</text:span><text:span text:style-name="T11"> </text:span><text:span text:style-name="T12">sellPrice</text:span><text:span text:style-name="T11"> </text:span><text:span text:style-name="T12">=</text:span><text:span text:style-name="T11"> </text:span><text:span text:style-name="T12">newPrice</text:span><text:span text:style-name="T11">;</text:span></text:p>
      <text:p text:style-name="P5"/>
      <text:p text:style-name="P6"><text:span text:style-name="T11"><text:tab/></text:span><text:span text:style-name="T3">-- Get the state of the product as a number to be used in the algorithm that evaluates the Product value.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StateValue: () ==&gt; </text:span><text:span text:style-name="T6">real</text:span></text:p>
      <text:p text:style-name="P6"><text:span text:style-name="T11"><text:tab/>getStateValue() ==</text:span></text:p>
      <text:p text:style-name="P6"><text:span text:style-name="T11"><text:tab/></text:span><text:span text:style-name="T12">(</text:span></text:p>
      <text:p text:style-name="P6"><text:span text:style-name="T11"><text:tab/></text:span><text:span text:style-name="T12">if</text:span><text:span text:style-name="T11"> </text:span><text:span text:style-name="T12">state</text:span><text:span text:style-name="T11"> </text:span><text:span text:style-name="T12">=</text:span><text:span text:style-name="T11"> </text:span><text:span text:style-name="T12">&lt;New&gt;</text:span><text:span text:style-name="T11"> </text:span><text:span text:style-name="T6">then</text:span><text:span text:style-name="T11"> </text:span><text:span text:style-name="T12">return</text:span><text:span text:style-name="T11"> </text:span><text:span text:style-name="T12">1.0</text:span><text:span text:style-name="T11">;</text:span></text:p>
      <text:p text:style-name="P6"><text:span text:style-name="T11"><text:tab/></text:span><text:span text:style-name="T12">if</text:span><text:span text:style-name="T11"> </text:span><text:span text:style-name="T12">state</text:span><text:span text:style-name="T11"> </text:span><text:span text:style-name="T12">=</text:span><text:span text:style-name="T11"> </text:span><text:span text:style-name="T12">&lt;Low_Use&gt;</text:span><text:span text:style-name="T11"> </text:span><text:span text:style-name="T6">then</text:span><text:span text:style-name="T11"> </text:span><text:span text:style-name="T12">return</text:span><text:span text:style-name="T11"> </text:span><text:span text:style-name="T12">0.8</text:span><text:span text:style-name="T11">;</text:span></text:p>
      <text:p text:style-name="P6"><text:soft-page-break/><text:span text:style-name="T11"><text:tab/></text:span><text:span text:style-name="T12">return</text:span><text:span text:style-name="T11"> </text:span><text:span text:style-name="T12">0.5</text:span><text:span text:style-name="T11">;</text:span></text:p>
      <text:p text:style-name="P6"><text:span text:style-name="T11"><text:tab/>)</text:span></text:p>
      <text:p text:style-name="P6"><text:span text:style-name="T11"><text:tab/></text:span><text:span text:style-name="T6">pre</text:span><text:span text:style-name="T11"> </text:span><text:span text:style-name="T12">state</text:span><text:span text:style-name="T11"> </text:span><text:span text:style-name="T12">=</text:span><text:span text:style-name="T11"> </text:span><text:span text:style-name="T12">&lt;New&gt;</text:span><text:span text:style-name="T11"> </text:span><text:span text:style-name="T12">or</text:span><text:span text:style-name="T11"> </text:span><text:span text:style-name="T12">state</text:span><text:span text:style-name="T11"> </text:span><text:span text:style-name="T12">=</text:span><text:span text:style-name="T11"> </text:span><text:span text:style-name="T12">&lt;Low_Use&gt;</text:span><text:span text:style-name="T11"> </text:span><text:span text:style-name="T12">or</text:span><text:span text:style-name="T11"> </text:span><text:span text:style-name="T12">state</text:span><text:span text:style-name="T11"> </text:span><text:span text:style-name="T12">=</text:span><text:span text:style-name="T11"> </text:span><text:span text:style-name="T12">&lt;High_Use&gt;</text:span></text:p>
      <text:p text:style-name="P6"><text:span text:style-name="T11"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0.5</text:span><text:span text:style-name="T11"> </text:span><text:span text:style-name="T12">or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0.8</text:span><text:span text:style-name="T11"> </text:span><text:span text:style-name="T12">or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1.0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description of the Product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Description: () ==&gt; CustomString</text:span></text:p>
      <text:p text:style-name="P6"><text:span text:style-name="T11"><text:tab/>getDescription() ==</text:span></text:p>
      <text:p text:style-name="P6"><text:span text:style-name="T11"><text:tab/><text:tab/></text:span><text:span text:style-name="T12">return</text:span><text:span text:style-name="T11"> </text:span><text:span text:style-name="T12">description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description</text:span><text:span text:style-name="T11">;</text:span></text:p>
      <text:p text:style-name="P5"/>
      <text:p text:style-name="P6"><text:span text:style-name="T6">end</text:span><text:span text:style-name="T11"> Product</text:span></text:p>
      <text:p text:style-name="P1"><text:span text:style-name="T11"/></text:p>
      <text:p text:style-name="P1"><text:span text:style-name="T11"/></text:p>
      <text:p text:style-name="P2"><text:span text:style-name="T11"/></text:p>
      <text:p text:style-name="P6"><text:span text:style-name="T11"/></text:p>
      <text:p text:style-name="P7"><text:span text:style-name="T3">-- A purchase transaction</text:span></text:p>
      <text:p text:style-name="P6"><text:span text:style-name="T6">class</text:span><text:span text:style-name="T11"> Purchase </text:span><text:span text:style-name="T6">is subclass of</text:span><text:span text:style-name="T11"> Transaction</text:span></text:p>
      <text:p text:style-name="P6"><text:span text:style-name="T6">instance variables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Purchase: Date * Client * </text:span><text:span text:style-name="T6">set</text:span><text:span text:style-name="T11"> </text:span><text:span text:style-name="T6">of</text:span><text:span text:style-name="T11"> Product * StoreCashier ==&gt; Purchase</text:span></text:p>
      <text:p text:style-name="P6"><text:span text:style-name="T11"><text:tab/>Purchase(d, c, ps, sc) ==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date</text:span><text:span text:style-name="T11"> := </text:span><text:span text:style-name="T12">d</text:span><text:span text:style-name="T11">;</text:span></text:p>
      <text:p text:style-name="P6"><text:span text:style-name="T11"><text:tab/><text:tab/><text:tab/></text:span><text:span text:style-name="T12">client</text:span><text:span text:style-name="T11"> := </text:span><text:span text:style-name="T12">c</text:span><text:span text:style-name="T11">;</text:span></text:p>
      <text:p text:style-name="P6"><text:span text:style-name="T11"><text:tab/><text:tab/><text:tab/></text:span><text:span text:style-name="T12">productsTransacted</text:span><text:span text:style-name="T11"> := </text:span><text:span text:style-name="T12">ps</text:span><text:span text:style-name="T11">;</text:span></text:p>
      <text:p text:style-name="P6"><text:span text:style-name="T11"><text:tab/><text:tab/><text:tab/></text:span><text:span text:style-name="T12">storeAuthorizer</text:span><text:span text:style-name="T11"> := </text:span><text:span text:style-name="T12">sc</text:span><text:span text:style-name="T11">;</text:span></text:p>
      <text:p text:style-name="P6"><text:span text:style-name="T11"><text:tab/><text:tab/><text:tab/></text:span><text:span text:style-name="T12">value</text:span><text:span text:style-name="T11"> := </text:span><text:span text:style-name="T12">sumProductValues</text:span><text:span text:style-name="T11">(</text:span><text:span text:style-name="T12">productsTransacted</text:span><text:span text:style-name="T11">);</text:span></text:p>
      <text:p text:style-name="P6"><text:span text:style-name="T11"><text:tab/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<text:tab/>)</text:span></text:p>
      <text:p text:style-name="P6"><text:span text:style-name="T11"><text:tab/><text:tab/><text:tab/></text:span><text:span text:style-name="T6">pre</text:span><text:span text:style-name="T11"> </text:span><text:span text:style-name="T12">card</text:span><text:span text:style-name="T11"> </text:span><text:span text:style-name="T12">ps</text:span><text:span text:style-name="T11"> </text:span><text:span text:style-name="T12">&gt;=</text:span><text:span text:style-name="T11"> </text:span><text:span text:style-name="T12">1</text:span></text:p>
      <text:p text:style-name="P6"><text:span text:style-name="T11"><text:tab/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11"><text:tab/></text:span></text:p>
      <text:p text:style-name="P6"><text:span text:style-name="T11"><text:tab/></text:span></text:p>
      <text:p text:style-name="P6"><text:span text:style-name="T11"><text:tab/></text:span><text:span text:style-name="T3">-- Sum the buy prices of the products in the transaction<text:tab/><text:tab/></text:span></text:p>
      <text:p text:style-name="P6"><text:span text:style-name="T11"><text:tab/></text:span><text:span text:style-name="T6">protected</text:span><text:span text:style-name="T11"> </text:span><text:span text:style-name="T6">pure</text:span><text:span text:style-name="T11"> sumProductValues: </text:span><text:span text:style-name="T6">set</text:span><text:span text:style-name="T11"> </text:span><text:span text:style-name="T6">of</text:span><text:span text:style-name="T11"> Product ==&gt; </text:span><text:span text:style-name="T6">nat</text:span></text:p>
      <text:p text:style-name="P6"><text:span text:style-name="T11"><text:tab/>sumProductValues(pSe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result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<text:tab/></text:span><text:span text:style-name="T12">for</text:span><text:span text:style-name="T6"> all</text:span><text:span text:style-name="T11"> p </text:span><text:span text:style-name="T6">in set</text:span><text:span text:style-name="T11"> </text:span><text:span text:style-name="T12">pSet</text:span><text:span text:style-name="T11"> </text:span><text:span text:style-name="T6">do</text:span><text:span text:style-name="T11"> 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result</text:span><text:span text:style-name="T11"> := </text:span><text:span text:style-name="T12">result</text:span><text:span text:style-name="T11"> </text:span><text:span text:style-name="T12">+</text:span><text:span text:style-name="T11"> </text:span><text:span text:style-name="T12">p</text:span><text:span text:style-name="T11">.</text:span><text:span text:style-name="T12">getBuyPrice</text:span><text:span text:style-name="T11">();</text:span></text:p>
      <text:p text:style-name="P6"><text:span text:style-name="T11"><text:tab/><text:tab/><text:tab/>);</text:span></text:p>
      <text:p text:style-name="P6"><text:span text:style-name="T11"><text:tab/><text:tab/></text:span><text:span text:style-name="T12">return</text:span><text:span text:style-name="T11"> </text:span><text:span text:style-name="T12">result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 </text:span><text:span text:style-name="T3">-- same as body</text:span></text:p>
      <text:p text:style-name="P6"><text:span text:style-name="T11"><text:tab/><text:tab/></text:span></text:p>
      <text:p text:style-name="P6"><text:span text:style-name="T6">traces</text:span></text:p>
      <text:p text:style-name="P6"><text:span text:style-name="T3">-- TODO Define Combinatorial Test Traces here</text:span></text:p>
      <text:p text:style-name="P1"><text:span text:style-name="T6">end</text:span><text:span text:style-name="T11"> Purchase</text:span></text:p>
      <text:p text:style-name="P1"><text:span text:style-name="T11"/></text:p>
      <text:p text:style-name="P1"><text:span text:style-name="T11"/></text:p>
      <text:p text:style-name="P6"><text:span text:style-name="T3">-- Represents a collection of items that were sold by a store</text:span></text:p>
      <text:p text:style-name="P6"><text:span text:style-name="T6"/></text:p>
      <text:p text:style-name="P7"><text:span text:style-name="T6">class</text:span><text:span text:style-name="T11"> Sale </text:span><text:span text:style-name="T6">is subclass of</text:span><text:span text:style-name="T11"> Transaction</text:span></text:p>
      <text:p text:style-name="P6"><text:span text:style-name="T6">instance variables</text:span></text:p>
      <text:p text:style-name="P6"><text:span text:style-name="T11"><text:tab/>giftCardsUsed: </text:span><text:span text:style-name="T6">set</text:span><text:span text:style-name="T11"> </text:span><text:span text:style-name="T6">of</text:span><text:span text:style-name="T11"> GiftCard := </text:span><text:span text:style-name="T12">{</text:span><text:span text:style-name="T11">};</text:span></text:p>
      <text:p text:style-name="P6"><text:span text:style-name="T11"><text:tab/>giftCardsSold: </text:span><text:span text:style-name="T6">set</text:span><text:span text:style-name="T11"> </text:span><text:span text:style-name="T6">of</text:span><text:span text:style-name="T11"> GiftCard := </text:span><text:span text:style-name="T12">{</text:span><text:span text:style-name="T11">};</text:span></text:p>
      <text:p text:style-name="P6"><text:span text:style-name="T11"><text:tab/></text:span></text:p>
      <text:p text:style-name="P6"><text:span text:style-name="T6">operations</text:span></text:p>
      <text:p text:style-name="P5"/>
      <text:p text:style-name="P6"><text:span text:style-name="T11"><text:tab/></text:span><text:span text:style-name="T3">-- Store sells products. Client possibly uses active gift cards.</text:span></text:p>
      <text:p text:style-name="P6"><text:span text:style-name="T11"><text:tab/></text:span><text:span text:style-name="T6">public</text:span><text:span text:style-name="T11"> Sale: Date * Client * </text:span><text:span text:style-name="T6">set</text:span><text:span text:style-name="T11"> </text:span><text:span text:style-name="T6">of</text:span><text:span text:style-name="T11"> Product * </text:span><text:span text:style-name="T6">set</text:span><text:span text:style-name="T11"> </text:span><text:span text:style-name="T6">of</text:span><text:span text:style-name="T11"> GiftCard * StoreCashier ==&gt; Sale</text:span></text:p>
      <text:p text:style-name="P6"><text:span text:style-name="T11"><text:tab/>Sale(d, c, p, cardsUsed, sc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date</text:span><text:span text:style-name="T11">:=</text:span><text:span text:style-name="T12">d</text:span><text:span text:style-name="T11">;</text:span></text:p>
      <text:p text:style-name="P6"><text:span text:style-name="T11"><text:tab/><text:tab/></text:span><text:span text:style-name="T12">client</text:span><text:span text:style-name="T11">:=</text:span><text:span text:style-name="T12">c</text:span><text:span text:style-name="T11">;</text:span></text:p>
      <text:p text:style-name="P6"><text:span text:style-name="T11"><text:tab/><text:tab/></text:span><text:span text:style-name="T12">productsTransacted</text:span><text:span text:style-name="T11">:=</text:span><text:span text:style-name="T12">p</text:span><text:span text:style-name="T11">;</text:span></text:p>
      <text:p text:style-name="P6"><text:span text:style-name="T11"><text:tab/><text:tab/></text:span><text:span text:style-name="T12">giftCardsUsed</text:span><text:span text:style-name="T11">:=</text:span><text:span text:style-name="T12">cardsUsed</text:span><text:span text:style-name="T11">;</text:span></text:p>
      <text:p text:style-name="P6"><text:span text:style-name="T11"><text:tab/><text:tab/></text:span><text:span text:style-name="T12">storeAuthorizer</text:span><text:span text:style-name="T11">:= </text:span><text:span text:style-name="T12">sc</text:span><text:span text:style-name="T11">;</text:span></text:p>
      <text:p text:style-name="P6"><text:span text:style-name="T11"><text:tab/><text:tab/></text:span><text:span text:style-name="T12">value</text:span><text:span text:style-name="T11">:=</text:span><text:span text:style-name="T12">sumProductValues</text:span><text:span text:style-name="T11">(</text:span><text:span text:style-name="T12">p</text:span><text:span text:style-name="T11">);</text:span></text:p>
      <text:p text:style-name="P6"><text:span text:style-name="T11"><text:tab/><text:tab/></text:span><text:span text:style-name="T12">return</text:span><text:span text:style-name="T11"> </text:span><text:span text:style-name="T12">self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card</text:span><text:span text:style-name="T11"> </text:span><text:span text:style-name="T12">p</text:span><text:span text:style-name="T11"> </text:span><text:span text:style-name="T12">&gt;=</text:span><text:span text:style-name="T11"> </text:span><text:span text:style-name="T12">1</text:span><text:span text:style-name="T11"> </text:span><text:span text:style-name="T3">-- there is at least on product being sold</text:span></text:p>
      <text:p text:style-name="P6"><text:span text:style-name="T11"><text:tab/><text:tab/></text:span><text:span text:style-name="T6">post</text:span><text:span text:style-name="T11"> </text:span></text:p>
      <text:p text:style-name="P6"><text:span text:style-name="T11"><text:tab/><text:tab/><text:tab/></text:span><text:span text:style-name="T12">date</text:span><text:span text:style-name="T11"> </text:span><text:span text:style-name="T12">=</text:span><text:span text:style-name="T11"> </text:span><text:span text:style-name="T12">d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client</text:span><text:span text:style-name="T11"> </text:span><text:span text:style-name="T12">=</text:span><text:span text:style-name="T11"> </text:span><text:span text:style-name="T12">c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productsTransacted</text:span><text:span text:style-name="T11"> </text:span><text:span text:style-name="T12">=</text:span><text:span text:style-name="T11"> </text:span><text:span text:style-name="T12">p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giftCardsUsed</text:span><text:span text:style-name="T11"> </text:span><text:span text:style-name="T12">=</text:span><text:span text:style-name="T11"> </text:span><text:span text:style-name="T12">cardsUsed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storeAuthorizer</text:span><text:span text:style-name="T11"> </text:span><text:span text:style-name="T12">=</text:span><text:span text:style-name="T11"> </text:span><text:span text:style-name="T12">sc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value</text:span><text:span text:style-name="T11"> </text:span><text:span text:style-name="T12">=</text:span><text:span text:style-name="T11"> </text:span><text:span text:style-name="T12">sumProductValues</text:span><text:span text:style-name="T11">(</text:span><text:span text:style-name="T12">productsTransacted</text:span><text:span text:style-name="T11">) </text:span><text:span text:style-name="T12">and</text:span></text:p>
      <text:p text:style-name="P6"><text:span text:style-name="T11"><text:tab/><text:tab/><text:tab/>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tore sells gift cards.</text:span></text:p>
      <text:p text:style-name="P6"><text:span text:style-name="T11"><text:tab/></text:span><text:span text:style-name="T6">public</text:span><text:span text:style-name="T11"> Sale: Date * Client * </text:span><text:span text:style-name="T6">set</text:span><text:span text:style-name="T11"> </text:span><text:span text:style-name="T6">of</text:span><text:span text:style-name="T11"> GiftCard * StoreCashier ==&gt; Sale</text:span></text:p>
      <text:p text:style-name="P6"><text:span text:style-name="T11"><text:tab/>Sale(d, c, g, sc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date</text:span><text:span text:style-name="T11"> := </text:span><text:span text:style-name="T12">d</text:span><text:span text:style-name="T11">;</text:span></text:p>
      <text:p text:style-name="P6"><text:span text:style-name="T11"><text:tab/><text:tab/></text:span><text:span text:style-name="T12">client</text:span><text:span text:style-name="T11"> := </text:span><text:span text:style-name="T12">c</text:span><text:span text:style-name="T11">;</text:span></text:p>
      <text:p text:style-name="P6"><text:span text:style-name="T11"><text:tab/><text:tab/></text:span><text:span text:style-name="T12">giftCardsSold</text:span><text:span text:style-name="T11"> := </text:span><text:span text:style-name="T12">g</text:span><text:span text:style-name="T11">;</text:span></text:p>
      <text:p text:style-name="P6"><text:span text:style-name="T11"><text:tab/><text:tab/></text:span><text:span text:style-name="T12">storeAuthorizer</text:span><text:span text:style-name="T11"> := </text:span><text:span text:style-name="T12">sc</text:span><text:span text:style-name="T11">;</text:span></text:p>
      <text:p text:style-name="P6"><text:span text:style-name="T11"><text:tab/><text:tab/></text:span><text:span text:style-name="T12">value</text:span><text:span text:style-name="T11"> := </text:span><text:span text:style-name="T12">sumGCValues</text:span><text:span text:style-name="T11">(</text:span><text:span text:style-name="T12">g</text:span><text:span text:style-name="T11">)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card</text:span><text:span text:style-name="T11"> </text:span><text:span text:style-name="T12">g</text:span><text:span text:style-name="T11"> </text:span><text:span text:style-name="T12">&gt;=</text:span><text:span text:style-name="T11"> </text:span><text:span text:style-name="T12">1</text:span></text:p>
      <text:p text:style-name="P6"><text:span text:style-name="T11"><text:tab/><text:tab/></text:span><text:span text:style-name="T6">post</text:span><text:span text:style-name="T11"> </text:span><text:span text:style-name="T12">value</text:span><text:span text:style-name="T11"> </text:span><text:span text:style-name="T12">=</text:span><text:span text:style-name="T11"> </text:span><text:span text:style-name="T12">sumGCValues</text:span><text:span text:style-name="T11">(</text:span><text:span text:style-name="T12">g</text:span><text:span text:style-name="T11">) </text:span><text:span text:style-name="T12">and</text:span><text:span text:style-name="T11"> </text:span></text:p>
      <text:p text:style-name="P6"><text:span text:style-name="T11"><text:tab/><text:tab/></text:span><text:span text:style-name="T12">date</text:span><text:span text:style-name="T11"> </text:span><text:span text:style-name="T12">=</text:span><text:span text:style-name="T11"> </text:span><text:span text:style-name="T12">d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client</text:span><text:span text:style-name="T11"> </text:span><text:span text:style-name="T12">=</text:span><text:span text:style-name="T11"> </text:span><text:span text:style-name="T12">c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giftCardsSold</text:span><text:span text:style-name="T11"> </text:span><text:span text:style-name="T12">=</text:span><text:span text:style-name="T11"> </text:span><text:span text:style-name="T12">g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storeAuthorizer</text:span><text:span text:style-name="T11"> </text:span><text:span text:style-name="T12">=</text:span><text:span text:style-name="T11"> </text:span><text:span text:style-name="T12">sc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gift cards that were used in the transaction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GiftCardsUsed: () ==&gt; </text:span><text:span text:style-name="T6">set</text:span><text:span text:style-name="T11"> </text:span><text:span text:style-name="T6">of</text:span><text:span text:style-name="T11"> GiftCard</text:span></text:p>
      <text:p text:style-name="P6"><text:span text:style-name="T11"><text:tab/>getGiftCardsUsed() ==</text:span></text:p>
      <text:p text:style-name="P6"><text:span text:style-name="T11"><text:tab/><text:tab/></text:span><text:span text:style-name="T12">return</text:span><text:span text:style-name="T11"> </text:span><text:span text:style-name="T12">giftCardsUsed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giftCardsUsed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gift cards that were sold in the transaction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GiftCardsSold: () ==&gt; </text:span><text:span text:style-name="T6">set</text:span><text:span text:style-name="T11"> </text:span><text:span text:style-name="T6">of</text:span><text:span text:style-name="T11"> GiftCard</text:span></text:p>
      <text:p text:style-name="P6"><text:span text:style-name="T11"><text:tab/>getGiftCardsSold() ==</text:span></text:p>
      <text:p text:style-name="P6"><text:span text:style-name="T11"><text:tab/><text:tab/></text:span><text:span text:style-name="T12">return</text:span><text:span text:style-name="T11"> </text:span><text:span text:style-name="T12">giftCardsSold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giftCardsSold</text:span><text:span text:style-name="T11">;</text:span></text:p>
      <text:p text:style-name="P6"><text:span text:style-name="T11"><text:tab/></text:span></text:p>
      <text:p text:style-name="P6"><text:span text:style-name="T11"><text:tab/></text:span></text:p>
      <text:p text:style-name="P6"><text:span text:style-name="T11"><text:tab/></text:span><text:span text:style-name="T3">-- Sum the sell prices of the products<text:tab/></text:span></text:p>
      <text:p text:style-name="P6"><text:span text:style-name="T11"><text:tab/></text:span><text:span text:style-name="T6">protected</text:span><text:span text:style-name="T11"> </text:span><text:span text:style-name="T6">pure</text:span><text:span text:style-name="T11"> sumProductValues: </text:span><text:span text:style-name="T6">set</text:span><text:span text:style-name="T11"> </text:span><text:span text:style-name="T6">of</text:span><text:span text:style-name="T11"> Product ==&gt; </text:span><text:span text:style-name="T6">real</text:span></text:p>
      <text:p text:style-name="P6"><text:span text:style-name="T11"><text:tab/>sumProductValues(pSe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result: </text:span><text:span text:style-name="T6">real</text:span><text:span text:style-name="T11"> := </text:span><text:span text:style-name="T12">0</text:span><text:span text:style-name="T11">;</text:span></text:p>
      <text:p text:style-name="P6"><text:span text:style-name="T11"><text:tab/><text:tab/></text:span><text:span text:style-name="T12">for</text:span><text:span text:style-name="T6"> all</text:span><text:span text:style-name="T11"> p </text:span><text:span text:style-name="T6">in set</text:span><text:span text:style-name="T11"> </text:span><text:span text:style-name="T12">pSet</text:span><text:span text:style-name="T11"> </text:span><text:span text:style-name="T6">do</text:span><text:span text:style-name="T11"> </text:span></text:p>
      <text:p text:style-name="P6"><text:soft-page-break/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result</text:span><text:span text:style-name="T11"> := </text:span><text:span text:style-name="T12">result</text:span><text:span text:style-name="T11"> </text:span><text:span text:style-name="T12">+</text:span><text:span text:style-name="T11"> </text:span><text:span text:style-name="T12">p</text:span><text:span text:style-name="T11">.</text:span><text:span text:style-name="T12">getSellPrice</text:span><text:span text:style-name="T11">();</text:span></text:p>
      <text:p text:style-name="P6"><text:span text:style-name="T11"><text:tab/><text:tab/><text:tab/>);</text:span></text:p>
      <text:p text:style-name="P6"><text:span text:style-name="T11"><text:tab/><text:tab/></text:span><text:span text:style-name="T12">return</text:span><text:span text:style-name="T11"> </text:span><text:span text:style-name="T12">result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 </text:span><text:span text:style-name="T3">-- same as body</text:span></text:p>
      <text:p text:style-name="P6"><text:span text:style-name="T11"><text:tab/></text:span></text:p>
      <text:p text:style-name="P6"><text:span text:style-name="T11"><text:tab/></text:span><text:span text:style-name="T3">-- Sum the values of a set of giftcards</text:span></text:p>
      <text:p text:style-name="P6"><text:span text:style-name="T11"><text:tab/></text:span><text:span text:style-name="T6">private</text:span><text:span text:style-name="T11"> </text:span><text:span text:style-name="T6">pure</text:span><text:span text:style-name="T11"> sumGCValues: </text:span><text:span text:style-name="T6">set</text:span><text:span text:style-name="T11"> </text:span><text:span text:style-name="T6">of</text:span><text:span text:style-name="T11"> GiftCard ==&gt; </text:span><text:span text:style-name="T6">nat</text:span></text:p>
      <text:p text:style-name="P6"><text:span text:style-name="T11"><text:tab/>sumGCValues(gcSe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result: </text:span><text:span text:style-name="T6">nat</text:span><text:span text:style-name="T11"> := </text:span><text:span text:style-name="T12">0</text:span><text:span text:style-name="T11">;</text:span></text:p>
      <text:p text:style-name="P6"><text:span text:style-name="T11"><text:tab/><text:tab/></text:span><text:span text:style-name="T12">for</text:span><text:span text:style-name="T6"> all</text:span><text:span text:style-name="T11"> g </text:span><text:span text:style-name="T6">in set</text:span><text:span text:style-name="T11"> </text:span><text:span text:style-name="T12">gcSet</text:span><text:span text:style-name="T11"> </text:span><text:span text:style-name="T6">do</text:span><text:span text:style-name="T11"> 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result</text:span><text:span text:style-name="T11"> := </text:span><text:span text:style-name="T12">result</text:span><text:span text:style-name="T11"> </text:span><text:span text:style-name="T12">+</text:span><text:span text:style-name="T11"> </text:span><text:span text:style-name="T12">g</text:span><text:span text:style-name="T11">.</text:span><text:span text:style-name="T12">getValue</text:span><text:span text:style-name="T11">();</text:span></text:p>
      <text:p text:style-name="P6"><text:span text:style-name="T11"><text:tab/><text:tab/><text:tab/>);</text:span></text:p>
      <text:p text:style-name="P6"><text:span text:style-name="T11"><text:tab/><text:tab/></text:span><text:span text:style-name="T12">return</text:span><text:span text:style-name="T11"> </text:span><text:span text:style-name="T12">result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 </text:span><text:span text:style-name="T3">-- same as body</text:span></text:p>
      <text:p text:style-name="P5"/>
      <text:p text:style-name="P1"><text:span text:style-name="T6">end</text:span><text:span text:style-name="T11"> Sale</text:span></text:p>
      <text:p text:style-name="P1"><text:span text:style-name="T11"/></text:p>
      <text:p text:style-name="P1"><text:span text:style-name="T11"/></text:p>
      <text:p text:style-name="P6"><text:span text:style-name="T3">-- A physical Kid2Kid store</text:span></text:p>
      <text:p text:style-name="P6"><text:span text:style-name="T6"/></text:p>
      <text:p text:style-name="P7"><text:span text:style-name="T6">class</text:span><text:span text:style-name="T11"> Store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11"><text:tab/></text:span><text:span text:style-name="T6">public</text:span><text:span text:style-name="T11"> ClientsToCredits = </text:span><text:span text:style-name="T6">map</text:span><text:span text:style-name="T11"> </text:span><text:span text:style-name="T6">nat</text:span><text:span text:style-name="T11"> </text:span><text:span text:style-name="T6">to</text:span><text:span text:style-name="T11"> </text:span><text:span text:style-name="T6">real</text:span><text:span text:style-name="T11">;</text:span></text:p>
      <text:p text:style-name="P6"><text:span text:style-name="T6">values</text:span></text:p>
      <text:p text:style-name="P6"><text:span text:style-name="T6">instance variables</text:span></text:p>
      <text:p text:style-name="P6"><text:span text:style-name="T11"><text:tab/>location: NotEmptyString; </text:span><text:span text:style-name="T3">-- geographic place, like the city</text:span></text:p>
      <text:p text:style-name="P6"><text:span text:style-name="T11"><text:tab/>productsAvailable: </text:span><text:span text:style-name="T6">set</text:span><text:span text:style-name="T11"> </text:span><text:span text:style-name="T6">of</text:span><text:span text:style-name="T11"> Product := </text:span><text:span text:style-name="T12">{</text:span><text:span text:style-name="T11">}; </text:span><text:span text:style-name="T3">-- products that the store has in stock</text:span></text:p>
      <text:p text:style-name="P6"><text:span text:style-name="T11"><text:tab/>productsSold: </text:span><text:span text:style-name="T6">set</text:span><text:span text:style-name="T11"> </text:span><text:span text:style-name="T6">of</text:span><text:span text:style-name="T11"> Product := </text:span><text:span text:style-name="T12">{</text:span><text:span text:style-name="T11">}; </text:span><text:span text:style-name="T3">-- products that the store already sold</text:span></text:p>
      <text:p text:style-name="P6"><text:span text:style-name="T11"><text:tab/>giftCardsSold: </text:span><text:span text:style-name="T6">set</text:span><text:span text:style-name="T11"> </text:span><text:span text:style-name="T6">of</text:span><text:span text:style-name="T11"> GiftCard := </text:span><text:span text:style-name="T12">{</text:span><text:span text:style-name="T11">}; </text:span><text:span text:style-name="T3">-- gift cards that the store already sold </text:span></text:p>
      <text:p text:style-name="P6"><text:span text:style-name="T11"><text:tab/>clientsCreditNotes: ClientsToCredits := </text:span><text:span text:style-name="T12">{</text:span><text:span text:style-name="T11"> |-&gt; }; </text:span><text:span text:style-name="T3">-- map ids of clients to its credit notes</text:span></text:p>
      <text:p text:style-name="P6"><text:span text:style-name="T11"><text:tab/>cashiers: </text:span><text:span text:style-name="T6">set</text:span><text:span text:style-name="T11"> </text:span><text:span text:style-name="T6">of</text:span><text:span text:style-name="T11"> StoreCashier := </text:span><text:span text:style-name="T12">{</text:span><text:span text:style-name="T11">}; </text:span><text:span text:style-name="T3">-- set of store cashiers that work here</text:span></text:p>
      <text:p text:style-name="P6"><text:span text:style-name="T11"><text:tab/>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Store: NotEmptyString ==&gt; Store</text:span></text:p>
      <text:p text:style-name="P6"><text:span text:style-name="T11"><text:tab/>Store(storeLocation) ==</text:span></text:p>
      <text:p text:style-name="P6"><text:span text:style-name="T11"><text:tab/><text:tab/></text:span><text:span text:style-name="T12">(location</text:span><text:span text:style-name="T11"> := </text:span><text:span text:style-name="T12">storeLocation</text:span><text:span text:style-name="T11">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)</text:span></text:p>
      <text:p text:style-name="P6"><text:span text:style-name="T11"><text:tab/><text:tab/></text:span><text:span text:style-name="T6">pre</text:span><text:span text:style-name="T11"> </text:span><text:span text:style-name="T12">len</text:span><text:span text:style-name="T11"> </text:span><text:span text:style-name="T12">storeLocation</text:span><text:span text:style-name="T11"> </text:span><text:span text:style-name="T12">&gt;</text:span><text:span text:style-name="T11"> </text:span><text:span text:style-name="T12">0</text:span></text:p>
      <text:p text:style-name="P6"><text:span text:style-name="T11"><text:tab/><text:tab/></text:span><text:span text:style-name="T6">post</text:span><text:span text:style-name="T11"> </text:span></text:p>
      <text:p text:style-name="P6"><text:span text:style-name="T11"><text:tab/><text:tab/><text:tab/></text:span><text:span text:style-name="T12">location</text:span><text:span text:style-name="T11"> </text:span><text:span text:style-name="T12">=</text:span><text:span text:style-name="T11"> </text:span><text:span text:style-name="T12">storeLocation</text:span><text:span text:style-name="T11"> </text:span><text:span text:style-name="T12">and</text:span><text:span text:style-name="T11"> </text:span></text:p>
      <text:p text:style-name="P6"><text:span text:style-name="T11"><text:tab/><text:tab/><text:tab/></text:span><text:span text:style-name="T12">productsAvailable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/text:p>
      <text:p text:style-name="P6"><text:span text:style-name="T11"><text:tab/><text:tab/><text:tab/></text:span><text:span text:style-name="T12">productsSold</text:span><text:span text:style-name="T11"> </text:span><text:span text:style-name="T12">=</text:span><text:span text:style-name="T11"> </text:span><text:span text:style-name="T12">{</text:span><text:span text:style-name="T11">} </text:span><text:span text:style-name="T12">and</text:span><text:span text:style-name="T11"> </text:span></text:p>
      <text:p text:style-name="P6"><text:span text:style-name="T11"><text:tab/><text:tab/><text:tab/></text:span><text:span text:style-name="T12">clientsCreditNotes</text:span><text:span text:style-name="T11"> </text:span><text:span text:style-name="T12">=</text:span><text:span text:style-name="T11"> </text:span><text:span text:style-name="T12">{</text:span><text:span text:style-name="T11"> |-&gt; } </text:span><text:span text:style-name="T12">and</text:span></text:p>
      <text:p text:style-name="P6"><text:span text:style-name="T11"><text:tab/><text:tab/><text:tab/></text:span><text:span text:style-name="T12">cashiers</text:span><text:span text:style-name="T11"> </text:span><text:span text:style-name="T12">=</text:span><text:span text:style-name="T11"> </text:span><text:span text:style-name="T12">{</text:span><text:span text:style-name="T11">};</text:span></text:p>
      <text:p text:style-name="P6"><text:span text:style-name="T11"><text:tab/><text:tab/><text:tab/></text:span></text:p>
      <text:p text:style-name="P6"><text:span text:style-name="T11"><text:tab/></text:span><text:span text:style-name="T3">-- Add a cashier to the store</text:span></text:p>
      <text:p text:style-name="P6"><text:span text:style-name="T11"><text:tab/></text:span><text:span text:style-name="T6">public</text:span><text:span text:style-name="T11"> addCashier: StoreCashier ==&gt; ()</text:span></text:p>
      <text:p text:style-name="P6"><text:span text:style-name="T11"><text:tab/><text:tab/>addCashier(cashier) ==</text:span></text:p>
      <text:p text:style-name="P6"><text:span text:style-name="T11"><text:tab/><text:tab/></text:span><text:span text:style-name="T12">cashiers</text:span><text:span text:style-name="T11"> := </text:span><text:span text:style-name="T12">cashiers</text:span><text:span text:style-name="T11"> </text:span><text:span text:style-name="T12">union</text:span><text:span text:style-name="T11"> </text:span><text:span text:style-name="T12">{cashier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cashiers</text:span><text:span text:style-name="T11"> </text:span><text:span text:style-name="T12">=</text:span><text:span text:style-name="T11"> </text:span><text:span text:style-name="T12">cashiers</text:span><text:span text:style-name="T11">~ </text:span><text:span text:style-name="T12">union</text:span><text:span text:style-name="T11"> </text:span><text:span text:style-name="T12">{cashier</text:span><text:span text:style-name="T11">};</text:span></text:p>
      <text:p text:style-name="P6"><text:span text:style-name="T11"><text:tab/></text:span></text:p>
      <text:p text:style-name="P6"><text:span text:style-name="T11"><text:tab/></text:span><text:span text:style-name="T3">-- Add a product to the store and pay in cash</text:span></text:p>
      <text:p text:style-name="P6"><text:span text:style-name="T11"><text:tab/></text:span><text:span text:style-name="T6">public</text:span><text:span text:style-name="T11"> buyProduct: Product ==&gt; ()</text:span></text:p>
      <text:p text:style-name="P6"><text:span text:style-name="T11"><text:tab/><text:tab/>buyProduct(p) ==</text:span></text:p>
      <text:p text:style-name="P6"><text:span text:style-name="T11"><text:tab/><text:tab/></text:span><text:span text:style-name="T12">productsAvailable</text:span><text:span text:style-name="T11"> := </text:span><text:span text:style-name="T12">productsAvailable</text:span><text:span text:style-name="T11"> </text:span><text:span text:style-name="T12">union</text:span><text:span text:style-name="T11"> </text:span><text:span text:style-name="T12">{p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productsAvailable</text:span><text:span text:style-name="T11"> </text:span><text:span text:style-name="T12">=</text:span><text:span text:style-name="T11"> </text:span><text:span text:style-name="T12">productsAvailable</text:span><text:span text:style-name="T11">~ </text:span><text:span text:style-name="T12">union</text:span><text:span text:style-name="T11"> </text:span><text:span text:style-name="T12">{p</text:span><text:span text:style-name="T11">};</text:span></text:p>
      <text:p text:style-name="P6"><text:span text:style-name="T11"><text:tab/></text:span></text:p>
      <text:p text:style-name="P6"><text:span text:style-name="T11"><text:tab/></text:span><text:span text:style-name="T3">-- Add a product to the store and pay with credit notes</text:span></text:p>
      <text:p text:style-name="P6"><text:span text:style-name="T11"><text:tab/></text:span><text:span text:style-name="T6">public</text:span><text:span text:style-name="T11"> buyProductInCreditNotes: Product * </text:span><text:span text:style-name="T6">nat1</text:span><text:span text:style-name="T11"> ==&gt; ()</text:span></text:p>
      <text:p text:style-name="P6"><text:span text:style-name="T11"><text:tab/>buyProductInCreditNotes(p, clientId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buyProduct</text:span><text:span text:style-name="T11">(</text:span><text:span text:style-name="T12">p</text:span><text:span text:style-name="T11">);</text:span></text:p>
      <text:p text:style-name="P6"><text:span text:style-name="T11"><text:tab/><text:tab/></text:span><text:span text:style-name="T12">addCreditNote</text:span><text:span text:style-name="T11">(</text:span><text:span text:style-name="T12">clientId</text:span><text:span text:style-name="T11">, </text:span><text:span text:style-name="T12">p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productsAvailable</text:span><text:span text:style-name="T11"> </text:span><text:span text:style-name="T12">=</text:span><text:span text:style-name="T11"> </text:span><text:span text:style-name="T12">productsAvailable</text:span><text:span text:style-name="T11">~ </text:span><text:span text:style-name="T12">union</text:span><text:span text:style-name="T11"> </text:span><text:span text:style-name="T12">{p</text:span><text:span text:style-name="T11">} </text:span><text:span text:style-name="T12">and</text:span></text:p>
      <text:p text:style-name="P6"><text:span text:style-name="T11"><text:tab/><text:tab/></text:span><text:span text:style-name="T12">checkCreditNotes</text:span><text:span text:style-name="T11">(</text:span><text:span text:style-name="T12">clientId</text:span><text:span text:style-name="T11">, </text:span><text:span text:style-name="T12">p</text:span><text:span text:style-name="T11">, </text:span><text:span text:style-name="T12">clientsCreditNotes</text:span><text:span text:style-name="T11">, </text:span><text:span text:style-name="T12">clientsCreditNotes</text:span><text:span text:style-name="T11">~);</text:span></text:p>
      <text:p text:style-name="P6"><text:span text:style-name="T11"><text:tab/></text:span></text:p>
      <text:p text:style-name="P6"><text:span text:style-name="T11"><text:tab/></text:span><text:span text:style-name="T3">-- Sell a giftcard</text:span></text:p>
      <text:p text:style-name="P6"><text:span text:style-name="T11"><text:tab/></text:span><text:span text:style-name="T6">public</text:span><text:span text:style-name="T11"> sellGiftCard: (</text:span><text:span text:style-name="T6">nat1</text:span><text:span text:style-name="T11">) ==&gt; GiftCard</text:span></text:p>
      <text:p text:style-name="P6"><text:span text:style-name="T11"><text:tab/>sellGiftCard(value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newGiftCard:GiftCard := </text:span><text:span text:style-name="T12">new</text:span><text:span text:style-name="T11"> </text:span><text:span text:style-name="T12">GiftCard</text:span><text:span text:style-name="T11">(</text:span><text:span text:style-name="T12">value</text:span><text:span text:style-name="T11">);</text:span></text:p>
      <text:p text:style-name="P6"><text:span text:style-name="T11"><text:tab/><text:tab/></text:span><text:span text:style-name="T12">giftCardsSold</text:span><text:span text:style-name="T11"> := </text:span><text:span text:style-name="T12">giftCardsSold</text:span><text:span text:style-name="T11"> </text:span><text:span text:style-name="T12">union</text:span><text:span text:style-name="T11"> </text:span><text:span text:style-name="T12">{newGiftCard</text:span><text:span text:style-name="T11">};</text:span></text:p>
      <text:p text:style-name="P6"><text:span text:style-name="T11"><text:tab/><text:tab/></text:span><text:span text:style-name="T12">return</text:span><text:span text:style-name="T11"> </text:span><text:span text:style-name="T12">newGiftCard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card</text:span><text:span text:style-name="T11"> </text:span><text:span text:style-name="T12">giftCardsSold</text:span><text:span text:style-name="T11"> </text:span><text:span text:style-name="T12">=</text:span><text:span text:style-name="T11"> </text:span><text:span text:style-name="T12">card</text:span><text:span text:style-name="T11"> </text:span><text:span text:style-name="T12">giftCardsSold</text:span><text:span text:style-name="T11">~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Sell a product that is available and receive in cash</text:span></text:p>
      <text:p text:style-name="P6"><text:span text:style-name="T11"><text:tab/></text:span><text:span text:style-name="T6">public</text:span><text:span text:style-name="T11"> sellProduct: Product ==&gt; ()</text:span></text:p>
      <text:p text:style-name="P6"><text:span text:style-name="T11"><text:tab/>sellProduct(p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productsAvailable</text:span><text:span text:style-name="T11"> := </text:span><text:span text:style-name="T12">productsAvailable</text:span><text:span text:style-name="T11"> </text:span><text:span text:style-name="T12">\</text:span><text:span text:style-name="T11"> </text:span><text:span text:style-name="T12">{p</text:span><text:span text:style-name="T11">};</text:span></text:p>
      <text:p text:style-name="P6"><text:span text:style-name="T11"><text:tab/><text:tab/></text:span><text:span text:style-name="T12">productsSold</text:span><text:span text:style-name="T11"> := </text:span><text:span text:style-name="T12">productsSold</text:span><text:span text:style-name="T11"> </text:span><text:span text:style-name="T12">union</text:span><text:span text:style-name="T11"> </text:span><text:span text:style-name="T12">{p</text:span><text:span text:style-name="T11">};</text:span></text:p>
      <text:p text:style-name="P6"><text:span text:style-name="T11"><text:tab/><text:tab/>)</text:span></text:p>
      <text:p text:style-name="P6"><text:soft-page-break/><text:span text:style-name="T11"><text:tab/><text:tab/></text:span><text:span text:style-name="T6">pre</text:span><text:span text:style-name="T11"> </text:span><text:span text:style-name="T12">hasProduct</text:span><text:span text:style-name="T11">(</text:span><text:span text:style-name="T12">p</text:span><text:span text:style-name="T11">)</text:span></text:p>
      <text:p text:style-name="P6"><text:span text:style-name="T11"><text:tab/><text:tab/></text:span><text:span text:style-name="T6">post</text:span><text:span text:style-name="T11"> </text:span><text:span text:style-name="T12">productsAvailable</text:span><text:span text:style-name="T11"> </text:span><text:span text:style-name="T12">=</text:span><text:span text:style-name="T11"> </text:span><text:span text:style-name="T12">productsAvailable</text:span><text:span text:style-name="T11">~ </text:span><text:span text:style-name="T12">\</text:span><text:span text:style-name="T11"> </text:span><text:span text:style-name="T12">{p</text:span><text:span text:style-name="T11">} </text:span><text:span text:style-name="T12">and</text:span><text:span text:style-name="T11"> </text:span><text:span text:style-name="T12">productsSold</text:span><text:span text:style-name="T11"> </text:span><text:span text:style-name="T12">=</text:span><text:span text:style-name="T11"> </text:span><text:span text:style-name="T12">productsSold</text:span><text:span text:style-name="T11">~ </text:span><text:span text:style-name="T12">union</text:span><text:span text:style-name="T11"> </text:span><text:span text:style-name="T12">{p</text:span><text:span text:style-name="T11">};</text:span></text:p>
      <text:p text:style-name="P6"><text:span text:style-name="T11"><text:tab/></text:span></text:p>
      <text:p text:style-name="P6"><text:span text:style-name="T11"><text:tab/></text:span><text:span text:style-name="T3">-- Sell a product that is available and receive in credit notes</text:span></text:p>
      <text:p text:style-name="P6"><text:span text:style-name="T11"><text:tab/></text:span><text:span text:style-name="T6">public</text:span><text:span text:style-name="T11"> sellProductInCreditNotes: Product * </text:span><text:span text:style-name="T6">nat</text:span><text:span text:style-name="T11"> ==&gt; ()</text:span></text:p>
      <text:p text:style-name="P6"><text:span text:style-name="T11"><text:tab/>sellProductInCreditNotes(p, clientId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ellProduct</text:span><text:span text:style-name="T11">(</text:span><text:span text:style-name="T12">p</text:span><text:span text:style-name="T11">);</text:span></text:p>
      <text:p text:style-name="P6"><text:span text:style-name="T11"><text:tab/><text:tab/></text:span><text:span text:style-name="T12">spendCreditNote</text:span><text:span text:style-name="T11">(</text:span><text:span text:style-name="T12">clientId</text:span><text:span text:style-name="T11">, </text:span><text:span text:style-name="T12">p</text:span><text:span text:style-name="T11">.</text:span><text:span text:style-name="T12">getSellPrice</text:span><text:span text:style-name="T11">()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hasProduct</text:span><text:span text:style-name="T11">(</text:span><text:span text:style-name="T12">p</text:span><text:span text:style-name="T11">) </text:span><text:span text:style-name="T12">and</text:span><text:span text:style-name="T11"> </text:span><text:span text:style-name="T12">clientsCreditNotes</text:span><text:span text:style-name="T11">(</text:span><text:span text:style-name="T12">clientId</text:span><text:span text:style-name="T11">) </text:span><text:span text:style-name="T12">&gt;=</text:span><text:span text:style-name="T11"> </text:span><text:span text:style-name="T12">p</text:span><text:span text:style-name="T11">.</text:span><text:span text:style-name="T12">getSellPrice</text:span><text:span text:style-name="T11">()</text:span></text:p>
      <text:p text:style-name="P6"><text:span text:style-name="T11"><text:tab/><text:tab/></text:span><text:span text:style-name="T6">post</text:span><text:span text:style-name="T11"> </text:span><text:span text:style-name="T12">productsAvailable</text:span><text:span text:style-name="T11"> </text:span><text:span text:style-name="T12">=</text:span><text:span text:style-name="T11"> </text:span><text:span text:style-name="T12">productsAvailable</text:span><text:span text:style-name="T11">~ </text:span><text:span text:style-name="T12">\</text:span><text:span text:style-name="T11"> </text:span><text:span text:style-name="T12">{p</text:span><text:span text:style-name="T11">} </text:span><text:span text:style-name="T12">and</text:span></text:p>
      <text:p text:style-name="P6"><text:span text:style-name="T11"><text:tab/><text:tab/><text:tab/><text:tab/><text:tab/></text:span><text:span text:style-name="T12">productsSold</text:span><text:span text:style-name="T11"> </text:span><text:span text:style-name="T12">=</text:span><text:span text:style-name="T11"> </text:span><text:span text:style-name="T12">productsSold</text:span><text:span text:style-name="T11">~ </text:span><text:span text:style-name="T12">union</text:span><text:span text:style-name="T11"> </text:span><text:span text:style-name="T12">{p</text:span><text:span text:style-name="T11">}; </text:span><text:span text:style-name="T3">-- should also check that creditNotes of client have decreased</text:span></text:p>
      <text:p text:style-name="P6"><text:span text:style-name="T11"><text:tab/></text:span></text:p>
      <text:p text:style-name="P6"><text:span text:style-name="T11"><text:tab/></text:span><text:span text:style-name="T3">-- Get creditnotes of a client. Returns 0 if client has no credit notes yet.</text:span></text:p>
      <text:p text:style-name="P6"><text:span text:style-name="T11"><text:tab/></text:span><text:span text:style-name="T6">public</text:span><text:span text:style-name="T11"> getCreditNotesOfClient: </text:span><text:span text:style-name="T6">nat</text:span><text:span text:style-name="T11"> ==&gt; </text:span><text:span text:style-name="T6">real</text:span></text:p>
      <text:p text:style-name="P6"><text:span text:style-name="T11"><text:tab/>getCreditNotesOfClient(clientId) ==</text:span></text:p>
      <text:p text:style-name="P6"><text:span text:style-name="T11"><text:tab/><text:tab/></text:span><text:span text:style-name="T12">if</text:span><text:span text:style-name="T11"> </text:span><text:span text:style-name="T12">clientId</text:span><text:span text:style-name="T11"> </text:span><text:span text:style-name="T12">in</text:span><text:span text:style-name="T6"> set</text:span><text:span text:style-name="T11"> </text:span><text:span text:style-name="T12">dom</text:span><text:span text:style-name="T11"> </text:span><text:span text:style-name="T12">clientsCreditNotes</text:span><text:span text:style-name="T11"> </text:span><text:span text:style-name="T6">then</text:span></text:p>
      <text:p text:style-name="P6"><text:span text:style-name="T11"><text:tab/><text:tab/><text:tab/></text:span><text:span text:style-name="T12">(return</text:span><text:span text:style-name="T11"> </text:span><text:span text:style-name="T12">clientsCreditNotes</text:span><text:span text:style-name="T11">(</text:span><text:span text:style-name="T12">clientId</text:span><text:span text:style-name="T11">))</text:span></text:p>
      <text:p text:style-name="P6"><text:span text:style-name="T11"><text:tab/><text:tab/></text:span><text:span text:style-name="T6">else</text:span><text:span text:style-name="T11"> </text:span><text:span text:style-name="T12">(</text:span></text:p>
      <text:p text:style-name="P6"><text:span text:style-name="T11"><text:tab/><text:tab/><text:tab/><text:tab/></text:span><text:span text:style-name="T12">clientsCreditNotes</text:span><text:span text:style-name="T11"> := </text:span><text:span text:style-name="T12">clientsCreditNotes</text:span><text:span text:style-name="T11"> </text:span><text:span text:style-name="T12">++</text:span><text:span text:style-name="T11"> {</text:span><text:span text:style-name="T12">clientId</text:span><text:span text:style-name="T11"> </text:span><text:span text:style-name="T12">|-&gt;</text:span><text:span text:style-name="T11"> </text:span><text:span text:style-name="T12">0</text:span><text:span text:style-name="T11">};</text:span></text:p>
      <text:p text:style-name="P6"><text:span text:style-name="T11"><text:tab/><text:tab/><text:tab/><text:tab/></text:span><text:span text:style-name="T12">return</text:span><text:span text:style-name="T11"> </text:span><text:span text:style-name="T12">0</text:span></text:p>
      <text:p text:style-name="P6"><text:span text:style-name="T11"><text:tab/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clientsCreditNotes</text:span><text:span text:style-name="T11">(</text:span><text:span text:style-name="T12">clientId</text:span><text:span text:style-name="T11">);</text:span></text:p>
      <text:p text:style-name="P5"/>
      <text:p text:style-name="P6"><text:span text:style-name="T11"><text:tab/></text:span><text:span text:style-name="T3">-- Get credit notes of all clients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lientsCreditNotes: () ==&gt; ClientsToCredits</text:span></text:p>
      <text:p text:style-name="P6"><text:span text:style-name="T11"><text:tab/>getClientsCreditNotes() ==</text:span></text:p>
      <text:p text:style-name="P6"><text:span text:style-name="T11"><text:tab/><text:tab/></text:span><text:span text:style-name="T14">return</text:span><text:span text:style-name="T11"> </text:span><text:span text:style-name="T14">clientsCreditNotes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RESULT</text:span><text:span text:style-name="T11"> </text:span><text:span text:style-name="T14">=</text:span><text:span text:style-name="T11"> </text:span><text:span text:style-name="T14">clientsCreditNotes</text:span><text:span text:style-name="T11">;</text:span></text:p>
      <text:p text:style-name="P5"/>
      <text:p text:style-name="P6"><text:span text:style-name="T11"><text:tab/></text:span><text:span text:style-name="T3">-- Get location of the store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Location: () ==&gt; NotEmptyString</text:span></text:p>
      <text:p text:style-name="P6"><text:span text:style-name="T11"><text:tab/>getLocation() ==</text:span></text:p>
      <text:p text:style-name="P6"><text:span text:style-name="T11"><text:tab/><text:tab/></text:span><text:span text:style-name="T12">return</text:span><text:span text:style-name="T11"> </text:span><text:span text:style-name="T12">location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location</text:span><text:span text:style-name="T11">;</text:span></text:p>
      <text:p text:style-name="P5"/>
      <text:p text:style-name="P6"><text:span text:style-name="T11"><text:tab/></text:span><text:span text:style-name="T3">-- Get products available at the store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ProductsAvailable: () ==&gt; </text:span><text:span text:style-name="T6">set</text:span><text:span text:style-name="T11"> </text:span><text:span text:style-name="T6">of</text:span><text:span text:style-name="T11"> Product</text:span></text:p>
      <text:p text:style-name="P6"><text:span text:style-name="T11"><text:tab/>getProductsAvailable() ==</text:span></text:p>
      <text:p text:style-name="P6"><text:span text:style-name="T11"><text:tab/><text:tab/></text:span><text:span text:style-name="T12">return</text:span><text:span text:style-name="T11"> </text:span><text:span text:style-name="T12">productsAvailabl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productsAvailabl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cashiers that work in the store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ashiers: () ==&gt; </text:span><text:span text:style-name="T6">set</text:span><text:span text:style-name="T11"> </text:span><text:span text:style-name="T6">of</text:span><text:span text:style-name="T11"> StoreCashier</text:span></text:p>
      <text:p text:style-name="P6"><text:span text:style-name="T11"><text:tab/>getCashiers() ==</text:span></text:p>
      <text:p text:style-name="P6"><text:span text:style-name="T11"><text:tab/><text:tab/></text:span><text:span text:style-name="T12">return</text:span><text:span text:style-name="T11"> </text:span><text:span text:style-name="T12">cashiers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cashier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cashier using his name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ashier: NotEmptyString ==&gt; StoreCashier</text:span></text:p>
      <text:p text:style-name="P6"><text:span text:style-name="T11"><text:tab/>getCashier(name) ==</text:span></text:p>
      <text:p text:style-name="P6"><text:span text:style-name="T11"><text:tab/><text:tab/></text:span><text:span text:style-name="T14">(</text:span></text:p>
      <text:p text:style-name="P6"><text:span text:style-name="T11"><text:tab/><text:tab/></text:span><text:span text:style-name="T6">dcl</text:span><text:span text:style-name="T11"> cashier: StoreCashier;</text:span></text:p>
      <text:p text:style-name="P6"><text:span text:style-name="T11"><text:tab/><text:tab/></text:span><text:span text:style-name="T14">for</text:span><text:span text:style-name="T6"> all</text:span><text:span text:style-name="T11"> c </text:span><text:span text:style-name="T6">in set</text:span><text:span text:style-name="T11"> </text:span><text:span text:style-name="T14">cashiers</text:span><text:span text:style-name="T11"> </text:span><text:span text:style-name="T6">do</text:span></text:p>
      <text:p text:style-name="P6"><text:span text:style-name="T11"><text:tab/><text:tab/><text:tab/></text:span><text:span text:style-name="T14">if</text:span><text:span text:style-name="T11"> (</text:span><text:span text:style-name="T14">c</text:span><text:span text:style-name="T11">.</text:span><text:span text:style-name="T14">getName</text:span><text:span text:style-name="T11">() </text:span><text:span text:style-name="T14">=</text:span><text:span text:style-name="T11"> </text:span><text:span text:style-name="T14">name</text:span><text:span text:style-name="T11">) </text:span><text:span text:style-name="T6">then</text:span><text:span text:style-name="T11"> </text:span><text:span text:style-name="T14">cashier</text:span><text:span text:style-name="T11"> := </text:span><text:span text:style-name="T14">c</text:span><text:span text:style-name="T11">;</text:span></text:p>
      <text:p text:style-name="P6"><text:span text:style-name="T11"><text:tab/><text:tab/></text:span><text:span text:style-name="T14">return</text:span><text:span text:style-name="T11"> </text:span><text:span text:style-name="T14">cashier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RESULT</text:span><text:span text:style-name="T11"> </text:span><text:span text:style-name="T14">in</text:span><text:span text:style-name="T6"> set</text:span><text:span text:style-name="T11"> </text:span><text:span text:style-name="T14">cashiers</text:span><text:span text:style-name="T11"> </text:span><text:span text:style-name="T14">and</text:span><text:span text:style-name="T11"> </text:span><text:span text:style-name="T14">RESULT</text:span><text:span text:style-name="T11">.</text:span><text:span text:style-name="T14">getName</text:span><text:span text:style-name="T11">() </text:span><text:span text:style-name="T14">=</text:span><text:span text:style-name="T11"> </text:span><text:span text:style-name="T14">nam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names of all cashiers that work in the store</text:span></text:p>
      <text:p text:style-name="P6"><text:soft-page-break/><text:span text:style-name="T11"><text:tab/></text:span><text:span text:style-name="T6">public</text:span><text:span text:style-name="T11"> </text:span><text:span text:style-name="T6">pure</text:span><text:span text:style-name="T11"> getCashierNames: () ==&gt; </text:span><text:span text:style-name="T6">set</text:span><text:span text:style-name="T11"> </text:span><text:span text:style-name="T6">of</text:span><text:span text:style-name="T11"> NotEmptyString</text:span></text:p>
      <text:p text:style-name="P6"><text:span text:style-name="T11"><text:tab/>getCashierNames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names: </text:span><text:span text:style-name="T6">set</text:span><text:span text:style-name="T11"> </text:span><text:span text:style-name="T6">of</text:span><text:span text:style-name="T11"> NotEmptyString := </text:span><text:span text:style-name="T12">{</text:span><text:span text:style-name="T11">};</text:span></text:p>
      <text:p text:style-name="P6"><text:span text:style-name="T11"><text:tab/><text:tab/></text:span><text:span text:style-name="T12">for</text:span><text:span text:style-name="T6"> all</text:span><text:span text:style-name="T11"> cashier </text:span><text:span text:style-name="T6">in set</text:span><text:span text:style-name="T11"> </text:span><text:span text:style-name="T12">cashiers</text:span><text:span text:style-name="T11"> </text:span><text:span text:style-name="T6">do</text:span><text:span text:style-name="T11"> </text:span><text:span text:style-name="T12">names</text:span><text:span text:style-name="T11"> := </text:span><text:span text:style-name="T12">names</text:span><text:span text:style-name="T11"> </text:span><text:span text:style-name="T12">union</text:span><text:span text:style-name="T11"> </text:span><text:span text:style-name="T12">{cashier</text:span><text:span text:style-name="T11">.</text:span><text:span text:style-name="T12">getName</text:span><text:span text:style-name="T11">()};</text:span></text:p>
      <text:p text:style-name="P6"><text:span text:style-name="T11"><text:tab/><text:tab/></text:span><text:span text:style-name="T12">return</text:span><text:span text:style-name="T11"> </text:span><text:span text:style-name="T12">names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Calculate inventory value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InventoryValue: () ==&gt; </text:span><text:span text:style-name="T6">real</text:span></text:p>
      <text:p text:style-name="P6"><text:span text:style-name="T11"><text:tab/>getInventoryValue() ==</text:span></text:p>
      <text:p text:style-name="P6"><text:span text:style-name="T11"><text:tab/><text:tab/></text:span><text:span text:style-name="T14">(</text:span></text:p>
      <text:p text:style-name="P6"><text:span text:style-name="T11"><text:tab/><text:tab/></text:span><text:span text:style-name="T6">dcl</text:span><text:span text:style-name="T11"> sum: </text:span><text:span text:style-name="T6">real</text:span><text:span text:style-name="T11"> := </text:span><text:span text:style-name="T14">0</text:span><text:span text:style-name="T11">;</text:span></text:p>
      <text:p text:style-name="P6"><text:span text:style-name="T11"><text:tab/><text:tab/></text:span><text:span text:style-name="T14">for</text:span><text:span text:style-name="T6"> all</text:span><text:span text:style-name="T11"> product </text:span><text:span text:style-name="T6">in set</text:span><text:span text:style-name="T11"> </text:span><text:span text:style-name="T14">productsAvailable</text:span><text:span text:style-name="T11"> </text:span><text:span text:style-name="T6">do</text:span></text:p>
      <text:p text:style-name="P6"><text:span text:style-name="T11"><text:tab/><text:tab/><text:tab/></text:span><text:span text:style-name="T14">sum</text:span><text:span text:style-name="T11"> := </text:span><text:span text:style-name="T14">sum</text:span><text:span text:style-name="T11"> </text:span><text:span text:style-name="T14">+</text:span><text:span text:style-name="T11"> </text:span><text:span text:style-name="T14">product</text:span><text:span text:style-name="T11">.</text:span><text:span text:style-name="T14">getBuyPrice</text:span><text:span text:style-name="T11">();</text:span></text:p>
      <text:p text:style-name="P6"><text:span text:style-name="T11"><text:tab/><text:tab/></text:span><text:span text:style-name="T14">return</text:span><text:span text:style-name="T11"> </text:span><text:span text:style-name="T14">sum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tru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Calculate revenue using products sold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Revenue: () ==&gt; </text:span><text:span text:style-name="T6">real</text:span></text:p>
      <text:p text:style-name="P6"><text:span text:style-name="T11"><text:tab/>getRevenue() ==</text:span></text:p>
      <text:p text:style-name="P6"><text:span text:style-name="T11"><text:tab/><text:tab/></text:span><text:span text:style-name="T14">(</text:span></text:p>
      <text:p text:style-name="P6"><text:span text:style-name="T11"><text:tab/><text:tab/></text:span><text:span text:style-name="T6">dcl</text:span><text:span text:style-name="T11"> sum: </text:span><text:span text:style-name="T6">real</text:span><text:span text:style-name="T11"> := </text:span><text:span text:style-name="T14">0</text:span><text:span text:style-name="T11">;</text:span></text:p>
      <text:p text:style-name="P6"><text:span text:style-name="T11"><text:tab/><text:tab/></text:span><text:span text:style-name="T14">for</text:span><text:span text:style-name="T6"> all</text:span><text:span text:style-name="T11"> product </text:span><text:span text:style-name="T6">in set</text:span><text:span text:style-name="T11"> </text:span><text:span text:style-name="T14">productsSold</text:span><text:span text:style-name="T11"> </text:span><text:span text:style-name="T6">do</text:span></text:p>
      <text:p text:style-name="P6"><text:span text:style-name="T11"><text:tab/><text:tab/><text:tab/></text:span><text:span text:style-name="T14">sum</text:span><text:span text:style-name="T11"> := </text:span><text:span text:style-name="T14">sum</text:span><text:span text:style-name="T11"> </text:span><text:span text:style-name="T14">+</text:span><text:span text:style-name="T11"> (</text:span><text:span text:style-name="T14">product</text:span><text:span text:style-name="T11">.</text:span><text:span text:style-name="T14">getSellPrice</text:span><text:span text:style-name="T11">() </text:span><text:span text:style-name="T14">-</text:span><text:span text:style-name="T11"> </text:span><text:span text:style-name="T14">product</text:span><text:span text:style-name="T11">.</text:span><text:span text:style-name="T14">getBuyPrice</text:span><text:span text:style-name="T11">());</text:span></text:p>
      <text:p text:style-name="P6"><text:span text:style-name="T11"><text:tab/><text:tab/></text:span><text:span text:style-name="T14">return</text:span><text:span text:style-name="T11"> </text:span><text:span text:style-name="T14">sum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tru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Update the location</text:span></text:p>
      <text:p text:style-name="P6"><text:span text:style-name="T11"><text:tab/></text:span><text:span text:style-name="T6">public</text:span><text:span text:style-name="T11"> setLocation: NotEmptyString ==&gt; ()</text:span></text:p>
      <text:p text:style-name="P6"><text:span text:style-name="T11"><text:tab/>setLocation(l) ==</text:span></text:p>
      <text:p text:style-name="P6"><text:span text:style-name="T11"><text:tab/><text:tab/></text:span><text:span text:style-name="T14">location</text:span><text:span text:style-name="T11"> := </text:span><text:span text:style-name="T14">l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location</text:span><text:span text:style-name="T11"> </text:span><text:span text:style-name="T14">=</text:span><text:span text:style-name="T11"> </text:span><text:span text:style-name="T14">l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Remove a cashier from the store</text:span></text:p>
      <text:p text:style-name="P6"><text:span text:style-name="T11"><text:tab/></text:span><text:span text:style-name="T6">public</text:span><text:span text:style-name="T11"> removeCashier: StoreCashier ==&gt; ()</text:span></text:p>
      <text:p text:style-name="P6"><text:span text:style-name="T11"><text:tab/>removeCashier(c) ==</text:span></text:p>
      <text:p text:style-name="P6"><text:span text:style-name="T11"><text:tab/><text:tab/></text:span><text:span text:style-name="T12">cashiers</text:span><text:span text:style-name="T11"> := </text:span><text:span text:style-name="T12">cashiers</text:span><text:span text:style-name="T11"> </text:span><text:span text:style-name="T12">\</text:span><text:span text:style-name="T11"> </text:span><text:span text:style-name="T12">{c</text:span><text:span text:style-name="T11">}</text:span></text:p>
      <text:p text:style-name="P6"><text:span text:style-name="T11"><text:tab/><text:tab/></text:span><text:span text:style-name="T6">pre</text:span><text:span text:style-name="T11"> </text:span><text:span text:style-name="T12">c</text:span><text:span text:style-name="T11"> </text:span><text:span text:style-name="T12">in</text:span><text:span text:style-name="T6"> set</text:span><text:span text:style-name="T11"> </text:span><text:span text:style-name="T12">cashiers</text:span></text:p>
      <text:p text:style-name="P6"><text:span text:style-name="T11"><text:tab/><text:tab/></text:span><text:span text:style-name="T6">post</text:span><text:span text:style-name="T11"> </text:span><text:span text:style-name="T12">c</text:span><text:span text:style-name="T11"> </text:span><text:span text:style-name="T12">not</text:span><text:span text:style-name="T6"> in set</text:span><text:span text:style-name="T11"> </text:span><text:span text:style-name="T12">cashiers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Add a credit note to a client</text:span></text:p>
      <text:p text:style-name="P6"><text:span text:style-name="T11"><text:tab/></text:span><text:span text:style-name="T6">public</text:span><text:span text:style-name="T11"> addCreditNote: </text:span><text:span text:style-name="T6">real</text:span><text:span text:style-name="T11"> * Product ==&gt; ()</text:span></text:p>
      <text:p text:style-name="P6"><text:span text:style-name="T11"><text:tab/>addCreditNote(clientId, p) ==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(if</text:span><text:span text:style-name="T11"> </text:span><text:span text:style-name="T12">clientId</text:span><text:span text:style-name="T11"> </text:span><text:span text:style-name="T12">not</text:span><text:span text:style-name="T6"> in set</text:span><text:span text:style-name="T11"> </text:span><text:span text:style-name="T12">dom</text:span><text:span text:style-name="T11"> </text:span><text:span text:style-name="T12">clientsCreditNotes</text:span></text:p>
      <text:p text:style-name="P6"><text:span text:style-name="T11"><text:tab/><text:tab/><text:tab/><text:tab/></text:span><text:span text:style-name="T6">then</text:span><text:span text:style-name="T11"> </text:span><text:span text:style-name="T14">clientsCreditNotes</text:span><text:span text:style-name="T11"> := </text:span><text:span text:style-name="T14">clientsCreditNotes</text:span><text:span text:style-name="T11"> </text:span><text:span text:style-name="T14">++</text:span><text:span text:style-name="T11"> {</text:span><text:span text:style-name="T14">clientId</text:span><text:span text:style-name="T11"> </text:span><text:span text:style-name="T14">|-&gt;</text:span><text:span text:style-name="T11"> </text:span><text:span text:style-name="T14">0</text:span><text:span text:style-name="T11">}</text:span></text:p>
      <text:p text:style-name="P6"><text:span text:style-name="T11"><text:tab/><text:tab/><text:tab/>);</text:span></text:p>
      <text:p text:style-name="P6"><text:span text:style-name="T11"><text:tab/><text:tab/><text:tab/></text:span><text:span text:style-name="T12">clientsCreditNotes</text:span><text:span text:style-name="T11"> := </text:span><text:span text:style-name="T12">clientsCreditNotes</text:span><text:span text:style-name="T11"> </text:span><text:span text:style-name="T12">++</text:span><text:span text:style-name="T11"> </text:span></text:p>
      <text:p text:style-name="P6"><text:span text:style-name="T11"><text:tab/><text:tab/><text:tab/><text:tab/>{</text:span><text:span text:style-name="T12">clientId</text:span><text:span text:style-name="T11"> </text:span><text:span text:style-name="T12">|-&gt;</text:span><text:span text:style-name="T11"> </text:span><text:span text:style-name="T12">clientsCreditNotes</text:span><text:span text:style-name="T11">(</text:span><text:span text:style-name="T12">clientId</text:span><text:span text:style-name="T11">) </text:span><text:span text:style-name="T12">+</text:span><text:span text:style-name="T11"> </text:span><text:span text:style-name="T12">p</text:span><text:span text:style-name="T11">.</text:span><text:span text:style-name="T12">getCreditNotesValue</text:span><text:span text:style-name="T11">()}</text:span></text:p>
      <text:p text:style-name="P6"><text:span text:style-name="T11"><text:tab/><text:tab/><text:tab/>)</text:span></text:p>
      <text:p text:style-name="P6"><text:span text:style-name="T11"><text:tab/><text:tab/><text:tab/></text:span><text:span text:style-name="T6">pre</text:span><text:span text:style-name="T11"> </text:span><text:span text:style-name="T12">true</text:span></text:p>
      <text:p text:style-name="P6"><text:span text:style-name="T11"><text:tab/><text:tab/><text:tab/></text:span><text:span text:style-name="T6">post</text:span><text:span text:style-name="T11"> </text:span><text:span text:style-name="T12">checkCreditNotes</text:span><text:span text:style-name="T11">(</text:span><text:span text:style-name="T12">clientId</text:span><text:span text:style-name="T11">, </text:span><text:span text:style-name="T12">p</text:span><text:span text:style-name="T11">, </text:span><text:span text:style-name="T12">clientsCreditNotes</text:span><text:span text:style-name="T11">, </text:span><text:span text:style-name="T12">clientsCreditNotes</text:span><text:span text:style-name="T11">~);</text:span></text:p>
      <text:p text:style-name="P6"><text:span text:style-name="T11"><text:tab/></text:span></text:p>
      <text:p text:style-name="P6"><text:span text:style-name="T11"><text:tab/></text:span><text:span text:style-name="T3">/**</text:span></text:p>
      <text:p text:style-name="P6"><text:span text:style-name="T3"><text:tab/>Spend a credit note</text:span></text:p>
      <text:p text:style-name="P6"><text:span text:style-name="T3"><text:tab/>The value of the credit note to send should be less or equal than the creditNotes amount</text:span></text:p>
      <text:p text:style-name="P6"><text:span text:style-name="T3"><text:tab/>*/</text:span><text:span text:style-name="T11"><text:tab/><text:tab/></text:span></text:p>
      <text:p text:style-name="P6"><text:span text:style-name="T11"><text:tab/></text:span><text:span text:style-name="T6">public</text:span><text:span text:style-name="T11"> spendCreditNote: </text:span><text:span text:style-name="T6">nat</text:span><text:span text:style-name="T11"> * </text:span><text:span text:style-name="T6">real</text:span><text:span text:style-name="T11"> ==&gt; ()</text:span></text:p>
      <text:p text:style-name="P6"><text:span text:style-name="T11"><text:tab/>spendCreditNote(clientId, value) ==</text:span></text:p>
      <text:p text:style-name="P6"><text:soft-page-break/><text:span text:style-name="T11"><text:tab/><text:tab/><text:tab/></text:span><text:span text:style-name="T12">clientsCreditNotes</text:span><text:span text:style-name="T11"> := </text:span><text:span text:style-name="T12">clientsCreditNotes</text:span><text:span text:style-name="T11"> </text:span><text:span text:style-name="T12">++</text:span><text:span text:style-name="T11"> {</text:span><text:span text:style-name="T12">clientId</text:span><text:span text:style-name="T11"> </text:span><text:span text:style-name="T12">|-&gt;</text:span><text:span text:style-name="T11"> </text:span><text:span text:style-name="T12">clientsCreditNotes</text:span><text:span text:style-name="T11">(</text:span><text:span text:style-name="T12">clientId</text:span><text:span text:style-name="T11">) </text:span><text:span text:style-name="T12">-</text:span><text:span text:style-name="T11"> </text:span><text:span text:style-name="T12">value</text:span><text:span text:style-name="T11">}</text:span></text:p>
      <text:p text:style-name="P6"><text:span text:style-name="T11"><text:tab/><text:tab/><text:tab/></text:span><text:span text:style-name="T6">pre</text:span><text:span text:style-name="T11"> </text:span><text:span text:style-name="T12">clientId</text:span><text:span text:style-name="T11"> </text:span><text:span text:style-name="T12">in</text:span><text:span text:style-name="T6"> set</text:span><text:span text:style-name="T11"> </text:span><text:span text:style-name="T12">dom</text:span><text:span text:style-name="T11"> </text:span><text:span text:style-name="T12">clientsCreditNotes</text:span><text:span text:style-name="T11"> </text:span><text:span text:style-name="T12">and</text:span><text:span text:style-name="T11"> </text:span><text:span text:style-name="T12">value</text:span><text:span text:style-name="T11"> </text:span><text:span text:style-name="T12">&lt;=</text:span><text:span text:style-name="T11"> </text:span><text:span text:style-name="T12">clientsCreditNotes</text:span><text:span text:style-name="T11">(</text:span><text:span text:style-name="T12">clientId</text:span><text:span text:style-name="T11">)</text:span></text:p>
      <text:p text:style-name="P6"><text:span text:style-name="T11"><text:tab/><text:tab/><text:tab/></text:span><text:span text:style-name="T6">post</text:span><text:span text:style-name="T11"> </text:span><text:span text:style-name="T12">clientsCreditNotes</text:span><text:span text:style-name="T11"> </text:span><text:span text:style-name="T12">=</text:span><text:span text:style-name="T11"> </text:span><text:span text:style-name="T12">clientsCreditNotes</text:span><text:span text:style-name="T11">~ </text:span><text:span text:style-name="T12">++</text:span><text:span text:style-name="T11"> {</text:span><text:span text:style-name="T12">clientId</text:span><text:span text:style-name="T11"> </text:span><text:span text:style-name="T12">|-&gt;</text:span><text:span text:style-name="T11"> </text:span><text:span text:style-name="T12">clientsCreditNotes</text:span><text:span text:style-name="T11">~(</text:span><text:span text:style-name="T12">clientId</text:span><text:span text:style-name="T11">) </text:span><text:span text:style-name="T12">-</text:span><text:span text:style-name="T11"> </text:span><text:span text:style-name="T12">value</text:span><text:span text:style-name="T11">};</text:span></text:p>
      <text:p text:style-name="P6"><text:span text:style-name="T11"><text:tab/></text:span></text:p>
      <text:p text:style-name="P6"><text:span text:style-name="T11"><text:tab/></text:span><text:span text:style-name="T3">-- Check if the store has a given product in stock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hasProduct: Product ==&gt; </text:span><text:span text:style-name="T6">bool</text:span></text:p>
      <text:p text:style-name="P6"><text:span text:style-name="T11"><text:tab/>hasProduct(p) ==</text:span></text:p>
      <text:p text:style-name="P6"><text:span text:style-name="T11"><text:tab/><text:tab/></text:span><text:span text:style-name="T12">return</text:span><text:span text:style-name="T11"> </text:span><text:span text:style-name="T12">p</text:span><text:span text:style-name="T11"> </text:span><text:span text:style-name="T12">in</text:span><text:span text:style-name="T6"> set</text:span><text:span text:style-name="T11"> </text:span><text:span text:style-name="T12">productsAvailabl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p</text:span><text:span text:style-name="T11"> </text:span><text:span text:style-name="T12">in</text:span><text:span text:style-name="T6"> set</text:span><text:span text:style-name="T11"> </text:span><text:span text:style-name="T12">productsAvailable</text:span><text:span text:style-name="T11">;</text:span></text:p>
      <text:p text:style-name="P5"/>
      <text:p text:style-name="P6"><text:span text:style-name="T6">functions</text:span></text:p>
      <text:p text:style-name="P6"><text:span text:style-name="T11"><text:tab/></text:span><text:span text:style-name="T3">-- Check that the credit notes amount of a client has increased by the value of the product</text:span></text:p>
      <text:p text:style-name="P6"><text:span text:style-name="T11"><text:tab/></text:span><text:span text:style-name="T6">public</text:span><text:span text:style-name="T11"> checkCreditNotes: </text:span><text:span text:style-name="T6">nat</text:span><text:span text:style-name="T11"> * Product * ClientsToCredits * ClientsToCredits -&gt; </text:span><text:span text:style-name="T6">bool</text:span></text:p>
      <text:p text:style-name="P6"><text:span text:style-name="T11"><text:tab/>checkCreditNotes(clientId, p, newCreditNotes, oldCreditNotes) ==</text:span></text:p>
      <text:p text:style-name="P6"><text:span text:style-name="T11"><text:tab/>(</text:span><text:span text:style-name="T12">if</text:span><text:span text:style-name="T11"> </text:span><text:span text:style-name="T12">clientId</text:span><text:span text:style-name="T11"> </text:span><text:span text:style-name="T12">not</text:span><text:span text:style-name="T6"> in set</text:span><text:span text:style-name="T11"> </text:span><text:span text:style-name="T12">dom</text:span><text:span text:style-name="T11"> </text:span><text:span text:style-name="T12">oldCreditNotes</text:span><text:span text:style-name="T11"> </text:span><text:span text:style-name="T6">then</text:span></text:p>
      <text:p text:style-name="P6"><text:span text:style-name="T11"><text:tab/><text:tab/><text:tab/></text:span><text:span text:style-name="T14">newCreditNotes</text:span><text:span text:style-name="T11">(</text:span><text:span text:style-name="T14">clientId</text:span><text:span text:style-name="T11">) </text:span><text:span text:style-name="T14">=</text:span><text:span text:style-name="T11"> </text:span><text:span text:style-name="T14">p</text:span><text:span text:style-name="T11">.</text:span><text:span text:style-name="T14">getCreditNotesValue</text:span><text:span text:style-name="T11">()</text:span></text:p>
      <text:p text:style-name="P6"><text:span text:style-name="T11"><text:tab/></text:span><text:span text:style-name="T6">else</text:span><text:span text:style-name="T11"><text:tab/></text:span></text:p>
      <text:p text:style-name="P6"><text:span text:style-name="T11"><text:tab/><text:tab/><text:tab/></text:span><text:span text:style-name="T12">newCreditNotes</text:span><text:span text:style-name="T11"> </text:span><text:span text:style-name="T12">=</text:span><text:span text:style-name="T11"> </text:span><text:span text:style-name="T12">oldCreditNotes</text:span><text:span text:style-name="T11"> </text:span><text:span text:style-name="T12">++</text:span><text:span text:style-name="T11"> {</text:span><text:span text:style-name="T12">clientId</text:span><text:span text:style-name="T11"> </text:span><text:span text:style-name="T12">|-&gt;</text:span><text:span text:style-name="T11"> </text:span><text:span text:style-name="T12">oldCreditNotes</text:span><text:span text:style-name="T11">(</text:span><text:span text:style-name="T12">clientId</text:span><text:span text:style-name="T11">) </text:span><text:span text:style-name="T12">+</text:span><text:span text:style-name="T11"> </text:span><text:span text:style-name="T12">p</text:span><text:span text:style-name="T11">.</text:span><text:span text:style-name="T12">getCreditNotesValue</text:span><text:span text:style-name="T11">()}</text:span></text:p>
      <text:p text:style-name="P6"><text:span text:style-name="T11"><text:tab/>)</text:span></text:p>
      <text:p text:style-name="P1"><text:span text:style-name="T6">end</text:span><text:span text:style-name="T11"> Store</text:span></text:p>
      <text:p text:style-name="P1"><text:span text:style-name="T11"/></text:p>
      <text:p text:style-name="P6"><text:span text:style-name="T11"/></text:p>
      <text:p text:style-name="P7"><text:span text:style-name="T3">-- A cashier that works in a store</text:span></text:p>
      <text:p text:style-name="P6"><text:span text:style-name="T3">-- A cashier needs to authorize most most of the operations</text:span></text:p>
      <text:p text:style-name="P6"><text:span text:style-name="T6">class</text:span><text:span text:style-name="T11"> StoreCashier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11"><text:tab/></text:span></text:p>
      <text:p text:style-name="P6"><text:span text:style-name="T6">instance variables</text:span></text:p>
      <text:p text:style-name="P6"><text:span text:style-name="T11"><text:tab/>name: NotEmptyString;</text:span></text:p>
      <text:p text:style-name="P6"><text:span text:style-name="T11"><text:tab/>store: Store; </text:span><text:span text:style-name="T3">-- cashier workplace</text:span></text:p>
      <text:p text:style-name="P6"><text:span text:style-name="T11"><text:tab/>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StoreCashier: NotEmptyString * Store ==&gt; StoreCashier</text:span></text:p>
      <text:p text:style-name="P6"><text:span text:style-name="T11"><text:tab/>StoreCashier(n, w) ==</text:span></text:p>
      <text:p text:style-name="P6"><text:span text:style-name="T11"><text:tab/><text:tab/></text:span><text:span text:style-name="T12">(name</text:span><text:span text:style-name="T11"> := </text:span><text:span text:style-name="T12">n</text:span><text:span text:style-name="T11">; </text:span><text:span text:style-name="T12">store</text:span><text:span text:style-name="T11"> := </text:span><text:span text:style-name="T12">w</text:span><text:span text:style-name="T11">; </text:span><text:span text:style-name="T12">return</text:span><text:span text:style-name="T11"> </text:span><text:span text:style-name="T12">self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2">len</text:span><text:span text:style-name="T11"> </text:span><text:span text:style-name="T12">n</text:span><text:span text:style-name="T11"> </text:span><text:span text:style-name="T12">&gt;</text:span><text:span text:style-name="T11"> </text:span><text:span text:style-name="T12">0</text:span></text:p>
      <text:p text:style-name="P6"><text:span text:style-name="T11"><text:tab/><text:tab/></text:span><text:span text:style-name="T6">post</text:span><text:span text:style-name="T11"> </text:span><text:span text:style-name="T12">name</text:span><text:span text:style-name="T11"> </text:span><text:span text:style-name="T12">=</text:span><text:span text:style-name="T11"> </text:span><text:span text:style-name="T12">n</text:span><text:span text:style-name="T11"> </text:span><text:span text:style-name="T12">and</text:span><text:span text:style-name="T11"> </text:span><text:span text:style-name="T12">store</text:span><text:span text:style-name="T11"> </text:span><text:span text:style-name="T12">=</text:span><text:span text:style-name="T11"> </text:span><text:span text:style-name="T12">w</text:span><text:span text:style-name="T11"> </text:span><text:span text:style-name="T12">and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the name of the cashier<text:tab/>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Name: () ==&gt; NotEmptyString</text:span></text:p>
      <text:p text:style-name="P6"><text:span text:style-name="T11"><text:tab/>getName() ==</text:span></text:p>
      <text:p text:style-name="P6"><text:span text:style-name="T11"><text:tab/><text:tab/></text:span><text:span text:style-name="T12">return</text:span><text:span text:style-name="T11"> </text:span><text:span text:style-name="T12">nam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name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Update the name of the cashier</text:span></text:p>
      <text:p text:style-name="P6"><text:span text:style-name="T11"><text:tab/></text:span><text:span text:style-name="T6">public</text:span><text:span text:style-name="T11"> setName: NotEmptyString ==&gt; ()</text:span></text:p>
      <text:p text:style-name="P6"><text:span text:style-name="T11"><text:tab/>setName(n) ==</text:span></text:p>
      <text:p text:style-name="P6"><text:span text:style-name="T11"><text:tab/><text:tab/></text:span><text:span text:style-name="T14">name</text:span><text:span text:style-name="T11"> := </text:span><text:span text:style-name="T14">n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name</text:span><text:span text:style-name="T11"> </text:span><text:span text:style-name="T14">=</text:span><text:span text:style-name="T11"> </text:span><text:span text:style-name="T14">n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store in which the cashier works<text:tab/>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Store: () ==&gt; Store</text:span></text:p>
      <text:p text:style-name="P6"><text:span text:style-name="T11"><text:tab/>getStore() ==</text:span></text:p>
      <text:p text:style-name="P6"><text:span text:style-name="T11"><text:tab/><text:tab/></text:span><text:span text:style-name="T12">return</text:span><text:span text:style-name="T11"> </text:span><text:span text:style-name="T12">store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tor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Register that a product was bought.</text:span></text:p>
      <text:p text:style-name="P6"><text:span text:style-name="T11"><text:tab/></text:span><text:span text:style-name="T6">public</text:span><text:span text:style-name="T11"> buyProductInCash: Product ==&gt; ()</text:span></text:p>
      <text:p text:style-name="P6"><text:span text:style-name="T11"><text:tab/>buyProductInCash(p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tore</text:span><text:span text:style-name="T11">.buyProduct(</text:span><text:span text:style-name="T12">p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Register that a product was bought and credit notes were created for the client.</text:span></text:p>
      <text:p text:style-name="P6"><text:span text:style-name="T11"><text:tab/></text:span><text:span text:style-name="T6">public</text:span><text:span text:style-name="T11"> buyProductInCreditNotes: Product * Client ==&gt; ()</text:span></text:p>
      <text:p text:style-name="P6"><text:span text:style-name="T11"><text:tab/>buyProductInCreditNotes(p, clien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tore</text:span><text:span text:style-name="T11">.buyProductInCreditNotes(</text:span><text:span text:style-name="T12">p</text:span><text:span text:style-name="T11">, </text:span><text:span text:style-name="T12">client</text:span><text:span text:style-name="T11">.</text:span><text:span text:style-name="T12">getId</text:span><text:span text:style-name="T11">()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/text:p>
      <text:p text:style-name="P6"><text:span text:style-name="T11"><text:tab/></text:span><text:span text:style-name="T3">-- Sell to client. Receive in cash or gift cards</text:span></text:p>
      <text:p text:style-name="P6"><text:span text:style-name="T11"><text:tab/></text:span><text:span text:style-name="T6">public</text:span><text:span text:style-name="T11"> sellProduct: Product ==&gt; ()</text:span></text:p>
      <text:p text:style-name="P6"><text:span text:style-name="T11"><text:tab/>sellProduct(p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store</text:span><text:span text:style-name="T11">.sellProduct(</text:span><text:span text:style-name="T12">p</text:span><text:span text:style-name="T11">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ell to client. Receive in credit notes</text:span></text:p>
      <text:p text:style-name="P6"><text:span text:style-name="T11"><text:tab/></text:span><text:span text:style-name="T6">public</text:span><text:span text:style-name="T11"> sellProductInCreditNotes: Product * Client ==&gt; ()</text:span></text:p>
      <text:p text:style-name="P6"><text:span text:style-name="T11"><text:tab/>sellProductInCreditNotes(p, client) ==</text:span></text:p>
      <text:p text:style-name="P6"><text:soft-page-break/><text:span text:style-name="T11"><text:tab/><text:tab/></text:span><text:span text:style-name="T12">(</text:span></text:p>
      <text:p text:style-name="P6"><text:span text:style-name="T11"><text:tab/><text:tab/><text:tab/></text:span><text:span text:style-name="T12">store</text:span><text:span text:style-name="T11">.sellProductInCreditNotes(</text:span><text:span text:style-name="T12">p</text:span><text:span text:style-name="T11">, </text:span><text:span text:style-name="T12">client</text:span><text:span text:style-name="T11">.</text:span><text:span text:style-name="T12">getId</text:span><text:span text:style-name="T11">())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Sell a giftcard to a client</text:span></text:p>
      <text:p text:style-name="P6"><text:span text:style-name="T11"><text:tab/></text:span><text:span text:style-name="T6">public</text:span><text:span text:style-name="T11"> sellGiftCard: (</text:span><text:span text:style-name="T6">nat1</text:span><text:span text:style-name="T11">) ==&gt; GiftCard</text:span></text:p>
      <text:p text:style-name="P6"><text:span text:style-name="T11"><text:tab/>sellGiftCard(value) ==</text:span></text:p>
      <text:p text:style-name="P6"><text:span text:style-name="T11"><text:tab/><text:tab/></text:span><text:span text:style-name="T12">return</text:span><text:span text:style-name="T11"> </text:span><text:span text:style-name="T12">store</text:span><text:span text:style-name="T11">.</text:span><text:span text:style-name="T12">sellGiftCard</text:span><text:span text:style-name="T11">(</text:span><text:span text:style-name="T12">value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true</text:span></text:p>
      <text:p text:style-name="P6"><text:span text:style-name="T11"><text:tab/><text:tab/></text:span></text:p>
      <text:p text:style-name="P1"><text:span text:style-name="T6">end</text:span><text:span text:style-name="T11"> StoreCashier</text:span></text:p>
      <text:p text:style-name="P1"><text:span text:style-name="T11"/></text:p>
      <text:p text:style-name="P6"><text:span text:style-name="T11"/></text:p>
      <text:p text:style-name="P7"><text:span text:style-name="T3">-- A toy that is sold in the Kid2Kid stores.</text:span></text:p>
      <text:p text:style-name="P6"><text:span text:style-name="T6">class</text:span><text:span text:style-name="T11"> Toy </text:span><text:span text:style-name="T6">is subclass of</text:span><text:span text:style-name="T11"> Produc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ToyCategory = </text:span><text:span text:style-name="T16">&lt;Puzzles&gt;</text:span><text:span text:style-name="T11"> | </text:span><text:span text:style-name="T16">&lt;Legos&gt;</text:span><text:span text:style-name="T11"> | </text:span><text:span text:style-name="T16">&lt;Cars&gt;</text:span><text:span text:style-name="T11">;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6">instance variables</text:span></text:p>
      <text:p text:style-name="P6"><text:span text:style-name="T11"><text:tab/></text:span><text:span text:style-name="T6">private</text:span><text:span text:style-name="T11"> minAge: </text:span><text:span text:style-name="T6">nat</text:span><text:span text:style-name="T11">; </text:span><text:span text:style-name="T3">-- Min age is mandatory</text:span></text:p>
      <text:p text:style-name="P6"><text:span text:style-name="T11"><text:tab/></text:span><text:span text:style-name="T6">private</text:span><text:span text:style-name="T11"> maxAge: [</text:span><text:span text:style-name="T6">nat</text:span><text:span text:style-name="T11">]:=</text:span><text:span text:style-name="T12">nil</text:span><text:span text:style-name="T11">; </text:span><text:span text:style-name="T3">-- optional, nil as default</text:span></text:p>
      <text:p text:style-name="P6"><text:span text:style-name="T11"><text:tab/></text:span><text:span text:style-name="T6">private</text:span><text:span text:style-name="T11"> subCategory: ToyCategory;</text:span></text:p>
      <text:p text:style-name="P6"><text:span text:style-name="T11"><text:tab/></text:span><text:span text:style-name="T6">inv</text:span><text:span text:style-name="T11"> </text:span><text:span text:style-name="T12">minAge</text:span><text:span text:style-name="T11"> </text:span><text:span text:style-name="T12">&lt;</text:span><text:span text:style-name="T11"> </text:span><text:span text:style-name="T12">13</text:span><text:span text:style-name="T11"> </text:span><text:span text:style-name="T12">and</text:span><text:span text:style-name="T11"> </text:span><text:span text:style-name="T12">minAge</text:span><text:span text:style-name="T11"> </text:span><text:span text:style-name="T12">&gt;</text:span><text:span text:style-name="T11"> </text:span><text:span text:style-name="T12">0</text:span></text:p>
      <text:p text:style-name="P6"><text:span text:style-name="T6">operations</text:span></text:p>
      <text:p text:style-name="P6"><text:span text:style-name="T11"><text:tab/></text:span><text:span text:style-name="T6">public</text:span><text:span text:style-name="T11"> Toy: ProductState * [CustomString] * </text:span><text:span text:style-name="T6">nat</text:span><text:span text:style-name="T11"> * [</text:span><text:span text:style-name="T6">nat</text:span><text:span text:style-name="T11">] * ToyCategory ==&gt; Toy</text:span></text:p>
      <text:p text:style-name="P6"><text:span text:style-name="T11"><text:tab/>Toy(productState, desc, minAgeInput, maxAgeInput, subCategoryInput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/text:p>
      <text:p text:style-name="P6"><text:span text:style-name="T11"><text:tab/><text:tab/></text:span><text:span text:style-name="T12">idCounter</text:span><text:span text:style-name="T11"> := </text:span><text:span text:style-name="T12">idCounter</text:span><text:span text:style-name="T11"> </text:span><text:span text:style-name="T12">+</text:span><text:span text:style-name="T11"> </text:span><text:span text:style-name="T12">1</text:span><text:span text:style-name="T11">;</text:span></text:p>
      <text:p text:style-name="P6"><text:span text:style-name="T11"><text:tab/><text:tab/></text:span><text:span text:style-name="T12">id</text:span><text:span text:style-name="T11"> := </text:span><text:span text:style-name="T12">idCounter</text:span><text:span text:style-name="T11">;</text:span></text:p>
      <text:p text:style-name="P6"><text:span text:style-name="T11"><text:tab/><text:tab/></text:span><text:span text:style-name="T12">state</text:span><text:span text:style-name="T11"> := </text:span><text:span text:style-name="T12">productState</text:span><text:span text:style-name="T11">;</text:span></text:p>
      <text:p text:style-name="P6"><text:span text:style-name="T11"><text:tab/><text:tab/></text:span><text:span text:style-name="T12">description</text:span><text:span text:style-name="T11"> := </text:span><text:span text:style-name="T12">desc</text:span><text:span text:style-name="T11">;</text:span></text:p>
      <text:p text:style-name="P6"><text:span text:style-name="T11"><text:tab/><text:tab/></text:span><text:span text:style-name="T12">minAge</text:span><text:span text:style-name="T11"> := </text:span><text:span text:style-name="T12">minAgeInput</text:span><text:span text:style-name="T11">;</text:span></text:p>
      <text:p text:style-name="P6"><text:span text:style-name="T11"><text:tab/><text:tab/></text:span><text:span text:style-name="T12">maxAge</text:span><text:span text:style-name="T11"> := </text:span><text:span text:style-name="T12">maxAgeInput</text:span><text:span text:style-name="T11">;</text:span></text:p>
      <text:p text:style-name="P6"><text:span text:style-name="T11"><text:tab/><text:tab/></text:span><text:span text:style-name="T12">subCategory</text:span><text:span text:style-name="T11"> := </text:span><text:span text:style-name="T12">subCategoryInput</text:span><text:span text:style-name="T11">;</text:span></text:p>
      <text:p text:style-name="P6"><text:span text:style-name="T11"><text:tab/><text:tab/></text:span><text:span text:style-name="T12">setPrices</text:span><text:span text:style-name="T11">();</text:span></text:p>
      <text:p text:style-name="P6"><text:span text:style-name="T11"><text:tab/><text:tab/></text:span><text:span text:style-name="T12">return</text:span><text:span text:style-name="T11"> </text:span><text:span text:style-name="T12">self</text:span><text:span text:style-name="T11">;</text:span></text:p>
      <text:p text:style-name="P6"><text:span text:style-name="T11"><text:tab/><text:tab/>)</text:span></text:p>
      <text:p text:style-name="P6"><text:span text:style-name="T11"><text:tab/><text:tab/></text:span><text:span text:style-name="T6">pre</text:span><text:span text:style-name="T11"> </text:span><text:span text:style-name="T12">minAgeInput</text:span><text:span text:style-name="T11"> </text:span><text:span text:style-name="T12">&gt;</text:span><text:span text:style-name="T11"> </text:span><text:span text:style-name="T12">0</text:span><text:span text:style-name="T11"> </text:span><text:span text:style-name="T12">and</text:span><text:span text:style-name="T11"> </text:span><text:span text:style-name="T12">minAgeInput</text:span><text:span text:style-name="T11"> </text:span><text:span text:style-name="T12">&lt;</text:span><text:span text:style-name="T11"> </text:span><text:span text:style-name="T12">13</text:span></text:p>
      <text:p text:style-name="P6"><text:span text:style-name="T11"><text:tab/><text:tab/></text:span><text:span text:style-name="T6">post</text:span><text:span text:style-name="T11"> </text:span><text:span text:style-name="T12">minAge</text:span><text:span text:style-name="T11"> </text:span><text:span text:style-name="T12">=</text:span><text:span text:style-name="T11"> </text:span><text:span text:style-name="T12">minAgeInput</text:span><text:span text:style-name="T11"> </text:span><text:span text:style-name="T12">and</text:span><text:span text:style-name="T11"> </text:span></text:p>
      <text:p text:style-name="P6"><text:span text:style-name="T11"><text:tab/><text:tab/></text:span><text:span text:style-name="T12">subCategory</text:span><text:span text:style-name="T11"> </text:span><text:span text:style-name="T12">=</text:span><text:span text:style-name="T11"> </text:span><text:span text:style-name="T12">subCategoryInput</text:span><text:span text:style-name="T11"> </text:span><text:span text:style-name="T12">and</text:span></text:p>
      <text:p text:style-name="P6"><text:span text:style-name="T11"><text:tab/><text:tab/></text:span><text:span text:style-name="T12">state</text:span><text:span text:style-name="T11"> </text:span><text:span text:style-name="T12">=</text:span><text:span text:style-name="T11"> </text:span><text:span text:style-name="T12">productState</text:span><text:span text:style-name="T11"> </text:span><text:span text:style-name="T12">and</text:span></text:p>
      <text:p text:style-name="P6"><text:span text:style-name="T11"><text:tab/><text:tab/></text:span><text:span text:style-name="T12">RESULT</text:span><text:span text:style-name="T11"> </text:span><text:span text:style-name="T12">=</text:span><text:span text:style-name="T11"> </text:span><text:span text:style-name="T12">self</text:span><text:span text:style-name="T11">;</text:span></text:p>
      <text:p text:style-name="P5"/>
      <text:p text:style-name="P6"><text:span text:style-name="T6">end</text:span><text:span text:style-name="T11"> Toy</text:span></text:p>
      <text:p text:style-name="P7"><text:span text:style-name="T3">/* </text:span></text:p>
      <text:p text:style-name="P6"><text:span text:style-name="T3">A transfer of value between a client and a store.</text:span></text:p>
      <text:p text:style-name="P6"><text:span text:style-name="T3">Every transaction needs to be authorized by a store cashier </text:span></text:p>
      <text:p text:style-name="P6"><text:span text:style-name="T3">*/</text:span></text:p>
      <text:p text:style-name="P6"><text:span text:style-name="T6">class</text:span><text:span text:style-name="T11"> Transaction</text:span></text:p>
      <text:p text:style-name="P6"><text:span text:style-name="T6">instance variables</text:span></text:p>
      <text:p text:style-name="P6"><text:span text:style-name="T11"><text:tab/></text:span><text:span text:style-name="T6">protected</text:span><text:span text:style-name="T11"> value: </text:span><text:span text:style-name="T6">real</text:span><text:span text:style-name="T11">;</text:span></text:p>
      <text:p text:style-name="P6"><text:span text:style-name="T11"><text:tab/></text:span><text:span text:style-name="T6">protected</text:span><text:span text:style-name="T11"> date: Date;</text:span></text:p>
      <text:p text:style-name="P6"><text:span text:style-name="T11"><text:tab/></text:span><text:span text:style-name="T6">protected</text:span><text:span text:style-name="T11"> client: Client;</text:span></text:p>
      <text:p text:style-name="P6"><text:span text:style-name="T11"><text:tab/></text:span><text:span text:style-name="T6">protected</text:span><text:span text:style-name="T11"> productsTransacted: </text:span><text:span text:style-name="T6">set</text:span><text:span text:style-name="T11"> </text:span><text:span text:style-name="T6">of</text:span><text:span text:style-name="T11"> Product := </text:span><text:span text:style-name="T12">{</text:span><text:span text:style-name="T11">};</text:span></text:p>
      <text:p text:style-name="P6"><text:span text:style-name="T11"><text:tab/></text:span><text:span text:style-name="T6">protected</text:span><text:span text:style-name="T11"> storeAuthorizer: StoreCashier;</text:span></text:p>
      <text:p text:style-name="P6"><text:span text:style-name="T11"><text:tab/></text:span></text:p>
      <text:p text:style-name="P6"><text:span text:style-name="T6">operations</text:span></text:p>
      <text:p text:style-name="P6"><text:span text:style-name="T11"><text:tab/></text:span><text:span text:style-name="T3">-- Get the products transacted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Products: () ==&gt; </text:span><text:span text:style-name="T6">set</text:span><text:span text:style-name="T11"> </text:span><text:span text:style-name="T6">of</text:span><text:span text:style-name="T11"> Product</text:span></text:p>
      <text:p text:style-name="P6"><text:span text:style-name="T11"><text:tab/>getProducts() ==</text:span></text:p>
      <text:p text:style-name="P6"><text:span text:style-name="T11"><text:tab/><text:tab/></text:span><text:span text:style-name="T14">(return</text:span><text:span text:style-name="T11"> </text:span><text:span text:style-name="T14">productsTransacted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RESULT</text:span><text:span text:style-name="T11"> </text:span><text:span text:style-name="T14">=</text:span><text:span text:style-name="T11"> </text:span><text:span text:style-name="T14">productsTransacted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the cashier that authorized the transaction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Cashier: () ==&gt; StoreCashier</text:span></text:p>
      <text:p text:style-name="P6"><text:span text:style-name="T11"><text:tab/>getCashier() ==</text:span></text:p>
      <text:p text:style-name="P6"><text:span text:style-name="T11"><text:tab/><text:tab/></text:span><text:span text:style-name="T12">return</text:span><text:span text:style-name="T11"> </text:span><text:span text:style-name="T12">storeAuthorizer</text:span></text:p>
      <text:p text:style-name="P6"><text:span text:style-name="T11"><text:tab/><text:tab/></text:span><text:span text:style-name="T6">pre</text:span><text:span text:style-name="T11"> </text:span><text:span text:style-name="T12">true</text:span></text:p>
      <text:p text:style-name="P6"><text:span text:style-name="T11"><text:tab/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storeAuthorizer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Get the value of the the transaction<text:tab/>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Value: () ==&gt; </text:span><text:span text:style-name="T6">nat</text:span></text:p>
      <text:p text:style-name="P6"><text:span text:style-name="T11"><text:tab/>getValue() ==</text:span></text:p>
      <text:p text:style-name="P6"><text:span text:style-name="T11"><text:tab/><text:tab/></text:span><text:span text:style-name="T12">return</text:span><text:span text:style-name="T11"> </text:span><text:span text:style-name="T12">value</text:span></text:p>
      <text:p text:style-name="P6"><text:span text:style-name="T11"><text:tab/></text:span><text:span text:style-name="T6">pre</text:span><text:span text:style-name="T11"> </text:span><text:span text:style-name="T12">true</text:span></text:p>
      <text:p text:style-name="P6"><text:span text:style-name="T11"><text:tab/></text:span><text:span text:style-name="T6">post</text:span><text:span text:style-name="T11"> </text:span><text:span text:style-name="T12">RESULT</text:span><text:span text:style-name="T11"> </text:span><text:span text:style-name="T12">=</text:span><text:span text:style-name="T11"> </text:span><text:span text:style-name="T12">value</text:span><text:span text:style-name="T11">;</text:span></text:p>
      <text:p text:style-name="P6"><text:span text:style-name="T11"><text:tab/><text:tab/></text:span></text:p>
      <text:p text:style-name="P6"><text:span text:style-name="T11"><text:tab/></text:span><text:span text:style-name="T3">-- Get the total value of the products transacted</text:span></text:p>
      <text:p text:style-name="P6"><text:span text:style-name="T11"><text:tab/></text:span><text:span text:style-name="T6">public</text:span><text:span text:style-name="T11"> </text:span><text:span text:style-name="T6">pure</text:span><text:span text:style-name="T11"> getSumProductValues: () ==&gt; </text:span><text:span text:style-name="T6">nat</text:span></text:p>
      <text:p text:style-name="P6"><text:span text:style-name="T11"><text:tab/>getSumProductValues() ==</text:span></text:p>
      <text:p text:style-name="P6"><text:span text:style-name="T11"><text:tab/><text:tab/></text:span><text:span text:style-name="T14">return</text:span><text:span text:style-name="T11"> </text:span><text:span text:style-name="T14">sumProductValues</text:span><text:span text:style-name="T11">(</text:span><text:span text:style-name="T14">productsTransacted</text:span><text:span text:style-name="T11">)</text:span></text:p>
      <text:p text:style-name="P6"><text:span text:style-name="T11"><text:tab/><text:tab/></text:span><text:span text:style-name="T6">pre</text:span><text:span text:style-name="T11"> </text:span><text:span text:style-name="T14">true</text:span></text:p>
      <text:p text:style-name="P6"><text:span text:style-name="T11"><text:tab/><text:tab/></text:span><text:span text:style-name="T6">post</text:span><text:span text:style-name="T11"> </text:span><text:span text:style-name="T14">RESULT</text:span><text:span text:style-name="T11"> </text:span><text:span text:style-name="T14">=</text:span><text:span text:style-name="T11"> </text:span><text:span text:style-name="T14">sumProductValues</text:span><text:span text:style-name="T11">(</text:span><text:span text:style-name="T14">productsTransacted</text:span><text:span text:style-name="T11">);</text:span></text:p>
      <text:p text:style-name="P6"><text:span text:style-name="T11"><text:tab/></text:span></text:p>
      <text:p text:style-name="P6"><text:span text:style-name="T11"><text:tab/></text:span><text:span text:style-name="T3">-- Sum product values</text:span></text:p>
      <text:p text:style-name="P6"><text:span text:style-name="T11"><text:tab/></text:span><text:span text:style-name="T6">protected</text:span><text:span text:style-name="T11"> </text:span><text:span text:style-name="T6">pure</text:span><text:span text:style-name="T11"> sumProductValues: </text:span><text:span text:style-name="T6">set</text:span><text:span text:style-name="T11"> </text:span><text:span text:style-name="T6">of</text:span><text:span text:style-name="T11"> Product ==&gt; </text:span><text:span text:style-name="T6">nat</text:span></text:p>
      <text:p text:style-name="P6"><text:span text:style-name="T11"><text:tab/>sumProductValues(pSet) ==</text:span></text:p>
      <text:p text:style-name="P6"><text:span text:style-name="T11"><text:tab/><text:tab/></text:span><text:span text:style-name="T12">is</text:span><text:span text:style-name="T11"> </text:span><text:span text:style-name="T6">subclass</text:span><text:span text:style-name="T11"> </text:span><text:span text:style-name="T6">responsibility</text:span><text:span text:style-name="T11">;</text:span></text:p>
      <text:p text:style-name="P5"/>
      <text:p text:style-name="P1"><text:span text:style-name="T6">end</text:span><text:span text:style-name="T11"> Transaction</text:span></text:p>
      <text:p text:style-name="P8"><text:span text:style-name="T3">-- Test the Kid2Kid system</text:span></text:p>
      <text:p text:style-name="P6"><text:span text:style-name="T6">class</text:span><text:span text:style-name="T11"> Kid2KidTest</text:span></text:p>
      <text:p text:style-name="P6"><text:span text:style-name="T6">types</text:span></text:p>
      <text:p text:style-name="P6"><text:span text:style-name="T11"><text:tab/></text:span><text:span text:style-name="T6">public</text:span><text:span text:style-name="T11"> NotEmptyString = </text:span><text:span text:style-name="T6">seq1</text:span><text:span text:style-name="T11"> </text:span><text:span text:style-name="T6">of</text:span><text:span text:style-name="T11"> </text:span><text:span text:style-name="T6">char</text:span><text:span text:style-name="T11">;</text:span></text:p>
      <text:p text:style-name="P6"><text:span text:style-name="T6">instance variables</text:span></text:p>
      <text:p text:style-name="P6"><text:span text:style-name="T11"><text:tab/>kid2kid : Kid2Kid := </text:span><text:span text:style-name="T12">new</text:span><text:span text:style-name="T11"> </text:span><text:span text:style-name="T12">Kid2Kid</text:span><text:span text:style-name="T11">();</text:span></text:p>
      <text:p text:style-name="P6"><text:span text:style-name="T11"><text:tab/>client: Client := </text:span><text:span text:style-name="T12">new</text:span><text:span text:style-name="T11"> </text:span><text:span text:style-name="T12">Client</text:span><text:span text:style-name="T11">(</text:span><text:span text:style-name="T12">"abc"</text:span><text:span text:style-name="T11">);</text:span></text:p>
      <text:p text:style-name="P6"><text:span text:style-name="T11"><text:tab/>store: Store := </text:span><text:span text:style-name="T12">new</text:span><text:span text:style-name="T11"> </text:span><text:span text:style-name="T12">Store</text:span><text:span text:style-name="T11">(</text:span><text:span text:style-name="T12">"Porto"</text:span><text:span text:style-name="T11">);</text:span></text:p>
      <text:p text:style-name="P6"><text:span text:style-name="T11"><text:tab/>cashier: StoreCashier;</text:span></text:p>
      <text:p text:style-name="P6"><text:span text:style-name="T11"><text:tab/>today: Date := </text:span><text:span text:style-name="T12">new</text:span><text:span text:style-name="T11"> </text:span><text:span text:style-name="T12">Date</text:span><text:span text:style-name="T11">(</text:span><text:span text:style-name="T12">4</text:span><text:span text:style-name="T11">,</text:span><text:span text:style-name="T12">1</text:span><text:span text:style-name="T11">,</text:span><text:span text:style-name="T12">2019</text:span><text:span text:style-name="T11">);</text:span></text:p>
      <text:p text:style-name="P6"><text:span text:style-name="T11"><text:tab/>products: </text:span><text:span text:style-name="T6">seq</text:span><text:span text:style-name="T11"> </text:span><text:span text:style-name="T6">of</text:span><text:span text:style-name="T11"> Product := </text:span><text:span text:style-name="T12">[</text:span><text:span text:style-name="T11">];</text:span></text:p>
      <text:p text:style-name="P6"><text:span text:style-name="T6">operations</text:span></text:p>
      <text:p text:style-name="P6"><text:span text:style-name="T11"><text:tab/></text:span></text:p>
      <text:p text:style-name="P6"><text:span text:style-name="T11"><text:tab/></text:span><text:span text:style-name="T6">private</text:span><text:span text:style-name="T11"> assertTrue: </text:span><text:span text:style-name="T6">bool</text:span><text:span text:style-name="T11"> ==&gt; ()</text:span></text:p>
      <text:p text:style-name="P6"><text:span text:style-name="T11"><text:tab/> assertTrue(cond) == </text:span><text:span text:style-name="T12">return</text:span></text:p>
      <text:p text:style-name="P6"><text:span text:style-name="T11"><text:tab/> </text:span><text:span text:style-name="T6">pre</text:span><text:span text:style-name="T11"> </text:span><text:span text:style-name="T12">cond</text:span><text:span text:style-name="T11">;</text:span></text:p>
      <text:p text:style-name="P6"><text:span text:style-name="T11"><text:tab/></text:span></text:p>
      <text:p text:style-name="P6"><text:span text:style-name="T11"><text:tab/></text:span><text:span text:style-name="T3">-- Login as admin</text:span></text:p>
      <text:p text:style-name="P6"><text:span text:style-name="T11"><text:tab/></text:span><text:span text:style-name="T3">-- Covers 50% of requirement R1 </text:span></text:p>
      <text:p text:style-name="P6"><text:span text:style-name="T11"><text:tab/></text:span><text:span text:style-name="T6">private</text:span><text:span text:style-name="T11"> loginAdmin: () ==&gt; ()</text:span></text:p>
      <text:p text:style-name="P6"><text:span text:style-name="T11"><text:tab/>loginAdmin() ==</text:span></text:p>
      <text:p text:style-name="P6"><text:span text:style-name="T11"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kid2kid</text:span><text:span text:style-name="T11">.</text:span><text:span text:style-name="T12">login</text:span><text:span text:style-name="T11">(</text:span><text:span text:style-name="T12">"Bad admin name"</text:span><text:span text:style-name="T11">) </text:span><text:span text:style-name="T12">=</text:span><text:span text:style-name="T11"> </text:span><text:span text:style-name="T12">&lt;LoggedOut&gt;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kid2kid</text:span><text:span text:style-name="T11">.</text:span><text:span text:style-name="T12">login</text:span><text:span text:style-name="T11">(</text:span><text:span text:style-name="T12">"Admin"</text:span><text:span text:style-name="T11">) </text:span><text:span text:style-name="T12">=</text:span><text:span text:style-name="T11"> </text:span><text:span text:style-name="T12">&lt;Admin&gt;</text:span><text:span text:style-name="T11">);</text:span></text:p>
      <text:p text:style-name="P6"><text:span text:style-name="T11"><text:tab/>);</text:span></text:p>
      <text:p text:style-name="P6"><text:span text:style-name="T11"><text:tab/></text:span></text:p>
      <text:p text:style-name="P6"><text:span text:style-name="T11"><text:tab/></text:span><text:span text:style-name="T3">-- Login as cashier</text:span></text:p>
      <text:p text:style-name="P6"><text:span text:style-name="T11"><text:tab/></text:span><text:span text:style-name="T3">-- Covers 50% of requirement R1</text:span></text:p>
      <text:p text:style-name="P6"><text:span text:style-name="T11"><text:tab/></text:span><text:span text:style-name="T6">private</text:span><text:span text:style-name="T11"> loginCashier: NotEmptyString * NotEmptyString ==&gt; ()</text:span></text:p>
      <text:p text:style-name="P6"><text:span text:style-name="T11"><text:tab/>loginCashier(storeName, cashierName) ==</text:span></text:p>
      <text:p text:style-name="P6"><text:span text:style-name="T11"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kid2kid</text:span><text:span text:style-name="T11">.</text:span><text:span text:style-name="T12">login</text:span><text:span text:style-name="T11">(</text:span><text:span text:style-name="T12">"Bad store name"</text:span><text:span text:style-name="T11">, </text:span><text:span text:style-name="T12">"Bad cashier name"</text:span><text:span text:style-name="T11">) </text:span><text:span text:style-name="T12">=</text:span><text:span text:style-name="T11"> </text:span><text:span text:style-name="T12">&lt;LoggedOut&gt;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kid2kid</text:span><text:span text:style-name="T11">.</text:span><text:span text:style-name="T12">login</text:span><text:span text:style-name="T11">(</text:span><text:span text:style-name="T12">storeName</text:span><text:span text:style-name="T11">, </text:span><text:span text:style-name="T12">cashierName</text:span><text:span text:style-name="T11">) </text:span><text:span text:style-name="T12">=</text:span><text:span text:style-name="T11"> </text:span><text:span text:style-name="T12">&lt;Cashier&gt;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kid2kid</text:span><text:span text:style-name="T11">.</text:span><text:span text:style-name="T12">getLoggedInCashier</text:span><text:span text:style-name="T11">().</text:span><text:span text:style-name="T12">getName</text:span><text:span text:style-name="T11">() </text:span><text:span text:style-name="T12">=</text:span><text:span text:style-name="T11"> </text:span><text:span text:style-name="T12">cashierName</text:span><text:span text:style-name="T11">);</text:span></text:p>
      <text:p text:style-name="P6"><text:span text:style-name="T11"><text:tab/>);</text:span></text:p>
      <text:p text:style-name="P6"><text:span text:style-name="T11"><text:tab/> </text:span></text:p>
      <text:p text:style-name="P6"><text:span text:style-name="T11"><text:tab/></text:span><text:span text:style-name="T3">-- Add a client to the system</text:span></text:p>
      <text:p text:style-name="P6"><text:span text:style-name="T11"><text:tab/></text:span><text:span text:style-name="T3">-- Covers R3 </text:span></text:p>
      <text:p text:style-name="P6"><text:span text:style-name="T11"><text:tab/></text:span><text:span text:style-name="T6">private</text:span><text:span text:style-name="T11"> testAddClient: () ==&gt; ()</text:span></text:p>
      <text:p text:style-name="P6"><text:span text:style-name="T11"><text:tab/><text:tab/>testAddClient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Clients</text:span><text:span text:style-name="T11">() </text:span><text:span text:style-name="T12">=</text:span><text:span text:style-name="T11"> </text:span><text:span text:style-name="T12">0</text:span><text:span text:style-name="T11">);</text:span></text:p>
      <text:p text:style-name="P6"><text:span text:style-name="T11"><text:tab/><text:tab/><text:tab/></text:span><text:span text:style-name="T12">kid2kid</text:span><text:span text:style-name="T11">.addClient(</text:span><text:span text:style-name="T12">client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Clients</text:span><text:span text:style-name="T11">() </text:span><text:span text:style-name="T12">=</text:span><text:span text:style-name="T11"> </text:span><text:span text:style-name="T12">1</text:span><text:span text:style-name="T11">);</text:span></text:p>
      <text:p text:style-name="P6"><text:span text:style-name="T11"><text:tab/><text:tab/><text:tab/></text:span><text:span text:style-name="T12">kid2kid</text:span><text:span text:style-name="T11">.addClient(</text:span><text:span text:style-name="T12">new</text:span><text:span text:style-name="T11"> </text:span><text:span text:style-name="T12">Client</text:span><text:span text:style-name="T11">(</text:span><text:span text:style-name="T12">"abcd"</text:span><text:span text:style-name="T11">)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Clients</text:span><text:span text:style-name="T11">() </text:span><text:span text:style-name="T12">=</text:span><text:span text:style-name="T11"> </text:span><text:span text:style-name="T12">2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not</text:span><text:span text:style-name="T11"> </text:span><text:span text:style-name="T12">exists</text:span><text:span text:style-name="T11"> i, j </text:span><text:span text:style-name="T6">in set</text:span><text:span text:style-name="T11"> </text:span><text:span text:style-name="T12">kid2kid</text:span><text:span text:style-name="T11">.</text:span><text:span text:style-name="T12">getClients</text:span><text:span text:style-name="T11">() &amp; </text:span><text:span text:style-name="T12">i</text:span><text:span text:style-name="T11"> </text:span><text:span text:style-name="T12">&lt;&gt;</text:span><text:span text:style-name="T11"> </text:span><text:span text:style-name="T12">j</text:span><text:span text:style-name="T11"> </text:span><text:span text:style-name="T12">and</text:span><text:span text:style-name="T11"> </text:span><text:span text:style-name="T12">i</text:span><text:span text:style-name="T11">.</text:span><text:span text:style-name="T12">getId</text:span><text:span text:style-name="T11">() </text:span><text:span text:style-name="T12">=</text:span><text:span text:style-name="T11"> </text:span><text:span text:style-name="T12">j</text:span><text:span text:style-name="T11">.</text:span><text:span text:style-name="T12">getId</text:span><text:span text:style-name="T11">());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3">-- Add a store to the system</text:span></text:p>
      <text:p text:style-name="P6"><text:span text:style-name="T11"><text:tab/></text:span><text:span text:style-name="T3">-- Covers R10</text:span></text:p>
      <text:p text:style-name="P6"><text:span text:style-name="T11"><text:tab/></text:span><text:span text:style-name="T6">private</text:span><text:span text:style-name="T11"> testAddStore: () ==&gt; ()</text:span></text:p>
      <text:p text:style-name="P6"><text:span text:style-name="T11"><text:tab/><text:tab/>testAddStore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Stores</text:span><text:span text:style-name="T11">() </text:span><text:span text:style-name="T12">=</text:span><text:span text:style-name="T11"> </text:span><text:span text:style-name="T12">0</text:span><text:span text:style-name="T11">);</text:span></text:p>
      <text:p text:style-name="P6"><text:span text:style-name="T11"><text:tab/><text:tab/><text:tab/></text:span><text:span text:style-name="T12">kid2kid</text:span><text:span text:style-name="T11">.addStore(</text:span><text:span text:style-name="T12">store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Stores</text:span><text:span text:style-name="T11">() </text:span><text:span text:style-name="T12">=</text:span><text:span text:style-name="T11"> </text:span><text:span text:style-name="T12">1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Add a cashier to an existing store</text:span></text:p>
      <text:p text:style-name="P6"><text:span text:style-name="T11"><text:tab/></text:span><text:span text:style-name="T3">-- Covers R12 partially</text:span></text:p>
      <text:p text:style-name="P6"><text:span text:style-name="T11"><text:tab/></text:span><text:span text:style-name="T6">private</text:span><text:span text:style-name="T11"> testAddCashierToStore: (NotEmptyString) ==&gt; ()</text:span></text:p>
      <text:p text:style-name="P6"><text:span text:style-name="T11"><text:tab/><text:tab/>testAddCashierToStore(name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prevNumCashiers: </text:span><text:span text:style-name="T6">nat</text:span><text:span text:style-name="T11"> := </text:span><text:span text:style-name="T12">card</text:span><text:span text:style-name="T11"> </text:span><text:span text:style-name="T12">store</text:span><text:span text:style-name="T11">.</text:span><text:span text:style-name="T12">getCashiers</text:span><text:span text:style-name="T11">();</text:span></text:p>
      <text:p text:style-name="P6"><text:span text:style-name="T11"><text:tab/><text:tab/><text:tab/></text:span><text:span text:style-name="T12">cashier</text:span><text:span text:style-name="T11"> := </text:span><text:span text:style-name="T12">new</text:span><text:span text:style-name="T11"> </text:span><text:span text:style-name="T12">StoreCashier</text:span><text:span text:style-name="T11">(</text:span><text:span text:style-name="T12">name</text:span><text:span text:style-name="T11">, </text:span><text:span text:style-name="T12">store</text:span><text:span text:style-name="T11">);</text:span></text:p>
      <text:p text:style-name="P6"><text:span text:style-name="T11"><text:tab/><text:tab/><text:tab/></text:span><text:span text:style-name="T12">store</text:span><text:span text:style-name="T11">.addCashier(</text:span><text:span text:style-name="T12">cashier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store</text:span><text:span text:style-name="T11">.</text:span><text:span text:style-name="T12">getCashiers</text:span><text:span text:style-name="T11">() </text:span><text:span text:style-name="T12">=</text:span><text:span text:style-name="T11"> </text:span><text:span text:style-name="T12">prevNumCashiers</text:span><text:span text:style-name="T11"> </text:span><text:span text:style-name="T12">+</text:span><text:span text:style-name="T11"> </text:span><text:span text:style-name="T12">1</text:span><text:span text:style-name="T11">);</text:span></text:p>
      <text:p text:style-name="P6"><text:soft-page-break/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Buy products as Admin and pay in cash. Test that transactions of cashier have increased</text:span></text:p>
      <text:p text:style-name="P6"><text:span text:style-name="T11"><text:tab/></text:span><text:span text:style-name="T3">-- Covers R20 partially.</text:span></text:p>
      <text:p text:style-name="P6"><text:span text:style-name="T11"><text:tab/></text:span><text:span text:style-name="T6">private</text:span><text:span text:style-name="T11"> testStoreBuyProductsInCashAsAdmin: () ==&gt; ()</text:span></text:p>
      <text:p text:style-name="P6"><text:span text:style-name="T11"><text:tab/>testStoreBuyProductsInCashAsAdmin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toy: Product := </text:span><text:span text:style-name="T12">new</text:span><text:span text:style-name="T11"> </text:span><text:span text:style-name="T12">Toy</text:span><text:span text:style-name="T11">(</text:span><text:span text:style-name="T12">&lt;New&gt;</text:span><text:span text:style-name="T11">, </text:span><text:span text:style-name="T12">nil</text:span><text:span text:style-name="T11">, </text:span><text:span text:style-name="T12">5</text:span><text:span text:style-name="T11">, </text:span><text:span text:style-name="T12">nil</text:span><text:span text:style-name="T11">, </text:span><text:span text:style-name="T12">&lt;Cars&gt;</text:span><text:span text:style-name="T11">);</text:span></text:p>
      <text:p text:style-name="P6"><text:span text:style-name="T11"><text:tab/><text:tab/><text:tab/></text:span><text:span text:style-name="T6">dcl</text:span><text:span text:style-name="T11"> numTransactions: </text:span><text:span text:style-name="T6">nat</text:span><text:span text:style-name="T11"> := </text:span><text:span text:style-name="T12">card</text:span><text:span text:style-name="T11"> </text:span><text:span text:style-name="T12">kid2kid</text:span><text:span text:style-name="T11">.</text:span><text:span text:style-name="T12">getTransactionsOfCashier</text:span><text:span text:style-name="T11">(</text:span><text:span text:style-name="T12">cashier</text:span><text:span text:style-name="T11">);</text:span></text:p>
      <text:p text:style-name="P6"><text:span text:style-name="T11"><text:tab/><text:tab/><text:tab/></text:span><text:span text:style-name="T12">kid2kid</text:span><text:span text:style-name="T11">.buyProductInCash(</text:span><text:span text:style-name="T12">toy</text:span><text:span text:style-name="T11">,</text:span><text:span text:style-name="T12">client</text:span><text:span text:style-name="T11">,</text:span><text:span text:style-name="T12">cashier</text:span><text:span text:style-name="T11">,</text:span><text:span text:style-name="T12">today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TransactionsOfCashier</text:span><text:span text:style-name="T11">(</text:span><text:span text:style-name="T12">cashier</text:span><text:span text:style-name="T11">) </text:span><text:span text:style-name="T12">=</text:span><text:span text:style-name="T11"> </text:span><text:span text:style-name="T12">numTransactions</text:span><text:span text:style-name="T11"> </text:span><text:span text:style-name="T12">+</text:span><text:span text:style-name="T11"> </text:span><text:span text:style-name="T12">1</text:span><text:span text:style-name="T11">);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3">-- Buy products as cashier. Test that transactions of cashier have increased</text:span></text:p>
      <text:p text:style-name="P6"><text:span text:style-name="T11"><text:tab/></text:span><text:span text:style-name="T3">-- Covers R13 </text:span></text:p>
      <text:p text:style-name="P6"><text:span text:style-name="T11"><text:tab/></text:span><text:span text:style-name="T6">private</text:span><text:span text:style-name="T11"> testStoreBuyProductsInCashAsCashier: () ==&gt; ()</text:span></text:p>
      <text:p text:style-name="P6"><text:span text:style-name="T11"><text:tab/>testStoreBuyProductsInCashAsCashier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toy: Product := </text:span><text:span text:style-name="T12">new</text:span><text:span text:style-name="T11"> </text:span><text:span text:style-name="T12">Toy</text:span><text:span text:style-name="T11">(</text:span><text:span text:style-name="T12">&lt;New&gt;</text:span><text:span text:style-name="T11">, </text:span><text:span text:style-name="T12">nil</text:span><text:span text:style-name="T11">, </text:span><text:span text:style-name="T12">5</text:span><text:span text:style-name="T11">, </text:span><text:span text:style-name="T12">nil</text:span><text:span text:style-name="T11">, </text:span><text:span text:style-name="T12">&lt;Cars&gt;</text:span><text:span text:style-name="T11">);</text:span></text:p>
      <text:p text:style-name="P6"><text:span text:style-name="T11"><text:tab/><text:tab/><text:tab/></text:span><text:span text:style-name="T6">dcl</text:span><text:span text:style-name="T11"> numTransactions: </text:span><text:span text:style-name="T6">nat</text:span><text:span text:style-name="T11"> := </text:span><text:span text:style-name="T12">card</text:span><text:span text:style-name="T11"> </text:span><text:span text:style-name="T12">kid2kid</text:span><text:span text:style-name="T11">.</text:span><text:span text:style-name="T12">getTransactionsOfLoggedInCashier</text:span><text:span text:style-name="T11">();</text:span></text:p>
      <text:p text:style-name="P6"><text:span text:style-name="T11"><text:tab/><text:tab/><text:tab/></text:span><text:span text:style-name="T12">kid2kid</text:span><text:span text:style-name="T11">.buyProductInCash(</text:span><text:span text:style-name="T12">toy</text:span><text:span text:style-name="T11">, </text:span><text:span text:style-name="T12">client</text:span><text:span text:style-name="T11">, </text:span><text:span text:style-name="T12">kid2kid</text:span><text:span text:style-name="T11">.</text:span><text:span text:style-name="T12">getLoggedInCashier</text:span><text:span text:style-name="T11">(), </text:span><text:span text:style-name="T12">today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TransactionsOfLoggedInCashier</text:span><text:span text:style-name="T11">() </text:span><text:span text:style-name="T12">=</text:span><text:span text:style-name="T11"> </text:span><text:span text:style-name="T12">numTransactions</text:span><text:span text:style-name="T11"> </text:span><text:span text:style-name="T12">+</text:span><text:span text:style-name="T11"> </text:span><text:span text:style-name="T12">1</text:span><text:span text:style-name="T11">);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3">-- Products sold are saved in the store and in the client</text:span></text:p>
      <text:p text:style-name="P6"><text:span text:style-name="T11"><text:tab/></text:span><text:span text:style-name="T3">-- Covers R13 and R16</text:span></text:p>
      <text:p text:style-name="P6"><text:span text:style-name="T11"><text:tab/></text:span><text:span text:style-name="T6">private</text:span><text:span text:style-name="T11"> testStoreBuyProductsInCash: () ==&gt; (</text:span><text:span text:style-name="T6">nat</text:span><text:span text:style-name="T11">)</text:span></text:p>
      <text:p text:style-name="P6"><text:span text:style-name="T11"><text:tab/><text:tab/>testStoreBuyProductsInCash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toy: Product := </text:span><text:span text:style-name="T12">new</text:span><text:span text:style-name="T11"> </text:span><text:span text:style-name="T12">Toy</text:span><text:span text:style-name="T11">(</text:span><text:span text:style-name="T12">&lt;New&gt;</text:span><text:span text:style-name="T11">, </text:span><text:span text:style-name="T12">nil</text:span><text:span text:style-name="T11">, </text:span><text:span text:style-name="T12">5</text:span><text:span text:style-name="T11">, </text:span><text:span text:style-name="T12">nil</text:span><text:span text:style-name="T11">, </text:span><text:span text:style-name="T12">&lt;Cars&gt;</text:span><text:span text:style-name="T11">);</text:span></text:p>
      <text:p text:style-name="P6"><text:span text:style-name="T11"><text:tab/><text:tab/><text:tab/></text:span><text:span text:style-name="T6">dcl</text:span><text:span text:style-name="T11"> gear: Product := </text:span><text:span text:style-name="T12">new</text:span><text:span text:style-name="T11"> </text:span><text:span text:style-name="T12">Gear</text:span><text:span text:style-name="T11">(</text:span><text:span text:style-name="T12">&lt;High_Use&gt;</text:span><text:span text:style-name="T11">, </text:span><text:span text:style-name="T12">nil</text:span><text:span text:style-name="T11">, </text:span><text:span text:style-name="T12">1</text:span><text:span text:style-name="T11">, </text:span><text:span text:style-name="T12">20</text:span><text:span text:style-name="T11">, </text:span><text:span text:style-name="T12">&lt;Bathtubs&gt;</text:span><text:span text:style-name="T11">);</text:span></text:p>
      <text:p text:style-name="P6"><text:span text:style-name="T11"><text:tab/><text:tab/><text:tab/></text:span><text:span text:style-name="T6">dcl</text:span><text:span text:style-name="T11"> furniture: Product := </text:span><text:span text:style-name="T12">new</text:span><text:span text:style-name="T11"> </text:span><text:span text:style-name="T12">Furniture</text:span><text:span text:style-name="T11">(</text:span><text:span text:style-name="T12">&lt;New&gt;</text:span><text:span text:style-name="T11">, </text:span><text:span text:style-name="T12">nil</text:span><text:span text:style-name="T11">, </text:span><text:span text:style-name="T12">&lt;Beds&gt;</text:span><text:span text:style-name="T11">);</text:span></text:p>
      <text:p text:style-name="P6"><text:span text:style-name="T11"><text:tab/><text:tab/><text:tab/></text:span><text:span text:style-name="T12">products</text:span><text:span text:style-name="T11"> := </text:span><text:span text:style-name="T12">[toy</text:span><text:span text:style-name="T11">, </text:span><text:span text:style-name="T12">gear</text:span><text:span text:style-name="T11">, </text:span><text:span text:style-name="T12">furniture</text:span><text:span text:style-name="T11">];</text:span></text:p>
      <text:p text:style-name="P6"><text:span text:style-name="T11"><text:tab/><text:tab/><text:tab/></text:span><text:span text:style-name="T12">assertTrue</text:span><text:span text:style-name="T11">(</text:span><text:span text:style-name="T12">elems</text:span><text:span text:style-name="T11"> </text:span><text:span text:style-name="T12">products</text:span><text:span text:style-name="T11"> </text:span><text:span text:style-name="T12">inter</text:span><text:span text:style-name="T11"> </text:span><text:span text:style-name="T12">store</text:span><text:span text:style-name="T11">.</text:span><text:span text:style-name="T12">getProductsAvailable</text:span><text:span text:style-name="T11">() </text:span><text:span text:style-name="T12">=</text:span><text:span text:style-name="T11"> </text:span><text:span text:style-name="T12">{</text:span><text:span text:style-name="T11">});</text:span></text:p>
      <text:p text:style-name="P6"><text:span text:style-name="T11"><text:tab/><text:tab/><text:tab/></text:span><text:span text:style-name="T12">assertTrue</text:span><text:span text:style-name="T11">(</text:span><text:span text:style-name="T12">elems</text:span><text:span text:style-name="T11"> </text:span><text:span text:style-name="T12">products</text:span><text:span text:style-name="T11"> <text:s/></text:span><text:span text:style-name="T12">inter</text:span><text:span text:style-name="T11"> </text:span><text:span text:style-name="T12">client</text:span><text:span text:style-name="T11">.</text:span><text:span text:style-name="T12">getProductsSold</text:span><text:span text:style-name="T11">() </text:span><text:span text:style-name="T12">=</text:span><text:span text:style-name="T11"> </text:span><text:span text:style-name="T12">{</text:span><text:span text:style-name="T11">});</text:span></text:p>
      <text:p text:style-name="P6"><text:span text:style-name="T11"><text:tab/><text:tab/><text:tab/></text:span><text:span text:style-name="T12">kid2kid</text:span><text:span text:style-name="T11">.buyProductInCash(</text:span><text:span text:style-name="T12">toy</text:span><text:span text:style-name="T11">,</text:span><text:span text:style-name="T12">client</text:span><text:span text:style-name="T11">,</text:span><text:span text:style-name="T12">cashier</text:span><text:span text:style-name="T11">,</text:span><text:span text:style-name="T12">today</text:span><text:span text:style-name="T11">);</text:span></text:p>
      <text:p text:style-name="P6"><text:span text:style-name="T11"><text:tab/><text:tab/><text:tab/></text:span><text:span text:style-name="T12">kid2kid</text:span><text:span text:style-name="T11">.buyProductInCash(</text:span><text:span text:style-name="T12">gear</text:span><text:span text:style-name="T11">,</text:span><text:span text:style-name="T12">client</text:span><text:span text:style-name="T11">,</text:span><text:span text:style-name="T12">cashier</text:span><text:span text:style-name="T11">,</text:span><text:span text:style-name="T12">today</text:span><text:span text:style-name="T11">);</text:span></text:p>
      <text:p text:style-name="P6"><text:span text:style-name="T11"><text:tab/><text:tab/><text:tab/></text:span><text:span text:style-name="T12">kid2kid</text:span><text:span text:style-name="T11">.buyProductInCash(</text:span><text:span text:style-name="T12">furniture</text:span><text:span text:style-name="T11">,</text:span><text:span text:style-name="T12">client</text:span><text:span text:style-name="T11">,</text:span><text:span text:style-name="T12">cashier</text:span><text:span text:style-name="T11">,</text:span><text:span text:style-name="T12">today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elems</text:span><text:span text:style-name="T11"> </text:span><text:span text:style-name="T12">products</text:span><text:span text:style-name="T11"> </text:span><text:span text:style-name="T12">sub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text:tab/></text:span><text:span text:style-name="T12">assertTrue</text:span><text:span text:style-name="T11">(</text:span><text:span text:style-name="T12">elems</text:span><text:span text:style-name="T11"> </text:span><text:span text:style-name="T12">products</text:span><text:span text:style-name="T11"> </text:span><text:span text:style-name="T12">subset</text:span><text:span text:style-name="T11"> </text:span><text:span text:style-name="T12">client</text:span><text:span text:style-name="T11">.</text:span><text:span text:style-name="T12">getProductsSold</text:span><text:span text:style-name="T11">());</text:span></text:p>
      <text:p text:style-name="P6"><text:span text:style-name="T11"><text:tab/><text:tab/><text:tab/></text:span><text:span text:style-name="T12">return</text:span><text:span text:style-name="T11"> </text:span><text:span text:style-name="T12">len</text:span><text:span text:style-name="T11"> </text:span><text:span text:style-name="T12">products</text:span><text:span text:style-name="T11">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Credit notes are added to a client</text:span></text:p>
      <text:p text:style-name="P6"><text:span text:style-name="T11"><text:tab/></text:span><text:span text:style-name="T3">-- Covers R13 and R16</text:span></text:p>
      <text:p text:style-name="P6"><text:span text:style-name="T11"><text:tab/></text:span><text:span text:style-name="T6">private</text:span><text:span text:style-name="T11"> testStoreBuyProductsInCreditNotes: () ==&gt; (</text:span><text:span text:style-name="T6">nat</text:span><text:span text:style-name="T11">)</text:span></text:p>
      <text:p text:style-name="P6"><text:span text:style-name="T11"><text:tab/><text:tab/>testStoreBuyProductsInCreditNotes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boots: Product := </text:span><text:span text:style-name="T12">new</text:span><text:span text:style-name="T11"> </text:span><text:span text:style-name="T12">Footwear</text:span><text:span text:style-name="T11">(</text:span><text:span text:style-name="T12">&lt;Low_Use&gt;</text:span><text:span text:style-name="T11">, </text:span><text:span text:style-name="T12">"Boots"</text:span><text:span text:style-name="T11">, </text:span><text:span text:style-name="T12">20</text:span><text:span text:style-name="T11">, </text:span><text:span text:style-name="T12">&lt;Boots&gt;</text:span><text:span text:style-name="T11">);</text:span></text:p>
      <text:p text:style-name="P6"><text:span text:style-name="T11"><text:tab/><text:tab/><text:tab/></text:span><text:span text:style-name="T6">dcl</text:span><text:span text:style-name="T11"> jeans: Product := </text:span><text:span text:style-name="T12">new</text:span><text:span text:style-name="T11"> </text:span><text:span text:style-name="T12">Clothing</text:span><text:span text:style-name="T11">(</text:span><text:span text:style-name="T12">&lt;Low_Use&gt;</text:span><text:span text:style-name="T11">, </text:span><text:span text:style-name="T12">"Blue Jeans"</text:span><text:span text:style-name="T11">, </text:span><text:span text:style-name="T12">1</text:span><text:span text:style-name="T11">, </text:span><text:span text:style-name="T12">2</text:span><text:span text:style-name="T11">, </text:span><text:span text:style-name="T12">&lt;Jeans&gt;</text:span><text:span text:style-name="T11">);</text:span></text:p>
      <text:p text:style-name="P6"><text:span text:style-name="T11"><text:tab/><text:tab/><text:tab/></text:span><text:span text:style-name="T6">dcl</text:span><text:span text:style-name="T11"> productsSet: </text:span><text:span text:style-name="T6">set</text:span><text:span text:style-name="T11"> </text:span><text:span text:style-name="T6">of</text:span><text:span text:style-name="T11"> Product := </text:span><text:span text:style-name="T12">{boots</text:span><text:span text:style-name="T11">, </text:span><text:span text:style-name="T12">jeans</text:span><text:span text:style-name="T11">};</text:span></text:p>
      <text:p text:style-name="P6"><text:span text:style-name="T11"><text:tab/><text:tab/><text:tab/></text:span><text:span text:style-name="T6">dcl</text:span><text:span text:style-name="T11"> clientPrevCredit: </text:span><text:span text:style-name="T6">real</text:span><text:span text:style-name="T11"> := </text:span><text:span text:style-name="T12">store</text:span><text:span text:style-name="T11">.</text:span><text:span text:style-name="T12">getCreditNotesOfClient</text:span><text:span text:style-name="T11">(</text:span><text:span text:style-name="T12">client</text:span><text:span text:style-name="T11">.</text:span><text:span text:style-name="T12">getId</text:span><text:span text:style-name="T11">());</text:span></text:p>
      <text:p text:style-name="P6"><text:span text:style-name="T11"><text:tab/><text:tab/><text:tab/></text:span><text:span text:style-name="T12">assertTrue</text:span><text:span text:style-name="T11">(</text:span><text:span text:style-name="T12">productsSet</text:span><text:span text:style-name="T11"> </text:span><text:span text:style-name="T12">inter</text:span><text:span text:style-name="T11"> </text:span><text:span text:style-name="T12">store</text:span><text:span text:style-name="T11">.</text:span><text:span text:style-name="T12">getProductsAvailable</text:span><text:span text:style-name="T11">() </text:span><text:span text:style-name="T12">=</text:span><text:span text:style-name="T11"> </text:span><text:span text:style-name="T12">{</text:span><text:span text:style-name="T11">});</text:span></text:p>
      <text:p text:style-name="P6"><text:span text:style-name="T11"><text:tab/><text:tab/><text:tab/></text:span><text:span text:style-name="T12">assertTrue</text:span><text:span text:style-name="T11">(</text:span><text:span text:style-name="T12">productsSet</text:span><text:span text:style-name="T11"> </text:span><text:span text:style-name="T12">inter</text:span><text:span text:style-name="T11"> </text:span><text:span text:style-name="T12">client</text:span><text:span text:style-name="T11">.</text:span><text:span text:style-name="T12">getProductsSold</text:span><text:span text:style-name="T11">() </text:span><text:span text:style-name="T12">=</text:span><text:span text:style-name="T11"> </text:span><text:span text:style-name="T12">{</text:span><text:span text:style-name="T11">});</text:span></text:p>
      <text:p text:style-name="P6"><text:span text:style-name="T11"><text:tab/><text:tab/><text:tab/></text:span><text:span text:style-name="T12">kid2kid</text:span><text:span text:style-name="T11">.buyProductInCreditNotes(</text:span><text:span text:style-name="T12">boots</text:span><text:span text:style-name="T11">, </text:span><text:span text:style-name="T12">client</text:span><text:span text:style-name="T11">, </text:span><text:span text:style-name="T12">cashier</text:span><text:span text:style-name="T11">, </text:span><text:span text:style-name="T12">today</text:span><text:span text:style-name="T11">);</text:span></text:p>
      <text:p text:style-name="P6"><text:span text:style-name="T11"><text:tab/><text:tab/><text:tab/></text:span><text:span text:style-name="T12">kid2kid</text:span><text:span text:style-name="T11">.buyProductInCreditNotes(</text:span><text:span text:style-name="T12">jeans</text:span><text:span text:style-name="T11">, </text:span><text:span text:style-name="T12">client</text:span><text:span text:style-name="T11">, </text:span><text:span text:style-name="T12">cashier</text:span><text:span text:style-name="T11">, </text:span><text:span text:style-name="T12">today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productsSet</text:span><text:span text:style-name="T11"> </text:span><text:span text:style-name="T12">sub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text:tab/></text:span><text:span text:style-name="T12">assertTrue</text:span><text:span text:style-name="T11">(</text:span><text:span text:style-name="T12">productsSet</text:span><text:span text:style-name="T11"> </text:span><text:span text:style-name="T12">subset</text:span><text:span text:style-name="T11"> </text:span><text:span text:style-name="T12">client</text:span><text:span text:style-name="T11">.</text:span><text:span text:style-name="T12">getProductsSold</text:span><text:span text:style-name="T11">());</text:span></text:p>
      <text:p text:style-name="P6"><text:span text:style-name="T11"><text:tab/><text:tab/><text:tab/></text:span><text:span text:style-name="T12">assertTrue</text:span><text:span text:style-name="T11">(</text:span><text:span text:style-name="T12">store</text:span><text:span text:style-name="T11">.</text:span><text:span text:style-name="T12">getCreditNotesOfClient</text:span><text:span text:style-name="T11">(</text:span><text:span text:style-name="T12">client</text:span><text:span text:style-name="T11">.</text:span><text:span text:style-name="T12">getId</text:span><text:span text:style-name="T11">()) </text:span><text:span text:style-name="T12">=</text:span><text:span text:style-name="T11"> </text:span><text:span text:style-name="T12">clientPrevCredit</text:span><text:span text:style-name="T11"> </text:span><text:span text:style-name="T12">+</text:span><text:span text:style-name="T11"> </text:span><text:span text:style-name="T12">boots</text:span><text:span text:style-name="T11">.</text:span><text:span text:style-name="T12">getCreditNotesValue</text:span><text:span text:style-name="T11">() </text:span><text:span text:style-name="T12">+</text:span><text:span text:style-name="T11"> </text:span><text:span text:style-name="T12">jeans</text:span><text:span text:style-name="T11">.</text:span><text:span text:style-name="T12">getCreditNotesValue</text:span><text:span text:style-name="T11">());</text:span></text:p>
      <text:p text:style-name="P6"><text:span text:style-name="T11"><text:tab/><text:tab/><text:tab/></text:span><text:span text:style-name="T12">return</text:span><text:span text:style-name="T11"> </text:span><text:span text:style-name="T12">card</text:span><text:span text:style-name="T11"> </text:span><text:span text:style-name="T12">productsSet</text:span><text:span text:style-name="T11">;</text:span></text:p>
      <text:p text:style-name="P6"><text:span text:style-name="T11"><text:tab/><text:tab/>);</text:span></text:p>
      <text:p text:style-name="P5"/>
      <text:p text:style-name="P6"><text:span text:style-name="T11"><text:tab/></text:span><text:span text:style-name="T3">-- Get cashiers returns expected number of cashiers</text:span></text:p>
      <text:p text:style-name="P6"><text:span text:style-name="T11"><text:tab/></text:span><text:span text:style-name="T3">-- Covers R12</text:span></text:p>
      <text:p text:style-name="P6"><text:span text:style-name="T11"><text:tab/></text:span><text:span text:style-name="T6">private</text:span><text:span text:style-name="T11"> testGetCashiers: </text:span><text:span text:style-name="T6">nat</text:span><text:span text:style-name="T11"> ==&gt; ()</text:span></text:p>
      <text:p text:style-name="P6"><text:soft-page-break/><text:span text:style-name="T11"><text:tab/><text:tab/>testGetCashiers(expectedNumber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Cashiers</text:span><text:span text:style-name="T11">() </text:span><text:span text:style-name="T12">=</text:span><text:span text:style-name="T11"> </text:span><text:span text:style-name="T12">expectedNumber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Cashier names are as expected</text:span></text:p>
      <text:p text:style-name="P6"><text:span text:style-name="T11"><text:tab/></text:span><text:span text:style-name="T3">-- Covers R12</text:span></text:p>
      <text:p text:style-name="P6"><text:span text:style-name="T11"><text:tab/></text:span><text:span text:style-name="T6">private</text:span><text:span text:style-name="T11"> testGetCashierNames: </text:span><text:span text:style-name="T6">set</text:span><text:span text:style-name="T11"> </text:span><text:span text:style-name="T6">of</text:span><text:span text:style-name="T11"> NotEmptyString ==&gt; ()</text:span></text:p>
      <text:p text:style-name="P6"><text:span text:style-name="T11"><text:tab/><text:tab/>testGetCashierNames(namesSet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assertTrue</text:span><text:span text:style-name="T11">( (</text:span><text:span text:style-name="T12">namesSet</text:span><text:span text:style-name="T11"> </text:span><text:span text:style-name="T12">\</text:span><text:span text:style-name="T11"> </text:span><text:span text:style-name="T12">kid2kid</text:span><text:span text:style-name="T11">.</text:span><text:span text:style-name="T12">getCashierNames</text:span><text:span text:style-name="T11">()) </text:span><text:span text:style-name="T12">=</text:span><text:span text:style-name="T11"> </text:span><text:span text:style-name="T12">{</text:span><text:span text:style-name="T11">}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Remove a cashier and re-add him.</text:span></text:p>
      <text:p text:style-name="P6"><text:span text:style-name="T11"><text:tab/></text:span><text:span text:style-name="T3">-- Covers R12</text:span></text:p>
      <text:p text:style-name="P6"><text:span text:style-name="T11"><text:tab/></text:span><text:span text:style-name="T6">private</text:span><text:span text:style-name="T11"> testRemoveCashier: () ==&gt; ()</text:span></text:p>
      <text:p text:style-name="P6"><text:span text:style-name="T11"><text:tab/><text:tab/>testRemoveCashier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c: StoreCashier := </text:span><text:span text:style-name="T12">cashier</text:span><text:span text:style-name="T11">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in</text:span><text:span text:style-name="T6"> set</text:span><text:span text:style-name="T11"> </text:span><text:span text:style-name="T12">kid2kid</text:span><text:span text:style-name="T11">.</text:span><text:span text:style-name="T12">getCashiers</text:span><text:span text:style-name="T11">());</text:span></text:p>
      <text:p text:style-name="P6"><text:span text:style-name="T11"><text:tab/><text:tab/></text:span><text:span text:style-name="T12">kid2kid</text:span><text:span text:style-name="T11">.removeCashier(</text:span><text:span text:style-name="T12">c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not</text:span><text:span text:style-name="T6"> in set</text:span><text:span text:style-name="T11"> </text:span><text:span text:style-name="T12">kid2kid</text:span><text:span text:style-name="T11">.</text:span><text:span text:style-name="T12">getCashiers</text:span><text:span text:style-name="T11">());</text:span></text:p>
      <text:p text:style-name="P6"><text:span text:style-name="T11"><text:tab/><text:tab/></text:span><text:span text:style-name="T12">store</text:span><text:span text:style-name="T11">.addCashier(</text:span><text:span text:style-name="T12">c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in</text:span><text:span text:style-name="T6"> set</text:span><text:span text:style-name="T11"> </text:span><text:span text:style-name="T12">kid2kid</text:span><text:span text:style-name="T11">.</text:span><text:span text:style-name="T12">getCashiers</text:span><text:span text:style-name="T11">()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Remove a client and re-add him</text:span></text:p>
      <text:p text:style-name="P6"><text:span text:style-name="T11"><text:tab/></text:span><text:span text:style-name="T3">-- Covers R4 and R3</text:span></text:p>
      <text:p text:style-name="P6"><text:span text:style-name="T11"><text:tab/></text:span><text:span text:style-name="T6">private</text:span><text:span text:style-name="T11"> testRemoveClient: () ==&gt; ()</text:span></text:p>
      <text:p text:style-name="P6"><text:span text:style-name="T11"><text:tab/><text:tab/>testRemoveClient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c: Client := </text:span><text:span text:style-name="T12">client</text:span><text:span text:style-name="T11">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in</text:span><text:span text:style-name="T6"> set</text:span><text:span text:style-name="T11"> </text:span><text:span text:style-name="T12">kid2kid</text:span><text:span text:style-name="T11">.</text:span><text:span text:style-name="T12">getClients</text:span><text:span text:style-name="T11">());</text:span></text:p>
      <text:p text:style-name="P6"><text:span text:style-name="T11"><text:tab/><text:tab/></text:span><text:span text:style-name="T12">kid2kid</text:span><text:span text:style-name="T11">.removeClient(</text:span><text:span text:style-name="T12">c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not</text:span><text:span text:style-name="T6"> in set</text:span><text:span text:style-name="T11"> </text:span><text:span text:style-name="T12">kid2kid</text:span><text:span text:style-name="T11">.</text:span><text:span text:style-name="T12">getClients</text:span><text:span text:style-name="T11">());</text:span></text:p>
      <text:p text:style-name="P6"><text:span text:style-name="T11"><text:tab/><text:tab/></text:span><text:span text:style-name="T12">kid2kid</text:span><text:span text:style-name="T11">.addClient(</text:span><text:span text:style-name="T12">c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c</text:span><text:span text:style-name="T11"> </text:span><text:span text:style-name="T12">in</text:span><text:span text:style-name="T6"> set</text:span><text:span text:style-name="T11"> </text:span><text:span text:style-name="T12">kid2kid</text:span><text:span text:style-name="T11">.</text:span><text:span text:style-name="T12">getClients</text:span><text:span text:style-name="T11">()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Number of transactions is as expected</text:span></text:p>
      <text:p text:style-name="P6"><text:span text:style-name="T11"><text:tab/></text:span><text:span text:style-name="T3">-- Covers R7</text:span></text:p>
      <text:p text:style-name="P6"><text:span text:style-name="T11"><text:tab/></text:span><text:span text:style-name="T6">private</text:span><text:span text:style-name="T11"> testGetTransactions: </text:span><text:span text:style-name="T6">nat</text:span><text:span text:style-name="T11"> ==&gt; ()</text:span></text:p>
      <text:p text:style-name="P6"><text:span text:style-name="T11"><text:tab/><text:tab/>testGetTransactions(expectedNumber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Transactions</text:span><text:span text:style-name="T11">() </text:span><text:span text:style-name="T12">=</text:span><text:span text:style-name="T11"> </text:span><text:span text:style-name="T12">expectedNumber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Number of products in the store is as expected</text:span></text:p>
      <text:p text:style-name="P6"><text:span text:style-name="T11"><text:tab/></text:span><text:span text:style-name="T3">-- Covers R19</text:span></text:p>
      <text:p text:style-name="P6"><text:span text:style-name="T11"><text:tab/></text:span><text:span text:style-name="T6">private</text:span><text:span text:style-name="T11"> testGetProductsAtStore: (</text:span><text:span text:style-name="T6">nat</text:span><text:span text:style-name="T11">) ==&gt; ()</text:span></text:p>
      <text:p text:style-name="P6"><text:span text:style-name="T11"><text:tab/><text:tab/>testGetProductsAtStore(expectedNum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ProductsAtStore</text:span><text:span text:style-name="T11">(</text:span><text:span text:style-name="T12">store</text:span><text:span text:style-name="T11">) </text:span><text:span text:style-name="T12">=</text:span><text:span text:style-name="T11"> </text:span><text:span text:style-name="T12">expectedNum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GiftCards work as expected</text:span></text:p>
      <text:p text:style-name="P6"><text:span text:style-name="T11"><text:tab/></text:span><text:span text:style-name="T3">-- Covers R15 and R14 partially</text:span></text:p>
      <text:p text:style-name="P6"><text:span text:style-name="T11"><text:tab/></text:span><text:span text:style-name="T6">private</text:span><text:span text:style-name="T11"> testStoreGiftCards: (</text:span><text:span text:style-name="T6">bool</text:span><text:span text:style-name="T11">) ==&gt; ()</text:span></text:p>
      <text:p text:style-name="P6"><text:span text:style-name="T11"><text:tab/><text:tab/>testStoreGiftCards(isAdmin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gcValue:</text:span><text:span text:style-name="T6">nat</text:span><text:span text:style-name="T11"> := </text:span><text:span text:style-name="T12">40</text:span><text:span text:style-name="T11">;</text:span></text:p>
      <text:p text:style-name="P6"><text:span text:style-name="T11"><text:tab/><text:tab/></text:span><text:span text:style-name="T6">dcl</text:span><text:span text:style-name="T11"> gc: GiftCard := </text:span><text:span text:style-name="T12">kid2kid</text:span><text:span text:style-name="T11">.</text:span><text:span text:style-name="T12">sellGiftCard</text:span><text:span text:style-name="T11">(</text:span><text:span text:style-name="T12">client</text:span><text:span text:style-name="T11">, </text:span><text:span text:style-name="T12">cashier</text:span><text:span text:style-name="T11">, </text:span><text:span text:style-name="T12">today</text:span><text:span text:style-name="T11">, </text:span><text:span text:style-name="T12">gcValue</text:span><text:span text:style-name="T11">);</text:span></text:p>
      <text:p text:style-name="P6"><text:span text:style-name="T11"><text:tab/><text:tab/></text:span><text:span text:style-name="T6">dcl</text:span><text:span text:style-name="T11"> saleProducts: Sale, saleGC: Sale;</text:span></text:p>
      <text:p text:style-name="P6"><text:span text:style-name="T11"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ActiveGiftCards</text:span><text:span text:style-name="T11">() </text:span><text:span text:style-name="T12">=</text:span><text:span text:style-name="T11"> </text:span><text:span text:style-name="T12">1</text:span><text:span text:style-name="T11">); </text:span><text:span text:style-name="T3">-- GiftCards are activated when sold. </text:span></text:p>
      <text:p text:style-name="P6"><text:span text:style-name="T11"><text:tab/><text:tab/></text:span><text:span text:style-name="T12">assertTrue</text:span><text:span text:style-name="T11">(</text:span><text:span text:style-name="T12">gc</text:span><text:span text:style-name="T11"> </text:span><text:span text:style-name="T12">in</text:span><text:span text:style-name="T6"> set</text:span><text:span text:style-name="T11"> </text:span><text:span text:style-name="T12">client</text:span><text:span text:style-name="T11">.</text:span><text:span text:style-name="T12">getGiftCardsBought</text:span><text:span text:style-name="T11">()); </text:span><text:span text:style-name="T3">-- Client saves GiftCards bought.</text:span></text:p>
      <text:p text:style-name="P6"><text:span text:style-name="T11"><text:tab/><text:tab/></text:span><text:span text:style-name="T12">kid2kid</text:span><text:span text:style-name="T11">.sellProductInGiftCards(</text:span><text:span text:style-name="T12">products</text:span><text:span text:style-name="T11">(</text:span><text:span text:style-name="T12">1</text:span><text:span text:style-name="T11">), </text:span><text:span text:style-name="T12">client</text:span><text:span text:style-name="T11">, </text:span><text:span text:style-name="T12">cashier</text:span><text:span text:style-name="T11">, </text:span><text:span text:style-name="T12">{gc</text:span><text:span text:style-name="T11">}, </text:span><text:span text:style-name="T12">today</text:span><text:span text:style-name="T11">); </text:span><text:span text:style-name="T3">-- A client buys a product with a giftcard</text:span></text:p>
      <text:p text:style-name="P6"><text:soft-page-break/><text:span text:style-name="T11"><text:tab/><text:tab/></text:span><text:span text:style-name="T12">assertTrue</text:span><text:span text:style-name="T11">(</text:span><text:span text:style-name="T12">card</text:span><text:span text:style-name="T11"> </text:span><text:span text:style-name="T12">kid2kid</text:span><text:span text:style-name="T11">.</text:span><text:span text:style-name="T12">getActiveGiftCards</text:span><text:span text:style-name="T11">() </text:span><text:span text:style-name="T12">=</text:span><text:span text:style-name="T11"> </text:span><text:span text:style-name="T12">0</text:span><text:span text:style-name="T11">); </text:span><text:span text:style-name="T3">-- GiftCards gets deactivated.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1</text:span><text:span text:style-name="T11">) </text:span><text:span text:style-name="T12">in</text:span><text:span text:style-name="T6"> set</text:span><text:span text:style-name="T11"> </text:span><text:span text:style-name="T12">client</text:span><text:span text:style-name="T11">.</text:span><text:span text:style-name="T12">getProductsBought</text:span><text:span text:style-name="T11">());</text:span></text:p>
      <text:p text:style-name="P6"><text:span text:style-name="T11"><text:tab/><text:tab/></text:span><text:span text:style-name="T12">if</text:span><text:span text:style-name="T11"> </text:span><text:span text:style-name="T12">isAdmin</text:span><text:span text:style-name="T11"> </text:span><text:span text:style-name="T6">then</text:span><text:span text:style-name="T11"> </text:span><text:span text:style-name="T12">(</text:span></text:p>
      <text:p text:style-name="P6"><text:span text:style-name="T11"><text:tab/><text:tab/><text:tab/></text:span><text:span text:style-name="T3">-- Test sale transactions with GiftCards</text:span></text:p>
      <text:p text:style-name="P6"><text:span text:style-name="T11"><text:tab/><text:tab/><text:tab/></text:span><text:span text:style-name="T12">saleProducts</text:span><text:span text:style-name="T11"> := </text:span><text:span text:style-name="T12">iota</text:span><text:span text:style-name="T11"> x </text:span><text:span text:style-name="T6">in set</text:span><text:span text:style-name="T11"> </text:span><text:span text:style-name="T12">kid2kid</text:span><text:span text:style-name="T11">.</text:span><text:span text:style-name="T12">getTransactions</text:span><text:span text:style-name="T11">() &amp; </text:span><text:span text:style-name="T12">isofclass</text:span><text:span text:style-name="T11">(</text:span><text:span text:style-name="T12">Sale</text:span><text:span text:style-name="T11">, </text:span><text:span text:style-name="T12">x</text:span><text:span text:style-name="T11">) </text:span><text:span text:style-name="T12">and</text:span><text:span text:style-name="T11"> </text:span><text:span text:style-name="T12">x</text:span><text:span text:style-name="T11">.</text:span><text:span text:style-name="T12">getValue</text:span><text:span text:style-name="T11">() </text:span><text:span text:style-name="T12">=</text:span><text:span text:style-name="T11"> </text:span><text:span text:style-name="T12">gcValue</text:span><text:span text:style-name="T11">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saleProducts</text:span><text:span text:style-name="T11">.</text:span><text:span text:style-name="T12">getGiftCardsUsed</text:span><text:span text:style-name="T11">() </text:span><text:span text:style-name="T12">=</text:span><text:span text:style-name="T11"> </text:span><text:span text:style-name="T12">0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saleProducts</text:span><text:span text:style-name="T11">.</text:span><text:span text:style-name="T12">getGiftCardsSold</text:span><text:span text:style-name="T11">() </text:span><text:span text:style-name="T12">=</text:span><text:span text:style-name="T11"> </text:span><text:span text:style-name="T12">1</text:span><text:span text:style-name="T11">); </text:span></text:p>
      <text:p text:style-name="P6"><text:span text:style-name="T11"><text:tab/><text:tab/><text:tab/></text:span><text:span text:style-name="T12">saleGC</text:span><text:span text:style-name="T11"> := </text:span><text:span text:style-name="T12">iota</text:span><text:span text:style-name="T11"> x </text:span><text:span text:style-name="T6">in set</text:span><text:span text:style-name="T11"> </text:span><text:span text:style-name="T12">kid2kid</text:span><text:span text:style-name="T11">.</text:span><text:span text:style-name="T12">getTransactions</text:span><text:span text:style-name="T11">() &amp; </text:span><text:span text:style-name="T12">isofclass</text:span><text:span text:style-name="T11">(</text:span><text:span text:style-name="T12">Sale</text:span><text:span text:style-name="T11">, </text:span><text:span text:style-name="T12">x</text:span><text:span text:style-name="T11">) </text:span><text:span text:style-name="T12">and</text:span><text:span text:style-name="T11"> </text:span><text:span text:style-name="T12">x</text:span><text:span text:style-name="T11">.</text:span><text:span text:style-name="T12">getValue</text:span><text:span text:style-name="T11">() </text:span><text:span text:style-name="T12">=</text:span><text:span text:style-name="T11"> </text:span><text:span text:style-name="T12">products</text:span><text:span text:style-name="T11">(</text:span><text:span text:style-name="T12">1</text:span><text:span text:style-name="T11">).</text:span><text:span text:style-name="T12">getSellPrice</text:span><text:span text:style-name="T11">(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saleGC</text:span><text:span text:style-name="T11">.</text:span><text:span text:style-name="T12">getGiftCardsUsed</text:span><text:span text:style-name="T11">() </text:span><text:span text:style-name="T12">=</text:span><text:span text:style-name="T11"> </text:span><text:span text:style-name="T12">1</text:span><text:span text:style-name="T11">);</text:span></text:p>
      <text:p text:style-name="P6"><text:span text:style-name="T11"><text:tab/><text:tab/><text:tab/></text:span><text:span text:style-name="T12">assertTrue</text:span><text:span text:style-name="T11">(</text:span><text:span text:style-name="T12">card</text:span><text:span text:style-name="T11"> </text:span><text:span text:style-name="T12">saleGC</text:span><text:span text:style-name="T11">.</text:span><text:span text:style-name="T12">getGiftCardsSold</text:span><text:span text:style-name="T11">() </text:span><text:span text:style-name="T12">=</text:span><text:span text:style-name="T11"> </text:span><text:span text:style-name="T12">0</text:span><text:span text:style-name="T11">);</text:span></text:p>
      <text:p text:style-name="P6"><text:span text:style-name="T11"><text:tab/><text:tab/><text:tab/>)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Check store products available and client products bought.</text:span></text:p>
      <text:p text:style-name="P6"><text:span text:style-name="T11"><text:tab/></text:span><text:span text:style-name="T3">-- Covers R14 partially</text:span></text:p>
      <text:p text:style-name="P6"><text:span text:style-name="T11"><text:tab/></text:span><text:span text:style-name="T6">private</text:span><text:span text:style-name="T11"> testStoreSellProductInCash: () ==&gt; ()</text:span></text:p>
      <text:p text:style-name="P6"><text:span text:style-name="T11"><text:tab/><text:tab/>testStoreSellProductInCash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2</text:span><text:span text:style-name="T11">) </text:span><text:span text:style-name="T12">in</text:span><text:span text:style-name="T6"> 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/text:span><text:span text:style-name="T12">kid2kid</text:span><text:span text:style-name="T11">.sellProductInCash(</text:span><text:span text:style-name="T12">products</text:span><text:span text:style-name="T11">(</text:span><text:span text:style-name="T12">2</text:span><text:span text:style-name="T11">), </text:span><text:span text:style-name="T12">client</text:span><text:span text:style-name="T11">, </text:span><text:span text:style-name="T12">cashier</text:span><text:span text:style-name="T11">, </text:span><text:span text:style-name="T12">today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2</text:span><text:span text:style-name="T11">) </text:span><text:span text:style-name="T12">not</text:span><text:span text:style-name="T6"> in 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2</text:span><text:span text:style-name="T11">) </text:span><text:span text:style-name="T12">in</text:span><text:span text:style-name="T6"> set</text:span><text:span text:style-name="T11"> </text:span><text:span text:style-name="T12">client</text:span><text:span text:style-name="T11">.</text:span><text:span text:style-name="T12">getProductsBought</text:span><text:span text:style-name="T11">()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Check that credit notes of client decrease when store sells a product and client pays with credit notes</text:span></text:p>
      <text:p text:style-name="P6"><text:span text:style-name="T11"><text:tab/></text:span><text:span text:style-name="T3">-- Covers R14 partially</text:span></text:p>
      <text:p text:style-name="P6"><text:span text:style-name="T11"><text:tab/></text:span><text:span text:style-name="T6">private</text:span><text:span text:style-name="T11"> testStoreSellProductInCreditNotes: () ==&gt; ()</text:span></text:p>
      <text:p text:style-name="P6"><text:span text:style-name="T11"><text:tab/><text:tab/>testStoreSellProductInCreditNotes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clientPrevCredit: </text:span><text:span text:style-name="T6">real</text:span><text:span text:style-name="T11"> := </text:span><text:span text:style-name="T12">store</text:span><text:span text:style-name="T11">.</text:span><text:span text:style-name="T12">getCreditNotesOfClient</text:span><text:span text:style-name="T11">(</text:span><text:span text:style-name="T12">client</text:span><text:span text:style-name="T11">.</text:span><text:span text:style-name="T12">getId</text:span><text:span text:style-name="T11">());</text:span></text:p>
      <text:p text:style-name="P6"><text:span text:style-name="T11"><text:tab/><text:tab/></text:span><text:span text:style-name="T12">assertTrue</text:span><text:span text:style-name="T11">(</text:span><text:span text:style-name="T12">clientPrevCredit</text:span><text:span text:style-name="T11"> </text:span><text:span text:style-name="T12">&gt;</text:span><text:span text:style-name="T11"> </text:span><text:span text:style-name="T12">0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3</text:span><text:span text:style-name="T11">) </text:span><text:span text:style-name="T12">in</text:span><text:span text:style-name="T6"> 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/text:span><text:span text:style-name="T12">kid2kid</text:span><text:span text:style-name="T11">.sellProductInCreditNotes(</text:span><text:span text:style-name="T12">products</text:span><text:span text:style-name="T11">(</text:span><text:span text:style-name="T12">3</text:span><text:span text:style-name="T11">), </text:span><text:span text:style-name="T12">client</text:span><text:span text:style-name="T11">, </text:span><text:span text:style-name="T12">cashier</text:span><text:span text:style-name="T11">, </text:span><text:span text:style-name="T12">today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3</text:span><text:span text:style-name="T11">) </text:span><text:span text:style-name="T12">not</text:span><text:span text:style-name="T6"> in set</text:span><text:span text:style-name="T11"> </text:span><text:span text:style-name="T12">store</text:span><text:span text:style-name="T11">.</text:span><text:span text:style-name="T12">getProductsAvailable</text:span><text:span text:style-name="T11">());</text:span></text:p>
      <text:p text:style-name="P6"><text:span text:style-name="T11"><text:tab/><text:tab/></text:span><text:span text:style-name="T12">assertTrue</text:span><text:span text:style-name="T11">(</text:span><text:span text:style-name="T12">products</text:span><text:span text:style-name="T11">(</text:span><text:span text:style-name="T12">3</text:span><text:span text:style-name="T11">) </text:span><text:span text:style-name="T12">in</text:span><text:span text:style-name="T6"> set</text:span><text:span text:style-name="T11"> </text:span><text:span text:style-name="T12">client</text:span><text:span text:style-name="T11">.</text:span><text:span text:style-name="T12">getProductsBought</text:span><text:span text:style-name="T11">());</text:span></text:p>
      <text:p text:style-name="P6"><text:span text:style-name="T11"><text:tab/><text:tab/></text:span><text:span text:style-name="T12">assertTrue</text:span><text:span text:style-name="T11">(</text:span><text:span text:style-name="T12">store</text:span><text:span text:style-name="T11">.</text:span><text:span text:style-name="T12">getCreditNotesOfClient</text:span><text:span text:style-name="T11">(</text:span><text:span text:style-name="T12">client</text:span><text:span text:style-name="T11">.</text:span><text:span text:style-name="T12">getId</text:span><text:span text:style-name="T11">()) </text:span><text:span text:style-name="T12">=</text:span><text:span text:style-name="T11"> </text:span><text:span text:style-name="T12">clientPrevCredit</text:span><text:span text:style-name="T11"> </text:span><text:span text:style-name="T12">-</text:span><text:span text:style-name="T11"> </text:span><text:span text:style-name="T12">products</text:span><text:span text:style-name="T11">(</text:span><text:span text:style-name="T12">3</text:span><text:span text:style-name="T11">).</text:span><text:span text:style-name="T12">getSellPrice</text:span><text:span text:style-name="T11">()); </text:span><text:span text:style-name="T3">-- credit notes decreased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3">-- Edit client name</text:span></text:p>
      <text:p text:style-name="P6"><text:span text:style-name="T11"><text:tab/></text:span><text:span text:style-name="T3">-- Covers R4</text:span></text:p>
      <text:p text:style-name="P6"><text:span text:style-name="T11"><text:tab/></text:span><text:span text:style-name="T6">private</text:span><text:span text:style-name="T11"> testEditClient: () ==&gt; ()</text:span></text:p>
      <text:p text:style-name="P6"><text:span text:style-name="T11"><text:tab/><text:tab/>testEditClient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client</text:span><text:span text:style-name="T11"> </text:span><text:span text:style-name="T12">in</text:span><text:span text:style-name="T6"> set</text:span><text:span text:style-name="T11"> </text:span><text:span text:style-name="T12">kid2kid</text:span><text:span text:style-name="T11">.</text:span><text:span text:style-name="T12">getClients</text:span><text:span text:style-name="T11">());</text:span></text:p>
      <text:p text:style-name="P6"><text:span text:style-name="T11"><text:tab/><text:tab/></text:span><text:span text:style-name="T12">client</text:span><text:span text:style-name="T11">.setName(</text:span><text:span text:style-name="T12">"123"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"123"</text:span><text:span text:style-name="T11"> </text:span><text:span text:style-name="T12">=</text:span><text:span text:style-name="T11"> </text:span><text:span text:style-name="T12">client</text:span><text:span text:style-name="T11">.</text:span><text:span text:style-name="T12">getName</text:span><text:span text:style-name="T11">());</text:span></text:p>
      <text:p text:style-name="P6"><text:span text:style-name="T11"><text:tab/><text:tab/></text:span><text:span text:style-name="T12">client</text:span><text:span text:style-name="T11">.setName(</text:span><text:span text:style-name="T12">"abc"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"abc"</text:span><text:span text:style-name="T11"> </text:span><text:span text:style-name="T12">=</text:span><text:span text:style-name="T11"> </text:span><text:span text:style-name="T12">client</text:span><text:span text:style-name="T11">.</text:span><text:span text:style-name="T12">getName</text:span><text:span text:style-name="T11">());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3">-- Get static value of giftcards possible values</text:span></text:p>
      <text:p text:style-name="P6"><text:span text:style-name="T11"><text:tab/></text:span><text:span text:style-name="T6">private</text:span><text:span text:style-name="T11"> testGiftCardPossibleValues: () ==&gt; ()</text:span></text:p>
      <text:p text:style-name="P6"><text:span text:style-name="T11"><text:tab/><text:tab/>testGiftCardPossibleValues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assertTrue</text:span><text:span text:style-name="T11">(</text:span><text:span text:style-name="T12">GiftCard`getPossibleValues</text:span><text:span text:style-name="T11">() </text:span><text:span text:style-name="T12">=</text:span><text:span text:style-name="T11"> </text:span><text:span text:style-name="T12">{10</text:span><text:span text:style-name="T11">, </text:span><text:span text:style-name="T12">20</text:span><text:span text:style-name="T11">, </text:span><text:span text:style-name="T12">40</text:span><text:span text:style-name="T11">}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Test set description of product</text:span></text:p>
      <text:p text:style-name="P6"><text:span text:style-name="T11"><text:tab/></text:span><text:span text:style-name="T3">-- Covers R21</text:span></text:p>
      <text:p text:style-name="P6"><text:span text:style-name="T11"><text:tab/></text:span><text:span text:style-name="T6">private</text:span><text:span text:style-name="T11"> testProductEdit: () ==&gt; ()</text:span></text:p>
      <text:p text:style-name="P6"><text:span text:style-name="T11"><text:tab/><text:tab/>testProductEdit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p: Clothing := </text:span><text:span text:style-name="T12">new</text:span><text:span text:style-name="T11"> </text:span><text:span text:style-name="T12">Clothing</text:span><text:span text:style-name="T11">(</text:span><text:span text:style-name="T12">&lt;New&gt;</text:span><text:span text:style-name="T11">, </text:span><text:span text:style-name="T12">"J"</text:span><text:span text:style-name="T11">, </text:span><text:span text:style-name="T12">10</text:span><text:span text:style-name="T11">, </text:span><text:span text:style-name="T12">12</text:span><text:span text:style-name="T11">, </text:span><text:span text:style-name="T12">&lt;Jeans&gt;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</text:span><text:span text:style-name="T11">.</text:span><text:span text:style-name="T12">getDescription</text:span><text:span text:style-name="T11">() </text:span><text:span text:style-name="T12">=</text:span><text:span text:style-name="T11"> </text:span><text:span text:style-name="T12">"J"</text:span><text:span text:style-name="T11">);</text:span></text:p>
      <text:p text:style-name="P6"><text:span text:style-name="T11"><text:tab/><text:tab/></text:span><text:span text:style-name="T12">p</text:span><text:span text:style-name="T11">.setDescription(</text:span><text:span text:style-name="T12">"abc"</text:span><text:span text:style-name="T11">);</text:span></text:p>
      <text:p text:style-name="P6"><text:soft-page-break/><text:span text:style-name="T11"><text:tab/><text:tab/></text:span><text:span text:style-name="T12">assertTrue</text:span><text:span text:style-name="T11">(</text:span><text:span text:style-name="T12">p</text:span><text:span text:style-name="T11">.</text:span><text:span text:style-name="T12">getDescription</text:span><text:span text:style-name="T11">() </text:span><text:span text:style-name="T12">=</text:span><text:span text:style-name="T11"> </text:span><text:span text:style-name="T12">"abc"</text:span><text:span text:style-name="T11">);</text:span></text:p>
      <text:p text:style-name="P6"><text:span text:style-name="T11"><text:tab/><text:tab/>);</text:span></text:p>
      <text:p text:style-name="P6"><text:span text:style-name="T11"><text:tab/><text:tab/></text:span></text:p>
      <text:p text:style-name="P6"><text:span text:style-name="T11"><text:tab/></text:span><text:span text:style-name="T3">-- Test udpate sell price of product</text:span></text:p>
      <text:p text:style-name="P6"><text:span text:style-name="T11"><text:tab/></text:span><text:span text:style-name="T3">-- Covers R22</text:span></text:p>
      <text:p text:style-name="P6"><text:span text:style-name="T11"><text:tab/></text:span><text:span text:style-name="T6">private</text:span><text:span text:style-name="T11"> testProductPricing: () ==&gt; ()</text:span></text:p>
      <text:p text:style-name="P6"><text:span text:style-name="T11"><text:tab/><text:tab/>testProductPricing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6">dcl</text:span><text:span text:style-name="T11"> p: Clothing := </text:span><text:span text:style-name="T12">new</text:span><text:span text:style-name="T11"> </text:span><text:span text:style-name="T12">Clothing</text:span><text:span text:style-name="T11">(</text:span><text:span text:style-name="T12">&lt;New&gt;</text:span><text:span text:style-name="T11">, </text:span><text:span text:style-name="T12">"J"</text:span><text:span text:style-name="T11">, </text:span><text:span text:style-name="T12">10</text:span><text:span text:style-name="T11">, </text:span><text:span text:style-name="T12">12</text:span><text:span text:style-name="T11">, </text:span><text:span text:style-name="T12">&lt;Jeans&gt;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</text:span><text:span text:style-name="T11">.</text:span><text:span text:style-name="T12">getBuyPrice</text:span><text:span text:style-name="T11">() </text:span><text:span text:style-name="T12">=</text:span><text:span text:style-name="T11"> </text:span><text:span text:style-name="T12">10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</text:span><text:span text:style-name="T11">.</text:span><text:span text:style-name="T12">getSellPrice</text:span><text:span text:style-name="T11">() </text:span><text:span text:style-name="T12">=</text:span><text:span text:style-name="T11"> </text:span><text:span text:style-name="T12">13</text:span><text:span text:style-name="T11">);</text:span></text:p>
      <text:p text:style-name="P6"><text:span text:style-name="T11"><text:tab/><text:tab/></text:span><text:span text:style-name="T12">p</text:span><text:span text:style-name="T11">.setSellPrice(</text:span><text:span text:style-name="T12">20</text:span><text:span text:style-name="T11">);</text:span></text:p>
      <text:p text:style-name="P6"><text:span text:style-name="T11"><text:tab/><text:tab/></text:span><text:span text:style-name="T12">assertTrue</text:span><text:span text:style-name="T11">(</text:span><text:span text:style-name="T12">p</text:span><text:span text:style-name="T11">.</text:span><text:span text:style-name="T12">getSellPrice</text:span><text:span text:style-name="T11">() </text:span><text:span text:style-name="T12">=</text:span><text:span text:style-name="T11"> </text:span><text:span text:style-name="T12">20</text:span><text:span text:style-name="T11">);</text:span></text:p>
      <text:p text:style-name="P6"><text:span text:style-name="T11"><text:tab/><text:tab/>);</text:span></text:p>
      <text:p text:style-name="P5"/>
      <text:p text:style-name="P6"><text:span text:style-name="T11"><text:tab/></text:span><text:span text:style-name="T3">-- Test all admin operations</text:span></text:p>
      <text:p text:style-name="P6"><text:span text:style-name="T11"><text:tab/></text:span><text:span text:style-name="T6">public</text:span><text:span text:style-name="T11"> testAdminOperations: () ==&gt; ()</text:span></text:p>
      <text:p text:style-name="P6"><text:span text:style-name="T11"><text:tab/><text:tab/>testAdminOperations() == 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12">testAddClient</text:span><text:span text:style-name="T11">();</text:span></text:p>
      <text:p text:style-name="P6"><text:span text:style-name="T11"><text:tab/><text:tab/><text:tab/></text:span><text:span text:style-name="T12">testAddStore</text:span><text:span text:style-name="T11">();</text:span></text:p>
      <text:p text:style-name="P6"><text:span text:style-name="T11"><text:tab/><text:tab/><text:tab/></text:span><text:span text:style-name="T12">testAddCashierToStore</text:span><text:span text:style-name="T11">(</text:span><text:span text:style-name="T12">"Joao"</text:span><text:span text:style-name="T11">);</text:span></text:p>
      <text:p text:style-name="P6"><text:span text:style-name="T11"><text:tab/><text:tab/><text:tab/></text:span><text:span text:style-name="T12">testAddCashierToStore</text:span><text:span text:style-name="T11">(</text:span><text:span text:style-name="T12">"Renato"</text:span><text:span text:style-name="T11">);</text:span></text:p>
      <text:p text:style-name="P6"><text:span text:style-name="T11"><text:tab/><text:tab/><text:tab/></text:span><text:span text:style-name="T12">testGetCashiers</text:span><text:span text:style-name="T11">(</text:span><text:span text:style-name="T12">2</text:span><text:span text:style-name="T11">);</text:span></text:p>
      <text:p text:style-name="P6"><text:span text:style-name="T11"><text:tab/><text:tab/><text:tab/></text:span><text:span text:style-name="T12">testGetCashierNames</text:span><text:span text:style-name="T11">(</text:span><text:span text:style-name="T12">{"Joao"</text:span><text:span text:style-name="T11">, </text:span><text:span text:style-name="T12">"Renato"</text:span><text:span text:style-name="T11">});</text:span></text:p>
      <text:p text:style-name="P6"><text:span text:style-name="T11"><text:tab/><text:tab/><text:tab/></text:span><text:span text:style-name="T12">testGetTransactions</text:span><text:span text:style-name="T11">(</text:span><text:span text:style-name="T12">0</text:span><text:span text:style-name="T11">);</text:span></text:p>
      <text:p text:style-name="P6"><text:span text:style-name="T11"><text:tab/><text:tab/><text:tab/></text:span><text:span text:style-name="T12">testRemoveCashier</text:span><text:span text:style-name="T11">();</text:span></text:p>
      <text:p text:style-name="P6"><text:span text:style-name="T11"><text:tab/><text:tab/><text:tab/></text:span><text:span text:style-name="T12">testRemoveClient</text:span><text:span text:style-name="T11">();</text:span></text:p>
      <text:p text:style-name="P6"><text:span text:style-name="T11"><text:tab/><text:tab/><text:tab/></text:span><text:span text:style-name="T12">testStoreBuyProductsInCashAsAdmin</text:span><text:span text:style-name="T11">();</text:span></text:p>
      <text:p text:style-name="P6"><text:span text:style-name="T11"><text:tab/><text:tab/><text:tab/></text:span><text:span text:style-name="T12">testCashierOperations</text:span><text:span text:style-name="T11">(</text:span><text:span text:style-name="T12">true</text:span><text:span text:style-name="T11">);</text:span></text:p>
      <text:p text:style-name="P6"><text:span text:style-name="T11"><text:tab/><text:tab/><text:tab/>);</text:span></text:p>
      <text:p text:style-name="P6"><text:span text:style-name="T11"><text:tab/><text:tab/><text:tab/></text:span></text:p>
      <text:p text:style-name="P6"><text:span text:style-name="T11"><text:tab/></text:span><text:span text:style-name="T3">-- Test all cashier operations</text:span></text:p>
      <text:p text:style-name="P6"><text:span text:style-name="T11"><text:tab/></text:span><text:span text:style-name="T6">public</text:span><text:span text:style-name="T11"> testCashierOperations: (</text:span><text:span text:style-name="T6">bool</text:span><text:span text:style-name="T11">) ==&gt; ()</text:span></text:p>
      <text:p text:style-name="P6"><text:span text:style-name="T11"><text:tab/><text:tab/>testCashierOperations(isAdmin) ==</text:span></text:p>
      <text:p text:style-name="P6"><text:span text:style-name="T11"><text:tab/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numProducts: </text:span><text:span text:style-name="T6">nat</text:span><text:span text:style-name="T11"> := </text:span><text:span text:style-name="T12">card</text:span><text:span text:style-name="T11"> </text:span><text:span text:style-name="T12">kid2kid</text:span><text:span text:style-name="T11">.</text:span><text:span text:style-name="T12">getProductsAtStore</text:span><text:span text:style-name="T11">(</text:span><text:span text:style-name="T12">store</text:span><text:span text:style-name="T11">);</text:span></text:p>
      <text:p text:style-name="P6"><text:span text:style-name="T11"><text:tab/><text:tab/><text:tab/></text:span><text:span text:style-name="T12">numProducts</text:span><text:span text:style-name="T11"> := </text:span><text:span text:style-name="T12">numProducts</text:span><text:span text:style-name="T11"> </text:span><text:span text:style-name="T12">+</text:span><text:span text:style-name="T11"> </text:span><text:span text:style-name="T12">testStoreBuyProductsInCash</text:span><text:span text:style-name="T11">();</text:span></text:p>
      <text:p text:style-name="P6"><text:span text:style-name="T11"><text:tab/><text:tab/><text:tab/></text:span><text:span text:style-name="T12">numProducts</text:span><text:span text:style-name="T11"> := </text:span><text:span text:style-name="T12">numProducts</text:span><text:span text:style-name="T11"> </text:span><text:span text:style-name="T12">+</text:span><text:span text:style-name="T11"> </text:span><text:span text:style-name="T12">testStoreBuyProductsInCreditNotes</text:span><text:span text:style-name="T11">();</text:span></text:p>
      <text:p text:style-name="P6"><text:span text:style-name="T11"><text:tab/><text:tab/><text:tab/></text:span><text:span text:style-name="T12">testGetProductsAtStore</text:span><text:span text:style-name="T11">(</text:span><text:span text:style-name="T12">numProducts</text:span><text:span text:style-name="T11">);</text:span></text:p>
      <text:p text:style-name="P6"><text:span text:style-name="T11"><text:tab/><text:tab/><text:tab/></text:span><text:span text:style-name="T12">testStoreGiftCards</text:span><text:span text:style-name="T11">(</text:span><text:span text:style-name="T12">isAdmin</text:span><text:span text:style-name="T11">);</text:span></text:p>
      <text:p text:style-name="P6"><text:span text:style-name="T11"><text:tab/><text:tab/><text:tab/></text:span><text:span text:style-name="T12">testStoreSellProductInCash</text:span><text:span text:style-name="T11">();</text:span></text:p>
      <text:p text:style-name="P6"><text:span text:style-name="T11"><text:tab/><text:tab/><text:tab/></text:span><text:span text:style-name="T12">testStoreSellProductInCreditNotes</text:span><text:span text:style-name="T11">();</text:span></text:p>
      <text:p text:style-name="P6"><text:span text:style-name="T11"><text:tab/><text:tab/><text:tab/></text:span><text:span text:style-name="T12">testEditClient</text:span><text:span text:style-name="T11">();</text:span></text:p>
      <text:p text:style-name="P6"><text:span text:style-name="T11"><text:tab/><text:tab/><text:tab/>);</text:span></text:p>
      <text:p text:style-name="P6"><text:span text:style-name="T11"><text:tab/><text:tab/><text:tab/></text:span></text:p>
      <text:p text:style-name="P6"><text:span text:style-name="T11"><text:tab/></text:span><text:span text:style-name="T3">-- Test other miscelanious operations</text:span></text:p>
      <text:p text:style-name="P6"><text:span text:style-name="T11"><text:tab/></text:span><text:span text:style-name="T6">public</text:span><text:span text:style-name="T11"> testMiscOperations: () ==&gt; ()</text:span></text:p>
      <text:p text:style-name="P6"><text:span text:style-name="T11"><text:tab/><text:tab/>testMiscOperations() ==</text:span></text:p>
      <text:p text:style-name="P6"><text:span text:style-name="T11"><text:tab/><text:tab/></text:span><text:span text:style-name="T12">(</text:span></text:p>
      <text:p text:style-name="P6"><text:span text:style-name="T11"><text:tab/><text:tab/></text:span><text:span text:style-name="T12">testGiftCardPossibleValues</text:span><text:span text:style-name="T11">();</text:span></text:p>
      <text:p text:style-name="P6"><text:span text:style-name="T11"><text:tab/><text:tab/></text:span><text:span text:style-name="T12">testProductEdit</text:span><text:span text:style-name="T11">();</text:span></text:p>
      <text:p text:style-name="P6"><text:span text:style-name="T11"><text:tab/><text:tab/></text:span><text:span text:style-name="T12">testProductPricing</text:span><text:span text:style-name="T11">();</text:span></text:p>
      <text:p text:style-name="P6"><text:span text:style-name="T11"><text:tab/><text:tab/>);</text:span></text:p>
      <text:p text:style-name="P6"><text:span text:style-name="T11"><text:tab/></text:span></text:p>
      <text:p text:style-name="P6"><text:span text:style-name="T11"><text:tab/></text:span><text:span text:style-name="T6">public</text:span><text:span text:style-name="T11"> </text:span><text:span text:style-name="T6">static</text:span><text:span text:style-name="T11"> main: () ==&gt; ()</text:span></text:p>
      <text:p text:style-name="P6"><text:span text:style-name="T11"><text:tab/><text:tab/>main() ==</text:span></text:p>
      <text:p text:style-name="P6"><text:span text:style-name="T11"><text:tab/><text:tab/></text:span><text:span text:style-name="T12">(</text:span></text:p>
      <text:p text:style-name="P6"><text:span text:style-name="T11"><text:tab/><text:tab/><text:tab/></text:span><text:span text:style-name="T6">dcl</text:span><text:span text:style-name="T11"> kid2KidTest: Kid2KidTest := </text:span><text:span text:style-name="T12">new</text:span><text:span text:style-name="T11"> </text:span><text:span text:style-name="T12">Kid2KidTest</text:span><text:span text:style-name="T11">();</text:span></text:p>
      <text:p text:style-name="P6"><text:span text:style-name="T11"><text:tab/><text:tab/><text:tab/></text:span><text:span text:style-name="T12">kid2KidTest</text:span><text:span text:style-name="T11">.loginAdmin();</text:span></text:p>
      <text:p text:style-name="P6"><text:span text:style-name="T11"><text:tab/><text:tab/><text:tab/></text:span><text:span text:style-name="T12">kid2KidTest</text:span><text:span text:style-name="T11">.testAdminOperations();</text:span></text:p>
      <text:p text:style-name="P6"><text:span text:style-name="T11"><text:tab/><text:tab/><text:tab/></text:span><text:span text:style-name="T12">kid2KidTest</text:span><text:span text:style-name="T11">.loginCashier(</text:span><text:span text:style-name="T12">"Porto"</text:span><text:span text:style-name="T11">, </text:span><text:span text:style-name="T12">"Joao"</text:span><text:span text:style-name="T11">);</text:span></text:p>
      <text:p text:style-name="P6"><text:span text:style-name="T11"><text:tab/><text:tab/><text:tab/></text:span><text:span text:style-name="T12">kid2KidTest</text:span><text:span text:style-name="T11">.testCashierOperations(</text:span><text:span text:style-name="T12">false</text:span><text:span text:style-name="T11">);</text:span></text:p>
      <text:p text:style-name="P6"><text:span text:style-name="T11"><text:tab/><text:tab/><text:tab/></text:span><text:span text:style-name="T12">kid2KidTest</text:span><text:span text:style-name="T11">.testStoreBuyProductsInCashAsCashier();</text:span></text:p>
      <text:p text:style-name="P6"><text:span text:style-name="T11"><text:tab/><text:tab/><text:tab/></text:span><text:span text:style-name="T12">kid2KidTest</text:span><text:span text:style-name="T11">.testMiscOperations();</text:span></text:p>
      <text:p text:style-name="P6"><text:span text:style-name="T11"><text:tab/><text:tab/>);</text:span></text:p>
      <text:p text:style-name="P1"><text:span text:style-name="T6">end</text:span><text:span text:style-name="T11"> Kid2Kid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05:51:15.485000000</meta:creation-date>
    <dc:date>2019-01-07T07:21:48.625000000</dc:date>
    <meta:editing-duration>PT31M35S</meta:editing-duration>
    <meta:editing-cycles>5</meta:editing-cycles>
    <meta:generator>LibreOffice/6.1.4.2$Windows_X86_64 LibreOffice_project/9d0f32d1f0b509096fd65e0d4bec26ddd1938fd3</meta:generator>
    <meta:document-statistic meta:table-count="0" meta:image-count="0" meta:object-count="0" meta:page-count="32" meta:paragraph-count="1525" meta:word-count="6125" meta:character-count="45237" meta:non-whitespace-character-count="37925"/>
  </office:meta>
</office:document-meta>
</file>